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 Greek" svg:font-family="'Ancient Greek'"/>
    <style:font-face style:name="AncientGreek1" svg:font-family="AncientGreek"/>
    <style:font-face style:name="Georgia" svg:font-family="Georgia, Times, serif"/>
    <style:font-face style:name="Helvetica Neue" svg:font-family="'Helvetica Neue', 'Nimbus Sans', Helvetica, Arial, sans-serif"/>
    <style:font-face style:name="Mangal1" svg:font-family="Mangal"/>
    <style:font-face style:name="New Athena Unicode" svg:font-family="'New Athena Unicode', Gentium, 'Palatino Linotype', 'Lucida Grande', Galilee, 'Arial Unicode MS', sans-serif"/>
    <style:font-face style:name="Tiems" svg:font-family="Tiems"/>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7.5167in" fo:margin-left="0.0035in" fo:margin-top="0in" fo:margin-bottom="0in" fo:break-before="page" table:align="left" style:may-break-between-rows="false" style:writing-mode="lr-tb"/>
    </style:style>
    <style:style style:name="Table3.A" style:family="table-column">
      <style:table-column-properties style:column-width="3.8028in"/>
    </style:style>
    <style:style style:name="Table3.B" style:family="table-column">
      <style:table-column-properties style:column-width="3.7139in"/>
    </style:style>
    <style:style style:name="Table3.1" style:family="table-row">
      <style:table-row-properties style:min-row-height="0.0139in" fo:keep-together="always"/>
    </style:style>
    <style:style style:name="Table3.A1" style:family="table-cell">
      <style:table-cell-properties fo:background-color="#ffffff" fo:padding-left="0.1528in" fo:padding-right="0.15in" fo:padding-top="0in" fo:padding-bottom="0in" fo:border="0.5pt solid #000000">
        <style:background-image/>
      </style:table-cell-properties>
    </style:style>
    <style:style style:name="Table3.A4"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a6336"/>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a6336"/>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083in"/>
          <style:tab-stop style:position="1in" style:type="center"/>
          <style:tab-stop style:position="3.4972in" style:type="right"/>
        </style:tab-stops>
      </style:paragraph-properties>
      <style:text-properties officeooo:paragraph-rsid="000a6336"/>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8854in"/>
        </style:tab-stops>
      </style:paragraph-properties>
      <style:text-properties officeooo:paragraph-rsid="000a6336"/>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0a6336"/>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898in"/>
        </style:tab-stops>
      </style:paragraph-properties>
      <style:text-properties officeooo:paragraph-rsid="000a6336"/>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8543in"/>
        </style:tab-stops>
      </style:paragraph-properties>
      <style:text-properties officeooo:paragraph-rsid="000a6336"/>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in"/>
        </style:tab-stops>
      </style:paragraph-properties>
      <style:text-properties officeooo:paragraph-rsid="000a6336"/>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063in"/>
        </style:tab-stops>
      </style:paragraph-properties>
      <style:text-properties officeooo:paragraph-rsid="000a6336"/>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0a6336"/>
    </style:style>
    <style:style style:name="P12"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0a6336" style:font-size-complex="14pt" style:font-weight-complex="bold"/>
    </style:style>
    <style:style style:name="P13"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14" style:family="paragraph" style:parent-style-name="Standard">
      <style:paragraph-properties fo:margin-left="0in" fo:margin-right="0in" fo:orphans="0" fo:widows="0" fo:text-indent="0in" style:auto-text-indent="false">
        <style:tab-stops>
          <style:tab-stop style:position="0.7083in"/>
          <style:tab-stop style:position="3.4972in" style:type="right"/>
        </style:tab-stops>
      </style:paragraph-properties>
      <style:text-properties officeooo:paragraph-rsid="000a6336"/>
    </style:style>
    <style:style style:name="P15"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16"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17"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18"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19"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a6336"/>
    </style:style>
    <style:style style:name="P20"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21"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22"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3" style:family="paragraph" style:parent-style-name="Standard">
      <style:paragraph-properties fo:margin-left="0in" fo:margin-right="0in" fo:orphans="0" fo:widows="0" fo:text-indent="0in" style:auto-text-indent="false"/>
      <style:text-properties style:font-name="AncientGreek" officeooo:paragraph-rsid="000a6336"/>
    </style:style>
    <style:style style:name="P24" style:family="paragraph" style:parent-style-name="Standard">
      <style:paragraph-properties fo:margin-left="0in" fo:margin-right="0in" fo:orphans="0" fo:widows="0" fo:text-indent="0in" style:auto-text-indent="false"/>
      <style:text-properties style:font-name="AncientGreek" fo:language="en" fo:country="US" officeooo:rsid="00123f28" officeooo:paragraph-rsid="00123f28"/>
    </style:style>
    <style:style style:name="P25"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6" style:family="paragraph" style:parent-style-name="Standard">
      <style:paragraph-properties fo:margin-left="0in" fo:margin-right="0in" fo:orphans="0" fo:widows="0" fo:text-indent="0in" style:auto-text-indent="false"/>
      <style:text-properties style:font-name="AncientGreek" fo:language="el" fo:country="GR" officeooo:paragraph-rsid="000bf86e"/>
    </style:style>
    <style:style style:name="P27" style:family="paragraph" style:parent-style-name="Standard">
      <style:paragraph-properties fo:margin-left="0in" fo:margin-right="0in" fo:orphans="0" fo:widows="0" fo:text-indent="0in" style:auto-text-indent="false"/>
      <style:text-properties style:font-name="AncientGreek" fo:language="el" fo:country="GR" officeooo:paragraph-rsid="000ca500"/>
    </style:style>
    <style:style style:name="P28" style:family="paragraph" style:parent-style-name="Standard">
      <style:paragraph-properties fo:margin-left="0in" fo:margin-right="0in" fo:orphans="0" fo:widows="0" fo:text-indent="0in" style:auto-text-indent="false"/>
      <style:text-properties style:font-name="AncientGreek" fo:language="el" fo:country="GR" officeooo:paragraph-rsid="000e3a74"/>
    </style:style>
    <style:style style:name="P29" style:family="paragraph" style:parent-style-name="Standard">
      <style:paragraph-properties fo:margin-left="0in" fo:margin-right="0in" fo:orphans="0" fo:widows="0" fo:text-indent="0in" style:auto-text-indent="false"/>
      <style:text-properties style:font-name="AncientGreek" fo:language="el" fo:country="GR" officeooo:paragraph-rsid="000f6991"/>
    </style:style>
    <style:style style:name="P30" style:family="paragraph" style:parent-style-name="Standard">
      <style:paragraph-properties fo:margin-left="0in" fo:margin-right="0in" fo:orphans="0" fo:widows="0" fo:text-indent="0in" style:auto-text-indent="false"/>
      <style:text-properties style:font-name="AncientGreek" fo:language="el" fo:country="GR" officeooo:paragraph-rsid="0012dba4"/>
    </style:style>
    <style:style style:name="P31" style:family="paragraph" style:parent-style-name="Standard">
      <style:paragraph-properties fo:margin-left="0in" fo:margin-right="0in" fo:orphans="0" fo:widows="0" fo:text-indent="0in" style:auto-text-indent="false"/>
      <style:text-properties style:font-name="AncientGreek" fo:language="el" fo:country="GR" officeooo:paragraph-rsid="00169622"/>
    </style:style>
    <style:style style:name="P32" style:family="paragraph" style:parent-style-name="Standard">
      <style:paragraph-properties fo:margin-left="0in" fo:margin-right="0in" fo:orphans="0" fo:widows="0" fo:text-indent="0in" style:auto-text-indent="false"/>
      <style:text-properties style:font-name="AncientGreek" fo:language="el" fo:country="GR" officeooo:paragraph-rsid="0023d0dd"/>
    </style:style>
    <style:style style:name="P33" style:family="paragraph" style:parent-style-name="Standard">
      <style:paragraph-properties fo:margin-left="0in" fo:margin-right="0in" fo:orphans="0" fo:widows="0" fo:text-indent="0in" style:auto-text-indent="false"/>
      <style:text-properties style:font-name="AncientGreek" fo:language="el" fo:country="GR" officeooo:paragraph-rsid="00249e4a"/>
    </style:style>
    <style:style style:name="P34" style:family="paragraph" style:parent-style-name="Standard">
      <style:paragraph-properties fo:margin-left="0in" fo:margin-right="0in" fo:orphans="0" fo:widows="0" fo:text-indent="0in" style:auto-text-indent="false"/>
      <style:text-properties style:font-name="AncientGreek" fo:language="el" fo:country="GR" officeooo:paragraph-rsid="002692a6"/>
    </style:style>
    <style:style style:name="P35" style:family="paragraph" style:parent-style-name="Standard">
      <style:paragraph-properties fo:margin-left="0in" fo:margin-right="0in" fo:orphans="0" fo:widows="0" fo:text-indent="0in" style:auto-text-indent="false"/>
      <style:text-properties style:font-name="AncientGreek" fo:language="el" fo:country="GR" officeooo:paragraph-rsid="002832ac"/>
    </style:style>
    <style:style style:name="P36" style:family="paragraph" style:parent-style-name="Standard">
      <style:paragraph-properties fo:margin-left="0in" fo:margin-right="0in" fo:orphans="0" fo:widows="0" fo:text-indent="0in" style:auto-text-indent="false"/>
      <style:text-properties style:font-name="AncientGreek" fo:language="el" fo:country="GR" officeooo:paragraph-rsid="002cd30d"/>
    </style:style>
    <style:style style:name="P37" style:family="paragraph" style:parent-style-name="Standard">
      <style:paragraph-properties fo:margin-left="0in" fo:margin-right="0in" fo:orphans="0" fo:widows="0" fo:text-indent="0in" style:auto-text-indent="false"/>
      <style:text-properties style:font-name="AncientGreek" fo:language="el" fo:country="GR" officeooo:paragraph-rsid="00337e94"/>
    </style:style>
    <style:style style:name="P38" style:family="paragraph" style:parent-style-name="Standard">
      <style:paragraph-properties fo:margin-left="0in" fo:margin-right="0in" fo:orphans="0" fo:widows="0" fo:text-indent="0in" style:auto-text-indent="false"/>
      <style:text-properties style:font-name="AncientGreek" fo:language="el" fo:country="GR" officeooo:paragraph-rsid="00356fa9"/>
    </style:style>
    <style:style style:name="P39" style:family="paragraph" style:parent-style-name="Standard">
      <style:paragraph-properties fo:margin-left="0in" fo:margin-right="0in" fo:orphans="0" fo:widows="0" fo:text-indent="0in" style:auto-text-indent="false"/>
      <style:text-properties style:font-name="AncientGreek" fo:language="el" fo:country="GR" officeooo:paragraph-rsid="003896dd"/>
    </style:style>
    <style:style style:name="P40" style:family="paragraph" style:parent-style-name="Standard">
      <style:paragraph-properties fo:margin-left="0in" fo:margin-right="0in" fo:orphans="0" fo:widows="0" fo:text-indent="0in" style:auto-text-indent="false"/>
      <style:text-properties style:font-name="AncientGreek" fo:language="el" fo:country="GR" officeooo:paragraph-rsid="003cb107"/>
    </style:style>
    <style:style style:name="P41" style:family="paragraph" style:parent-style-name="Standard">
      <style:paragraph-properties fo:margin-left="0in" fo:margin-right="0in" fo:orphans="0" fo:widows="0" fo:text-indent="0in" style:auto-text-indent="false"/>
      <style:text-properties style:font-name="AncientGreek" fo:language="el" fo:country="GR" officeooo:paragraph-rsid="003cee3b"/>
    </style:style>
    <style:style style:name="P42" style:family="paragraph" style:parent-style-name="Standard">
      <style:paragraph-properties fo:margin-left="0in" fo:margin-right="0in" fo:orphans="0" fo:widows="0" fo:text-indent="0in" style:auto-text-indent="false"/>
      <style:text-properties style:font-name="AncientGreek" fo:language="el" fo:country="GR" officeooo:paragraph-rsid="003db106"/>
    </style:style>
    <style:style style:name="P43" style:family="paragraph" style:parent-style-name="Standard">
      <style:paragraph-properties fo:margin-left="0in" fo:margin-right="0in" fo:orphans="0" fo:widows="0" fo:text-indent="0in" style:auto-text-indent="false"/>
      <style:text-properties style:font-name="AncientGreek" fo:language="el" fo:country="GR" officeooo:paragraph-rsid="00494b9c"/>
    </style:style>
    <style:style style:name="P44" style:family="paragraph" style:parent-style-name="Standard">
      <style:paragraph-properties fo:margin-left="0in" fo:margin-right="0in" fo:orphans="0" fo:widows="0" fo:text-indent="0in" style:auto-text-indent="false"/>
      <style:text-properties style:font-name="AncientGreek" fo:language="el" fo:country="GR" officeooo:paragraph-rsid="004c120d"/>
    </style:style>
    <style:style style:name="P45" style:family="paragraph" style:parent-style-name="Standard">
      <style:paragraph-properties fo:margin-left="0in" fo:margin-right="0in" fo:orphans="0" fo:widows="0" fo:text-indent="0in" style:auto-text-indent="false"/>
      <style:text-properties style:font-name="AncientGreek" fo:language="el" fo:country="GR" officeooo:paragraph-rsid="004d8357"/>
    </style:style>
    <style:style style:name="P46" style:family="paragraph" style:parent-style-name="Standard">
      <style:paragraph-properties fo:margin-left="0in" fo:margin-right="0in" fo:orphans="0" fo:widows="0" fo:text-indent="0in" style:auto-text-indent="false"/>
      <style:text-properties officeooo:paragraph-rsid="000a6336"/>
    </style:style>
    <style:style style:name="P47"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48"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bf86e"/>
    </style:style>
    <style:style style:name="P49"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ca500"/>
    </style:style>
    <style:style style:name="P50"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d3914"/>
    </style:style>
    <style:style style:name="P51"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52"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53"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54"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55"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ca500"/>
    </style:style>
    <style:style style:name="P56"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57"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58"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7f258"/>
    </style:style>
    <style:style style:name="P59"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60"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a6336"/>
    </style:style>
    <style:style style:name="P61"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bf86e"/>
    </style:style>
    <style:style style:name="P62"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ca500"/>
    </style:style>
    <style:style style:name="P63"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a6336"/>
    </style:style>
    <style:style style:name="P64"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65"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0a6336" style:font-size-asian="16pt" style:font-weight-asian="bold" style:font-size-complex="16pt" style:font-weight-complex="bold"/>
    </style:style>
    <style:style style:name="P66"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0bf86e" style:font-size-asian="16pt" style:font-weight-asian="bold" style:font-size-complex="16pt" style:font-weight-complex="bold"/>
    </style:style>
    <style:style style:name="P67"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n" fo:country="US" fo:font-weight="bold" officeooo:rsid="000abe0c" officeooo:paragraph-rsid="000a6336" style:font-size-asian="16pt" style:font-weight-asian="bold" style:font-size-complex="16pt" style:font-weight-complex="bold"/>
    </style:style>
    <style:style style:name="P68"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n" fo:country="US" fo:font-weight="bold" officeooo:rsid="00227210" officeooo:paragraph-rsid="00227210" style:font-size-asian="16pt" style:font-weight-asian="bold" style:font-size-complex="16pt" style:font-weight-complex="bold"/>
    </style:style>
    <style:style style:name="P6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7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ca500"/>
    </style:style>
    <style:style style:name="P7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ca500"/>
    </style:style>
    <style:style style:name="P72"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P7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officeooo:rsid="00356fa9" style:font-size-asian="18pt" style:font-weight-asian="bold" style:font-size-complex="14pt" style:font-weight-complex="bold"/>
    </style:style>
    <style:style style:name="T3" style:family="text">
      <style:text-properties fo:font-size="18pt" fo:language="el" fo:country="GR" fo:font-weight="bold" style:font-size-asian="18pt" style:font-weight-asian="bold" style:font-size-complex="18pt" style:font-weight-complex="bold"/>
    </style:style>
    <style:style style:name="T4" style:family="text">
      <style:text-properties fo:font-size="18pt" fo:font-weight="bold" style:font-size-asian="18pt" style:font-weight-asian="bold" style:font-size-complex="14pt" style:font-weight-complex="bold"/>
    </style:style>
    <style:style style:name="T5" style:family="text">
      <style:text-properties fo:language="el" fo:country="GR" style:font-size-complex="14pt" style:font-weight-complex="bold"/>
    </style:style>
    <style:style style:name="T6" style:family="text">
      <style:text-properties fo:language="el" fo:country="GR" officeooo:rsid="001fb1a6" style:font-size-complex="14pt" style:font-weight-complex="bold"/>
    </style:style>
    <style:style style:name="T7" style:family="text">
      <style:text-properties fo:language="el" fo:country="GR" officeooo:rsid="0032f1ae" style:font-size-complex="14pt" style:font-weight-complex="bold"/>
    </style:style>
    <style:style style:name="T8" style:family="text">
      <style:text-properties style:font-size-complex="14pt" style:font-weight-complex="bold"/>
    </style:style>
    <style:style style:name="T9" style:family="text">
      <style:text-properties fo:language="en" fo:country="US"/>
    </style:style>
    <style:style style:name="T10" style:family="text">
      <style:text-properties fo:language="en" fo:country="US" officeooo:rsid="000abe0c"/>
    </style:style>
    <style:style style:name="T11" style:family="text">
      <style:text-properties fo:language="en" fo:country="US" officeooo:rsid="000b6629"/>
    </style:style>
    <style:style style:name="T12" style:family="text">
      <style:text-properties fo:language="en" fo:country="US" officeooo:rsid="000bf86e"/>
    </style:style>
    <style:style style:name="T13" style:family="text">
      <style:text-properties fo:language="en" fo:country="US" officeooo:rsid="000ca500"/>
    </style:style>
    <style:style style:name="T14" style:family="text">
      <style:text-properties fo:language="en" fo:country="US" officeooo:rsid="000e3a74"/>
    </style:style>
    <style:style style:name="T15" style:family="text">
      <style:text-properties fo:language="en" fo:country="US" officeooo:rsid="000e52ca"/>
    </style:style>
    <style:style style:name="T16" style:family="text">
      <style:text-properties fo:language="en" fo:country="US" officeooo:rsid="000f6991"/>
    </style:style>
    <style:style style:name="T17" style:family="text">
      <style:text-properties fo:language="en" fo:country="US" officeooo:rsid="00119494"/>
    </style:style>
    <style:style style:name="T18" style:family="text">
      <style:text-properties fo:language="en" fo:country="US" officeooo:rsid="00123f28"/>
    </style:style>
    <style:style style:name="T19" style:family="text">
      <style:text-properties fo:language="en" fo:country="US" officeooo:rsid="0012dba4"/>
    </style:style>
    <style:style style:name="T20" style:family="text">
      <style:text-properties fo:language="en" fo:country="US" officeooo:rsid="0014bd80"/>
    </style:style>
    <style:style style:name="T21" style:family="text">
      <style:text-properties fo:language="en" fo:country="US" officeooo:rsid="00169622"/>
    </style:style>
    <style:style style:name="T22" style:family="text">
      <style:text-properties fo:language="en" fo:country="US" officeooo:rsid="001a369c"/>
    </style:style>
    <style:style style:name="T23" style:family="text">
      <style:text-properties fo:language="en" fo:country="US" officeooo:rsid="001bf601"/>
    </style:style>
    <style:style style:name="T24" style:family="text">
      <style:text-properties fo:language="en" fo:country="US" officeooo:rsid="001ceca4"/>
    </style:style>
    <style:style style:name="T25" style:family="text">
      <style:text-properties fo:language="en" fo:country="US" officeooo:rsid="001eaf2e"/>
    </style:style>
    <style:style style:name="T26" style:family="text">
      <style:text-properties fo:language="en" fo:country="US" officeooo:rsid="001fb1a6"/>
    </style:style>
    <style:style style:name="T27" style:family="text">
      <style:text-properties fo:language="en" fo:country="US" officeooo:rsid="0020a14a"/>
    </style:style>
    <style:style style:name="T28" style:family="text">
      <style:text-properties fo:language="en" fo:country="US" officeooo:rsid="00227210"/>
    </style:style>
    <style:style style:name="T29" style:family="text">
      <style:text-properties fo:language="en" fo:country="US" officeooo:rsid="0023165e"/>
    </style:style>
    <style:style style:name="T30" style:family="text">
      <style:text-properties fo:language="en" fo:country="US" officeooo:rsid="0023c8d1"/>
    </style:style>
    <style:style style:name="T31" style:family="text">
      <style:text-properties fo:language="en" fo:country="US" officeooo:rsid="0023d0dd"/>
    </style:style>
    <style:style style:name="T32" style:family="text">
      <style:text-properties fo:language="en" fo:country="US" officeooo:rsid="00249e4a"/>
    </style:style>
    <style:style style:name="T33" style:family="text">
      <style:text-properties fo:language="en" fo:country="US" officeooo:rsid="002552ce"/>
    </style:style>
    <style:style style:name="T34" style:family="text">
      <style:text-properties fo:language="en" fo:country="US" officeooo:rsid="002683dd"/>
    </style:style>
    <style:style style:name="T35" style:family="text">
      <style:text-properties fo:language="en" fo:country="US" officeooo:rsid="002692a6"/>
    </style:style>
    <style:style style:name="T36" style:family="text">
      <style:text-properties fo:language="en" fo:country="US" officeooo:rsid="002832ac"/>
    </style:style>
    <style:style style:name="T37" style:family="text">
      <style:text-properties fo:language="en" fo:country="US" officeooo:rsid="0029beff"/>
    </style:style>
    <style:style style:name="T38" style:family="text">
      <style:text-properties fo:language="en" fo:country="US" officeooo:rsid="002ae0ac"/>
    </style:style>
    <style:style style:name="T39" style:family="text">
      <style:text-properties fo:language="en" fo:country="US" officeooo:rsid="002cd30d"/>
    </style:style>
    <style:style style:name="T40" style:family="text">
      <style:text-properties fo:language="en" fo:country="US" officeooo:rsid="002e3ef7"/>
    </style:style>
    <style:style style:name="T41" style:family="text">
      <style:text-properties fo:language="en" fo:country="US" officeooo:rsid="00314471"/>
    </style:style>
    <style:style style:name="T42" style:family="text">
      <style:text-properties fo:language="en" fo:country="US" officeooo:rsid="00337e94"/>
    </style:style>
    <style:style style:name="T43" style:family="text">
      <style:text-properties fo:language="en" fo:country="US" officeooo:rsid="0035791b"/>
    </style:style>
    <style:style style:name="T44" style:family="text">
      <style:text-properties fo:language="en" fo:country="US" officeooo:rsid="0036b675"/>
    </style:style>
    <style:style style:name="T45" style:family="text">
      <style:text-properties fo:language="en" fo:country="US" officeooo:rsid="003896dd"/>
    </style:style>
    <style:style style:name="T46" style:family="text">
      <style:text-properties fo:language="en" fo:country="US" officeooo:rsid="00396784"/>
    </style:style>
    <style:style style:name="T47" style:family="text">
      <style:text-properties fo:language="en" fo:country="US" officeooo:rsid="003b5915"/>
    </style:style>
    <style:style style:name="T48" style:family="text">
      <style:text-properties fo:language="en" fo:country="US" officeooo:rsid="003c3d70"/>
    </style:style>
    <style:style style:name="T49" style:family="text">
      <style:text-properties fo:language="en" fo:country="US" officeooo:rsid="003cb107"/>
    </style:style>
    <style:style style:name="T50" style:family="text">
      <style:text-properties fo:language="en" fo:country="US" officeooo:rsid="003cee3b"/>
    </style:style>
    <style:style style:name="T51" style:family="text">
      <style:text-properties fo:language="en" fo:country="US" officeooo:rsid="003db106"/>
    </style:style>
    <style:style style:name="T52" style:family="text">
      <style:text-properties fo:language="en" fo:country="US" officeooo:rsid="003edd78"/>
    </style:style>
    <style:style style:name="T53" style:family="text">
      <style:text-properties fo:language="en" fo:country="US" officeooo:rsid="0040ca58"/>
    </style:style>
    <style:style style:name="T54" style:family="text">
      <style:text-properties fo:language="en" fo:country="US" officeooo:rsid="00415061"/>
    </style:style>
    <style:style style:name="T55" style:family="text">
      <style:text-properties fo:language="en" fo:country="US" officeooo:rsid="00424f42"/>
    </style:style>
    <style:style style:name="T56" style:family="text">
      <style:text-properties fo:language="en" fo:country="US" officeooo:rsid="0042f060"/>
    </style:style>
    <style:style style:name="T57" style:family="text">
      <style:text-properties fo:language="en" fo:country="US" officeooo:rsid="00448ffa"/>
    </style:style>
    <style:style style:name="T58" style:family="text">
      <style:text-properties fo:language="en" fo:country="US" officeooo:rsid="00459982"/>
    </style:style>
    <style:style style:name="T59" style:family="text">
      <style:text-properties fo:language="en" fo:country="US" officeooo:rsid="004781eb"/>
    </style:style>
    <style:style style:name="T60" style:family="text">
      <style:text-properties fo:language="en" fo:country="US" officeooo:rsid="004869d8"/>
    </style:style>
    <style:style style:name="T61" style:family="text">
      <style:text-properties fo:language="en" fo:country="US" officeooo:rsid="00494b9c"/>
    </style:style>
    <style:style style:name="T62" style:family="text">
      <style:text-properties fo:language="en" fo:country="US" officeooo:rsid="004a4662"/>
    </style:style>
    <style:style style:name="T63" style:family="text">
      <style:text-properties fo:language="en" fo:country="US" officeooo:rsid="004bd594"/>
    </style:style>
    <style:style style:name="T64" style:family="text">
      <style:text-properties fo:language="en" fo:country="US" officeooo:rsid="004c120d"/>
    </style:style>
    <style:style style:name="T65" style:family="text">
      <style:text-properties fo:language="en" fo:country="US" officeooo:rsid="004d8357"/>
    </style:style>
    <style:style style:name="T66" style:family="text">
      <style:text-properties fo:language="en" fo:country="US" officeooo:rsid="004edd4d"/>
    </style:style>
    <style:style style:name="T67" style:family="text">
      <style:text-properties fo:font-variant="normal" fo:text-transform="none" fo:color="#202122" loext:opacity="100%" style:font-name="sans-serif" fo:font-size="10.5pt" fo:letter-spacing="normal" fo:font-style="normal" fo:font-weight="normal"/>
    </style:style>
    <style:style style:name="T68" style:family="text">
      <style:text-properties style:font-name="AncientGreek" fo:language="el" fo:country="GR"/>
    </style:style>
    <style:style style:name="T69" style:family="text">
      <style:text-properties style:font-name="AncientGreek" fo:language="el" fo:country="GR" officeooo:rsid="0032f1ae" style:font-size-complex="14pt" style:font-weight-complex="bold"/>
    </style:style>
    <style:style style:name="T70" style:family="text">
      <style:text-properties style:font-name="AncientGreek" fo:language="en" fo:country="US"/>
    </style:style>
    <style:style style:name="T71" style:family="text">
      <style:text-properties style:font-name="AncientGreek" fo:language="en" fo:country="US" officeooo:rsid="004d8357"/>
    </style:style>
    <style:style style:name="T72" style:family="text">
      <style:text-properties style:font-name="AncientGreek" fo:language="en" fo:country="US" officeooo:rsid="004edd4d"/>
    </style:style>
    <style:style style:name="T73" style:family="text">
      <style:text-properties officeooo:rsid="001fb1a6"/>
    </style:style>
    <style:style style:name="T74" style:family="text">
      <style:text-properties officeooo:rsid="0023c8d1"/>
    </style:style>
    <style:style style:name="T75" style:family="text">
      <style:text-properties officeooo:rsid="00356fa9"/>
    </style:style>
    <style:style style:name="T76" style:family="text">
      <style:text-properties officeooo:rsid="003cee3b"/>
    </style:style>
    <style:style style:name="T77" style:family="text">
      <style:text-properties officeooo:rsid="004edd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1"/>
      <table:table table:name="Table3" table:style-name="Table3">
        <table:table-column table:style-name="Table3.A"/>
        <table:table-column table:style-name="Table3.B"/>
        <table:table-row table:style-name="Table3.1">
          <table:table-cell table:style-name="Table3.A1" office:value-type="string">
            <text:p text:style-name="P71"><text:span text:style-name="AncientGreek_3a__20_Ἀρχαία_20_ἑλληνικά"><text:span text:style-name="T1">300. Πέρδιξ καὶ ἄνθρωπος</text:span></text:span></text:p>
            <text:p text:style-name="P64"><text:span text:style-name="AncientGreek_3a__20_Ἀρχαία_20_ἑλληνικά"><text:span text:style-name="T5">Πέρδικά τις ἀγρεύσας ἤθελε ταύτην καταθῦσαι. Ἡ δὲ παρεκάλει ἐκλυθῆναι καὶ πολλὰς πέρδικας προσάξει τῷ κυνηγέτῃ. Ὁ δὲ κυνηγός· « Διὰ τοῦτο μᾶλλόν σε ἐγὼ θύσω, ὅτι τοὺς συγγενεῖς σου ἐνεδρεῦσαι θέλεις. »</text:span></text:span></text:p>
            <text:p text:style-name="P13"><text:span text:style-name="AncientGreek_3a__20_Ἀρχαία_20_ἑλληνικά"><text:span text:style-name="T5">Ὁ μῦθος δηλοῖ ὅτι οἱ τοὺς φίλους προδιδόντες αὐτοὶ ἐν ταῖς ἐνέδραις ἐμπίπτουσιν.</text:span></text:span></text:p>
          </table:table-cell>
          <table:table-cell table:style-name="Table3.A1" office:value-type="string">
            <text:p text:style-name="P65"><text:span text:style-name="T10">A</text:span> Partridge And <text:span text:style-name="T10">A</text:span> Man</text:p>
            <text:p text:style-name="P22">A <text:span text:style-name="T14">certain person</text:span>, <text:span text:style-name="T14">having traped </text:span>a partridge, was about to <text:span text:style-name="T14">sacrifice it</text:span>. <text:span text:style-name="T14">And s</text:span>he begged him <text:span text:style-name="T14">to release her and she would lead many partridges to the hunter</text:span>. <text:span text:style-name="T14">And the hunter said </text:span>"<text:span text:style-name="T14">Rather because of this I shall sacrifice you because</text:span> you<text:span text:style-name="T14">r</text:span> <text:span text:style-name="T14">family you are willing </text:span><text:span text:style-name="T15">to ambush</text:span>."</text:p>
            <text:p text:style-name="P22"/>
            <text:p text:style-name="P28">This fable shows that the man who plots machinations against his friends will himself fall into pitfalls and danger.</text:p>
            <text:p text:style-name="P28"><text:span text:style-name="T14"/></text:p>
            <text:p text:style-name="P28"><text:span text:style-name="T14">ἐνεδρεύω: to lie in wait for, to lay or set an ambush</text:span></text:p>
          </table:table-cell>
        </table:table-row>
        <table:table-row table:style-name="Table3.1">
          <table:table-cell table:style-name="Table3.A1" office:value-type="string">
            <text:p text:style-name="P71"><text:span text:style-name="AncientGreek_3a__20_Ἀρχαία_20_ἑλληνικά"><text:span text:style-name="T1">301. Περιστερὰ διψῶσα</text:span></text:span></text:p>
            <text:p text:style-name="P64"><text:span text:style-name="AncientGreek_3a__20_Ἀρχαία_20_ἑλληνικά"><text:span text:style-name="T5">Περιστερὰ δίψει συνεχομένη, ὡς ἐθεάσατο ἔν τινι πίνακι κρατῆρα ὕδατος γεγραμμένον, ὑπέλαβεν ἀληθινὸν εἶναι. Διόπερ πολλῷ ῥοίζῳ ἐνεχθεῖσα ἔλαθεν ἑαυτὴν τῷ πίνακι ἐντινάξασα. Συνέβη δὲ αὐτῇ, τῶν πτερῶν περιθραυσθέντων, ἐπὶ τῆς γῆς καταπεσοῦσαν ὑπό τινος τῶν παρατυχόντων συλληφθῆναι.</text:span></text:span></text:p>
            <text:p text:style-name="P64"><text:span text:style-name="AncientGreek_3a__20_Ἀρχαία_20_ἑλληνικά"><text:span text:style-name="T5"/></text:span></text:p>
            <text:p text:style-name="P13"><text:span text:style-name="AncientGreek_3a__20_Ἀρχαία_20_ἑλληνικά"><text:span text:style-name="T5">Οὕτως ἔνιοι τῶν ἀνθρώπων διὰ σφοδρὰς ἐπιθυμίας ἀπροσκέπτως τοῖς πράγμασιν ἐπιχειροῦντες λανθάνουσιν ἑαυτοὺς εἰς ὄλεθρον εἰσιέντες.</text:span></text:span></text:p>
          </table:table-cell>
          <table:table-cell table:style-name="Table3.A1" office:value-type="string">
            <text:p text:style-name="P65"><text:span text:style-name="T10">A</text:span> Thirsty Dove</text:p>
            <text:p text:style-name="P22">A dove <text:span text:style-name="T15">was held by </text:span>thirst<text:span text:style-name="T9"> </text:span><text:span text:style-name="T15">when he</text:span><text:span text:style-name="T9"> </text:span><text:span text:style-name="T15">saw </text:span>a <text:span text:style-name="T15">cup </text:span>of water painted<text:span text:style-name="T9"> </text:span><text:span text:style-name="T15">on</text:span><text:span text:style-name="T9"> </text:span><text:span text:style-name="T15">a tablet</text:span>, <text:span text:style-name="T17">s</text:span><text:span text:style-name="T15">he assumed it to be real</text:span>. <text:span text:style-name="T15">Becaus</text:span><text:span text:style-name="T16">e</text:span><text:span text:style-name="T15"> of which </text:span><text:span text:style-name="T17">being carrying </text:span><text:span text:style-name="T16">with much </text:span><text:span text:style-name="T17">force she collided unwittingly with the tablet. And it happened to her</text:span> <text:span text:style-name="T18">when her</text:span> wings <text:span text:style-name="T18">where crushed, </text:span>she fell to the ground and was taken by <text:span text:style-name="T18">a passer by</text:span>.</text:p>
            <text:p text:style-name="P22"/>
            <text:p text:style-name="P29"><text:span text:style-name="T18">Thus some </text:span>men <text:span text:style-name="T18">putting their hand to business th</text:span>oughtlessly <text:span text:style-name="T18">do not realize they hurle into </text:span>ruin.</text:p>
            <text:p text:style-name="P29"/>
            <text:p text:style-name="P29">ὁ ῥοῖζος: whistling or whizzing of an arrow, rushing motion, rush, swing</text:p>
            <text:p text:style-name="P29">ἐντινάσσω: hurl against, to be shaken, collide with<text:line-break/>θραύω: to break in pieces, shatter, shiver, to fly into pieces, θρύπτω<text:span text:style-name="T9"> </text:span><text:span text:style-name="T17">=</text:span><text:span text:style-name="T9"> </text:span>to break down, enfeeble</text:p>
          </table:table-cell>
        </table:table-row>
        <table:table-row table:style-name="Table3.1">
          <table:table-cell table:style-name="Table3.A1" office:value-type="string">
            <text:p text:style-name="P71"><text:span text:style-name="AncientGreek_3a__20_Ἀρχαία_20_ἑλληνικά"><text:span text:style-name="T1">302. Περιστερὰ καὶ κορώνη</text:span></text:span></text:p>
            <text:p text:style-name="P64"><text:span text:style-name="AncientGreek_3a__20_Ἀρχαία_20_ἑλληνικά"><text:span text:style-name="T5">Περιστερὰ ἔν τινι περιστεροτροφείῳ τρεφομένη ἐπὶ πολυτεκνίᾳ ἐφρυάττετο. Κορώνη δὲ ἀκούσασα αὐτῆς τῶν λόγων ἔφη· « Ἀλλ’, ὦ αὕτη, πέπαυσο ἐπὶ τούτῳ ἀλαζονευομένη· ὅσῳ γὰρ ἂν πλέονα τέκνα σχῇς, τοσούτῳ περισσοτέρας δουλείας στενάξεις. »</text:span></text:span></text:p>
            <text:p text:style-name="P64"><text:span text:style-name="AncientGreek_3a__20_Ἀρχαία_20_ἑλληνικά"><text:span text:style-name="T5"/></text:span></text:p>
            <text:p text:style-name="P13"><text:span text:style-name="AncientGreek_3a__20_Ἀρχαία_20_ἑλληνικά"><text:span text:style-name="T5">Οὕτω καὶ τῶν οἰκετῶν δυστυχέστατοί εἰσιν ὅσοι ἐν τῇ δουλείᾳ τεκνοποιοῦσιν.</text:span></text:span></text:p>
          </table:table-cell>
          <table:table-cell table:style-name="Table3.A1" office:value-type="string">
            <text:p text:style-name="P65"><text:span text:style-name="T10">A</text:span> Dove And <text:span text:style-name="T10">A</text:span> <text:span text:style-name="T18">Raven</text:span></text:p>
            <text:p text:style-name="P30">A dove <text:span text:style-name="T18">being raised in </text:span>a <text:span text:style-name="T18">dove kennel</text:span> <text:span text:style-name="T18">has haughty </text:span>about <text:span text:style-name="T19">having many children</text:span>. <text:span text:style-name="T19">But a</text:span> crow hear<text:span text:style-name="T19">ing her words </text:span>said: “<text:span text:style-name="T19">But h</text:span>ey <text:span text:style-name="T19">you</text:span>, stop boasting about th<text:span text:style-name="T19">is</text:span>; for <text:span text:style-name="T19">by how much mor</text:span>e children you have, <text:span text:style-name="T19">by this much you will bemoan </text:span>more <text:span text:style-name="T19">servitude.”</text:span></text:p>
            <text:p text:style-name="P22"/>
            <text:p text:style-name="P22"><text:span text:style-name="T19">Thus also most unfortunate of slaves are those who produce </text:span>children in servitude.</text:p>
            <text:p text:style-name="P22"/>
            <text:p text:style-name="P24">τό περιστεροτροφεῖον: place where doves are reared</text:p>
            <text:p text:style-name="P24">ἡ πολυτεκνία: abundance of children</text:p>
            <text:p text:style-name="P24">φρυάσσομαι: of spirited, high-fed horses, neigh, whinny and prance to be wanton, haughty, insolent</text:p>
          </table:table-cell>
        </table:table-row>
        <text:soft-page-break/>
        <table:table-row table:style-name="Table3.1">
          <table:table-cell table:style-name="Table3.A4" office:value-type="string">
            <text:p text:style-name="P73">303. Πῆραι δύο</text:p>
            <text:p text:style-name="P63">Προμηθεὺς πλάσας ποτὲ ἀνθρώπους δύο πήρας ἐξ αὐτῶν ἀπεκρέμασε, τὴν μὲν ἀλλοτρίων κακῶν, τὴν δὲ ἰδίων, καὶ τὴν μὲν τῶν ὀθνείων ἔμπροσθεν ἔταξε, τὴν δὲ ἑτέραν ὄπισθεν ἀπήρτησεν. Ἐξ οὗ δὴ συνέβη τοὺς ἀνθρώπους τὰ μὲν ἀλλότρια κακὰ ἐξ ἀπόπτου κατοπτάζεσθαι, τὰ δὲ ἴδια μὴ προορᾶσθαι.</text:p>
            <text:p text:style-name="P63"/>
            <text:p text:style-name="P63">Τούτῳ τῷ λόγῳ χρήσαιτο ἄν τις πρὸς ἄνδρα πολυπράγμονα, ὃς ἐν τοῖς ἑαυτοῦ πράγμασι τυφλώττων τῶν μηδὲν προσηκόντων κήδεται.</text:p>
          </table:table-cell>
          <table:table-cell table:style-name="Table3.A4" office:value-type="string">
            <text:p text:style-name="P66">The Two Bags</text:p>
            <text:p text:style-name="P26">Prometheus <text:span text:style-name="T20">having </text:span>fashioned men <text:span text:style-name="T20">at one point </text:span>hung two bags <text:span text:style-name="T20">from them</text:span>, one <text:span text:style-name="T20">[</text:span>containing<text:span text:style-name="T20">]</text:span> the <text:span text:style-name="T20">wicked </text:span>of others, the other their own <text:span text:style-name="T20">[</text:span>faults<text:span text:style-name="T20">]</text:span>, and he placed the bag of the faults of others in front of them, while he suspended the other from behind. <text:span text:style-name="T21">Because of this</text:span>t<text:span text:style-name="T21"> it happened that men see the wicked of others from afar</text:span>, but do not perceive their own.</text:p>
            <text:p text:style-name="P22"/>
            <text:p text:style-name="P22"><text:span text:style-name="T21">Someone might</text:span> <text:span text:style-name="T21">make us of</text:span> this fable <text:span text:style-name="T21">with respect to busy body man</text:span>, <text:span text:style-name="T21">who being </text:span>blind in <text:span text:style-name="T21">his </text:span>own affairs, <text:span text:style-name="T21">has a care of </text:span>those <text:span text:style-name="T21">things </text:span>which <text:span text:style-name="T21">do not concern [them]</text:span>.</text:p>
            <text:p text:style-name="P22"/>
            <text:p text:style-name="P31">ὀθνεῖος , α, ον: strange, foreign</text:p>
            <text:p text:style-name="P31">ἀπαρτάω: to hang up from, to hang loose, to make dependent upon, to detach, separate, detached, disunited, to remove oneself, go away</text:p>
            <text:p text:style-name="P22">ἄποπτος , ον, out of sight of, far away from, <text:span text:style-name="T21">f</text:span>ar away, dimly seen<text:line-break/>τυφλώττω: to be blind, to be dim, faded, of paintings</text:p>
          </table:table-cell>
        </table:table-row>
        <table:table-row table:style-name="Table3.1">
          <table:table-cell table:style-name="Table3.A1" office:value-type="string">
            <text:p text:style-name="P3"><text:span text:style-name="AncientGreek_3a__20_Ἀρχαία_20_ἑλληνικά"><text:span text:style-name="T1">304. Πίθηξ καὶ ἁλιεῖς</text:span></text:span></text:p>
            <text:p text:style-name="P58"><text:span text:style-name="AncientGreek_3a__20_Ἀρχαία_20_ἑλληνικά"><text:span text:style-name="T5">Πίθηξ ἔν τινι ὑψηλῷ δένδρῳ καθήμενος, ὡς ἐθεάσατο ἁλιεῖς ἐπί τινος ποταμοῦ σαγήνην βάλλοντας, παρετήρει τὰ ὑπ’ αὐτῶν γινόμενα. Καὶ δὴ τούτων τὴν σαγήνην ἐασάντων, καὶ μικρὸν ὑποχωρησάντων τοῦ φαγεῖν, καταβὰς ἀπὸ τοῦ δένδρου, ἐπειρᾶτο μιμεῖσθαι αὐτούς· φασὶ γὰρ μιμητικὸν εἶναι τὸ ζῷον τοῦτο. Ἐφαψάμενος δὲ τῶν δικτύων καὶ συλληφθεὶς ἐκινδύνευε πνιγῆναι. Ὁ δὲ πρὸς ἑαυτὸν ἔφη· « Ἀλλ’ ἔγωγε δίκαια πέπονθα· τί γὰρ ἁλιεύειν μὴ μαθὼν τούτῳ ἐπεχείρουν ; »</text:span></text:span></text:p>
            <text:p text:style-name="P58"><text:span text:style-name="AncientGreek_3a__20_Ἀρχαία_20_ἑλληνικά"><text:span text:style-name="T5"/></text:span></text:p>
            <text:p text:style-name="P58"><text:span text:style-name="AncientGreek_3a__20_Ἀρχαία_20_ἑλληνικά"><text:span text:style-name="T5">Ὁ λόγος δηλοῖ ὅτι ἡ τῶν μηδὲν προσηκόντων ἐπιχείρησις οὐ μόνον ἀσύμφορος, ἀλλὰ καὶ ἐπιβλαβής ἐστι.</text:span></text:span></text:p>
          </table:table-cell>
          <table:table-cell table:style-name="Table3.A1" office:value-type="string">
            <text:p text:style-name="P65"><text:span text:style-name="T10">A</text:span>Monkey And <text:span text:style-name="T10">A</text:span> Fishermen</text:p>
            <text:p text:style-name="P22">A monkey <text:span text:style-name="T21">sitting in</text:span> a high tree, <text:span text:style-name="T21">when he saw </text:span>fishermen <text:span text:style-name="T21">casting a net upon</text:span> a river, <text:span text:style-name="T21">took notice <text:s/>of the t</text:span>hings <text:span text:style-name="T21">done by them</text:span>. <text:span text:style-name="T9">A</text:span><text:span text:style-name="T21">nd </text:span><text:span text:style-name="T22">leaving the net of them and for a little while </text:span>withdr<text:span text:style-name="T22">awing</text:span> to <text:span text:style-name="T22">eat</text:span>, descending from<text:span text:style-name="T9"> </text:span><text:span text:style-name="T22">the</text:span><text:span text:style-name="T9"> </text:span>tree, <text:span text:style-name="T22">he tried </text:span>to <text:span text:style-name="T22">imitate them.</text:span> <text:span text:style-name="T22">F</text:span>or <text:span text:style-name="T22">they say that </text:span>this animal <text:span text:style-name="T22">is inclinded to mimic. </text:span>But when <text:span text:style-name="T22">taking hold of the </text:span>nets<text:span text:style-name="T9"> </text:span><text:span text:style-name="T22">and being</text:span> caught <text:span text:style-name="T22">[</text:span>in them<text:span text:style-name="T22">]</text:span> <text:span text:style-name="T22">was </text:span>in danger of being <text:span text:style-name="T22">choked</text:span>. <text:span text:style-name="T22">And h</text:span>e said to himself: “<text:span text:style-name="T22">Well </text:span>I <text:span text:style-name="T22">at least have sufered justice.</text:span> <text:span text:style-name="T22">For </text:span>why did I undertake to fish <text:span text:style-name="T22">not </text:span>having learned <text:span text:style-name="T22">[it]</text:span>?”</text:p>
            <text:p text:style-name="P22"/>
            <text:p text:style-name="P22"><text:span text:style-name="T22">The account </text:span>shows that <text:span text:style-name="T22">the endeavor of things not fitting is not only </text:span><text:span text:style-name="T23">useless but also harmful</text:span>.</text:p>
          </table:table-cell>
        </table:table-row>
        <text:soft-page-break/>
        <table:table-row table:style-name="Table3.1">
          <table:table-cell table:style-name="Table3.A1" office:value-type="string">
            <text:p text:style-name="P4"><text:span text:style-name="AncientGreek_3a__20_Ἀρχαία_20_ἑλληνικά"><text:span text:style-name="T1">305.</text:span></text:span><text:span text:style-name="AncientGreek_3a__20_Ἀρχαία_20_ἑλληνικά"><text:span text:style-name="T3"> Πίθηκος καὶ δελφίς</text:span></text:span></text:p>
            <text:p text:style-name="P13"><text:span text:style-name="AncientGreek_3a__20_Ἀρχαία_20_ἑλληνικά"><text:span text:style-name="T5">Ἔθους ὄντος τοῖς πλέουσι Μελιταῖα κυνίδια καὶ πιθήκους ἐπάγεσθαι πρὸς παραμυθίαν τοῦ πλοῦ, πλέων τις εἶχε σὺν ἑαυτῷ καὶ πίθηκον. Γενομένων δ’ αὐτῶν κατὰ τὸ Σούνιον, τὸ τῆς Ἀττικῆς ἀκρωτήριον, χειμῶνα σφοδρὸν συνέβη γενέσθαι. Τῆς δὲ νεὼς περιτραπείσης καὶ πάντων διακολυμβώντων, ἐνήχετο καὶ ὁ πίθηκος. Δελφὶς δέ τις αὐτὸν θεασάμενος καὶ ἄνθρωπον εἶναι ὑπολαβών, ὑπελθὼν ἀνεῖχε διακομίζων ἐπὶ τὴν χέρσον. Ὡς δὲ κατὰ τὸν Πειραιᾶ ἐγένετο, τὸ τῶν Ἀθηναίων ἐπίνειον, ἐπυνθάνετο τοῦ πιθήκου εἰ τὸ γένος ἐστὶν Ἀθηναῖος. Τοῦ δὲ εἰπόντος καὶ λαμπρῶν ἐνταῦθα τετυχηκέναι γονέων, ἐπανήρετο εἰ καὶ τὸν Πειραιᾶ ἐπίσταται. Ὑπολαβὼν δὲ ὁ πίθηκος περὶ ἀνθρώπου αὐτὸν λέγειν, ἔφη καὶ μάλα φίλον εἶναι αὐτῷ καὶ συνήθη. Καὶ ὁ δελφὶς ἐπὶ τοσούτῳ ψεύδει ἀγανακτήσας, βαπτίζων αὐτὸν ἀπέκτεινεν.</text:span></text:span></text:p>
            <text:p text:style-name="P13"><text:span text:style-name="AncientGreek_3a__20_Ἀρχαία_20_ἑλληνικά"><text:span text:style-name="T5"/></text:span></text:p>
            <text:p text:style-name="P14"><text:span text:style-name="AncientGreek_3a__20_Ἀρχαία_20_ἑλληνικά"><text:span text:style-name="T5">Ὁ μῦθος πρὸς ἄνδρας οἳ τὴν ἀλήθειαν οὐκ εἰδότες ἀπατᾶν νομίζουσιν.</text:span></text:span></text:p>
          </table:table-cell>
          <table:table-cell table:style-name="Table3.A1" office:value-type="string">
            <text:p text:style-name="P66"><text:span text:style-name="T10">A</text:span> Monkey And <text:span text:style-name="T10">A</text:span> Dolphin</text:p>
            <text:p text:style-name="P26"><text:span text:style-name="T24">A</text:span> custom <text:span text:style-name="T24">being for those sailing</text:span> to<text:span text:style-name="T9"> </text:span><text:span text:style-name="T24">bring along</text:span> <text:span text:style-name="T24">small maltese dogs </text:span>and <text:span text:style-name="T24">monkeys</text:span> <text:span text:style-name="T24">for consoling during the journey,</text:span> a man who was sailing had a monkey with him. <text:span text:style-name="T24">And w</text:span>hen <text:span text:style-name="T24">they</text:span> arrived at Sunion, <text:span text:style-name="T24">a outcrop </text:span>of Attica, a violent storm <text:span text:style-name="T24">happened to come about</text:span>. <text:span text:style-name="T24">And t</text:span>he ship capsiz<text:span text:style-name="T24">ing</text:span> and everyone swam<text:span text:style-name="T24">ing</text:span> away, the monkey <text:span text:style-name="T24">also swam</text:span>. A<text:span text:style-name="T24">nd a</text:span> dolphin s<text:span text:style-name="T24">eeing</text:span> him, and <text:span text:style-name="T24">assuming he to be a </text:span>man, <text:span text:style-name="T24">going under he supported [him] carying</text:span> him <text:span text:style-name="T24">upon the </text:span>land. <text:span text:style-name="T9">A</text:span><text:span text:style-name="T24">nd when</text:span> he arrived at <text:span text:style-name="T24">the </text:span>Piraeus, <text:span text:style-name="T24">the state harbor of Athens</text:span>, he <text:span text:style-name="T24">enquired of </text:span>the monkey if<text:span text:style-name="T9"> </text:span><text:span text:style-name="T24">his people are</text:span> Athenian. <text:span text:style-name="T24">And </text:span><text:span text:style-name="T25">saying that he had illustrious parents there</text:span>, he asked if he also knew<text:span text:style-name="T9"> </text:span>Piraeus. <text:span text:style-name="T25">And the monkey assuming that he was speaking of a person, said actually rather a friend to be to him and close confidant.</text:span> <text:span text:style-name="T25">And t</text:span>he dolphin <text:span text:style-name="T25">being angered by so great a lie dunking him</text:span> <text:span text:style-name="T25">he killed [</text:span>him<text:span text:style-name="T25">]</text:span>.</text:p>
            <text:p text:style-name="P22"/>
            <text:p text:style-name="P22"><text:span text:style-name="T25">The</text:span> fable is<text:span text:style-name="T9"> </text:span><text:span text:style-name="T25">for</text:span><text:span text:style-name="T9"> </text:span>men who not knowing the truth, <text:span text:style-name="T25">are in the habbit of deceiving</text:span>.</text:p>
            <text:p text:style-name="P22">ἐπίνειον: port <text:span text:style-name="T24">of </text:span>the navy lies, the state harbour</text:p>
          </table:table-cell>
        </table:table-row>
        <table:table-row table:style-name="Table3.1">
          <table:table-cell table:style-name="Table3.A1" office:value-type="string">
            <text:p text:style-name="P3"><text:span text:style-name="AncientGreek_3a__20_Ἀρχαία_20_ἑλληνικά"><text:span text:style-name="T1">306. Πίθηκος καὶ κάμηλος</text:span></text:span></text:p>
            <text:p text:style-name="P13"><text:span text:style-name="AncientGreek_3a__20_Ἀρχαία_20_ἑλληνικά"><text:span text:style-name="T5">Ἐν συνόδῳ τῶν ἀλόγων ζῴων πίθηκος ἀναστὰς ὠρχήσατο. Σφόδρα δὲ αὐτοῦ εὐδοκιμοῦντος καὶ ὑπὸ πάντων </text:span></text:span><text:span text:style-name="AncientGreek_3a__20_Ἀρχαία_20_ἑλληνικά"><text:span text:style-name="T6">ἐπι</text:span></text:span><text:span text:style-name="AncientGreek_3a__20_Ἀρχαία_20_ἑλληνικά"><text:span text:style-name="T5">σημαινομένου, κάμηλος φθονήσασα ἐβουλήθη τῶν αὐτῶν ἐφικέσθαι. Διόπερ ἐξαναστᾶσα ἐπειρᾶτο καὶ αὐτὴ ὀρχεῖσθαι. Πολλὰ δὲ αὐτῆς ἄτοπα ποιούσης, τὰ ζῷα ἀγανακτήσαντα ῥοπάλοις αὐτὴν παίοντα ἐξήλασα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τοὺς διὰ φθόνον κρείττοσιν ἁμιλλωμένους ὁ λόγος εὔκαιρος.</text:span></text:span></text:p>
          </table:table-cell>
          <table:table-cell table:style-name="Table3.A1" office:value-type="string">
            <text:p text:style-name="P65"><text:span text:style-name="T10">A</text:span> Monkey And <text:span text:style-name="T10">A</text:span> Camel</text:p>
            <text:p text:style-name="P22">In an assembly of <text:span text:style-name="T25">foolish animals</text:span> a monkey <text:span text:style-name="T25">standing </text:span>up danced. <text:span text:style-name="T25">And h</text:span><text:span text:style-name="T26">e being very liked</text:span> and applauded by all<text:span text:style-name="T9"> </text:span><text:span text:style-name="T26">a</text:span><text:span text:style-name="T9"> </text:span>camel <text:span text:style-name="T26">beomg envious </text:span>wanted <text:span text:style-name="T26">to attain </text:span>the same <text:span text:style-name="T26">things</text:span>. <text:span text:style-name="T26">Because of which getting </text:span>up<text:span text:style-name="T9"> </text:span><text:span text:style-name="T26">she</text:span><text:span text:style-name="T9"> </text:span>tried <text:span text:style-name="T26">also herself to </text:span>dance. <text:span text:style-name="T26">But doing many strange things </text:span>the <text:span text:style-name="T26">anoyed </text:span>animals <text:span text:style-name="T26">drover her away beating her with clubs</text:span>.</text:p>
            <text:p text:style-name="P22"/>
            <text:p text:style-name="P22">Th<text:span text:style-name="T26">e account</text:span> is <text:span text:style-name="T26">well timed </text:span>for those who out of envy compete with <text:span text:style-name="T26">some who are better</text:span>.</text:p>
            <text:p text:style-name="P22"/>
            <text:p text:style-name="P22"><text:span text:style-name="T73">ἐπι</text:span>σημαίνω: to set a mark upon a person, of a disease, to have a mark set on one, to indicate, to mark for oneself, signify, indicate, to set one's seal to a thing, approve it</text:p>
          </table:table-cell>
        </table:table-row>
        <text:soft-page-break/>
        <table:table-row table:style-name="Table3.1">
          <table:table-cell table:style-name="Table3.A1" office:value-type="string">
            <text:p text:style-name="P3"><text:span text:style-name="AncientGreek_3a__20_Ἀρχαία_20_ἑλληνικά"><text:span text:style-name="T1">307. Πιθήκου παῖδες</text:span></text:span></text:p>
            <text:p text:style-name="P13"><text:span text:style-name="AncientGreek_3a__20_Ἀρχαία_20_ἑλληνικά"><text:span text:style-name="T5">Τοὺς πιθήκους φασὶ δύο τίκτειν καὶ τὸ μὲν ἓν τῶν γεννημάτων στέργειν καὶ μετ’ ἐπιμελείας τρέφειν, τὸ δὲ ἕτερον μισεῖν καὶ ἀμελεῖν. Συμβαίνει δὲ κατά τινα θείαν τύχην τὸ μὲν ἐπιμελούμενον ἡδέως καὶ στερρῶς ἀγκαλιζόμενον παρὰ τῆς μητρὸς ἀποπνίγεσθαι, τὸ δὲ ὀλιγωρούμενον ἐκτελειοῦσθαι.</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πάσης προνοίας ἡ τύχη δυνατωτέρα καθέστηκε.</text:span></text:span></text:p>
          </table:table-cell>
          <table:table-cell table:style-name="Table3.A1" office:value-type="string">
            <text:p text:style-name="P67">A Monkey’s Children</text:p>
            <text:p text:style-name="P22">Monkeys, <text:span text:style-name="T27">they</text:span> <text:span text:style-name="T27">say</text:span>, give birth to two <text:span text:style-name="T27">[babies],</text:span> <text:span text:style-name="T27">one </text:span>of these two <text:span text:style-name="T27">offspring</text:span> they cherish and nurture <text:span text:style-name="T27">with care</text:span>, <text:span text:style-name="T27">the other one</text:span> they hate and neglect. <text:span text:style-name="T27">And it came about according to divine fate</text:span> that the <text:span text:style-name="T27">one happily cared for </text:span>and <text:span text:style-name="T27">held firmly beside the mother su</text:span>ffocated, and the<text:span text:style-name="T9"> </text:span><text:span text:style-name="T27">neglected one</text:span><text:span text:style-name="T9"> </text:span><text:span text:style-name="T27">reached maturity</text:span>.</text:p>
            <text:p text:style-name="P22"/>
            <text:p text:style-name="P22"><text:span text:style-name="T27">The account</text:span> shows that fortune is more powerful than <text:span text:style-name="T27">any </text:span>foresight.</text:p>
            <text:p text:style-name="P22"/>
            <text:p text:style-name="P22">στερρῶς <text:span text:style-name="T27">= στερρός: stiff, firm, solid, strong, stiff with age, hard, rugged, uneasy, stubborn, obdurate, hard, στερρῶς, stiffly, obstinately<text:line-break/>ἀγκαλίζομαι: to embrace</text:span></text:p>
          </table:table-cell>
        </table:table-row>
        <table:table-row table:style-name="Table3.1">
          <table:table-cell table:style-name="Table3.A1" office:value-type="string">
            <text:p text:style-name="P3"><text:span text:style-name="AncientGreek_3a__20_Ἀρχαία_20_ἑλληνικά"><text:span text:style-name="T1">308. Πλέοντες</text:span></text:span></text:p>
            <text:p text:style-name="P13"><text:span text:style-name="AncientGreek_3a__20_Ἀρχαία_20_ἑλληνικά"><text:span text:style-name="T5">Ἐμβάντες τινὲς εἰς σκάφος ἔπλεον. Γενομένων δὲ αὐτῶν πελαγίων, συνέβη χειμῶνα ἐξαίσιον γενέσθαι καὶ τὴν ναῦν καταδύεσθαι. Τῶν δὲ πλεόντων ἕτερος περιρρηξάμενος τοὺς πατρῴους θεοὺς ἐπεκαλεῖτο μετ’ οἰμωγῆς καὶ στεναγμοῦ χαριστήρια ἀποδώσειν ἐπαγγελλόμενος, ἐὰν περισωθῶσι. Παυσαμένου δὲ τοῦ χειμῶνος καὶ πάλιν καινῆς γαλήνης γενομένης, εἰς εὐωχίαν τραπέντες ὠρχοῦντό τε καὶ ἐσκίρτων, ἅτε δὴ ἐξ ἀπροσδοκήτου διαπεφευγότες κινδύνου. Καὶ στερρὸς ὁ κυβερνήτης ὑπάρχων ἔφη πρὸς αὐτούς· « Ἀλλ’, ὦ φίλοι, οὕτως ἡμᾶς γεγηθέναι δεῖ ὡς πάλιν, ἐὰν τύχῃ, χειμῶνος γενησομένου.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ιδάσκει μὴ σφόδρα ταῖς εὐτυχίαις ἐπαίρεσθαι τῆς τύχης τὸ εὐμετάβλητον ἐννοουμένους.</text:span></text:span></text:p>
          </table:table-cell>
          <table:table-cell table:style-name="Table3.A1" office:value-type="string">
            <text:p text:style-name="P68">Passengers</text:p>
            <text:p text:style-name="P22"><text:span text:style-name="T28">Some passenger set sail in a barque</text:span>. When they were at sea, <text:span text:style-name="T29">it came ab</text:span>out <text:span text:style-name="T29">that a storm arose</text:span>, and the ship was about to sink. One of the passengers tearing his clothes <text:span text:style-name="T30">called upon the </text:span>gods of his country with <text:span text:style-name="T30">lamentation </text:span>and groans and <text:span text:style-name="T9">promis</text:span><text:span text:style-name="T30">ing to pay back kindnesses</text:span>, if they<text:span text:style-name="T9"> </text:span><text:span text:style-name="T30">would be </text:span>saved. <text:span text:style-name="T30">And </text:span>the storm ceas<text:span text:style-name="T30">ing</text:span> and<text:span text:style-name="T9"> </text:span><text:span text:style-name="T30">a new calm arising</text:span>, <text:span text:style-name="T30">turning to a feast</text:span>,<text:span text:style-name="T9"> </text:span><text:span text:style-name="T30">they</text:span><text:span text:style-name="T9"> </text:span><text:span text:style-name="T30">both danced and skipped</text:span>, <text:span text:style-name="T30">seeing that they had escaped from an unexpected danger. And the captain being firm</text:span>, said to them: “<text:span text:style-name="T30">But oh</text:span> friends,<text:span text:style-name="T9"> </text:span><text:span text:style-name="T30">we ought to </text:span>rejoice <text:span text:style-name="T31">as if by chance a storm will again happen</text:span>.”</text:p>
            <text:p text:style-name="P22"/>
            <text:p text:style-name="P22">The <text:span text:style-name="T31">account </text:span>teaches not<text:span text:style-name="T9"> </text:span><text:span text:style-name="T31">to</text:span><text:span text:style-name="T9"> </text:span>be <text:span text:style-name="T31">exceedingly elated <text:s/>in </text:span>one's successes<text:span text:style-name="T9"> </text:span><text:span text:style-name="T31">considering the</text:span><text:span text:style-name="T9"> </text:span>inconstancy of fortune.</text:p>
            <text:p text:style-name="P22"/>
            <text:p text:style-name="P22">πελάγιος: of the sea, of animals, living in the sea, out at sea, on the open sea, of seamen or ships</text:p>
            <text:p text:style-name="P32">μικροῦ <text:span text:style-name="T30">= </text:span><text:span text:style-name="T74">δεῖ ὀλίγου = </text:span><text:span text:style-name="T30">to lack little, almost<text:line-break/>γηθέω: to rejoice</text:span></text:p>
            <text:p text:style-name="P32"><text:span text:style-name="T30">εὐμετάβλητος, ον: easily changed, changeable</text:span></text:p>
          </table:table-cell>
        </table:table-row>
        <text:soft-page-break/>
        <table:table-row table:style-name="Table3.1">
          <table:table-cell table:style-name="Table3.A4" office:value-type="string">
            <text:p text:style-name="P3"><text:span text:style-name="AncientGreek_3a__20_Ἀρχαία_20_ἑλληνικά"><text:span text:style-name="T1">309. Πλούσιος καὶ βυρσοδέψης</text:span></text:span></text:p>
            <text:p text:style-name="P13"><text:span text:style-name="AncientGreek_3a__20_Ἀρχαία_20_ἑλληνικά"><text:span text:style-name="T5">Πλούσιος βυρσοδέψῃ παρῳκίσθη· μὴ δυνάμενος δὲ τὴν δυσωδίαν φέρειν διετέλει ἑκάστοτε αὐτῷ ἐπικείμενος, ἵνα μεταβῇ. Ὁ δὲ ἀεὶ αὐτὸν διανεβάλλετο λέγων μετ’ ὀλίγον χρόνον μεταβήσεσθαι. Τούτου δὲ συνεχῶς γενομένου, συνέβη, χρόνου διελθόντος, τὸν πλούσιον ἠθάδα τῆς ὀσμῆς γενόμενον μηκέτι αὐτῷ διενοχλεῖ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ἡ συνήθεια καὶ τὰ δυσχερῆ τῶν πραγμάτων καταπραΰνει.</text:span></text:span></text:p>
          </table:table-cell>
          <table:table-cell table:style-name="Table3.A4" office:value-type="string">
            <text:p text:style-name="P65">The Rich And The Tanner</text:p>
            <text:p text:style-name="P22">A rich man <text:span text:style-name="T32">lived next to</text:span> a tanner. <text:span text:style-name="T32">Not being able to bear the bad smell,</text:span> he kept<text:span text:style-name="T9"> </text:span><text:span text:style-name="T32">proposing to him each time</text:span> to move. <text:span text:style-name="T32">And he continually postponed him saying after a little time he will </text:span>move. <text:span text:style-name="T32">And as this continually happened</text:span>, it happened<text:span text:style-name="T9"> </text:span><text:span text:style-name="T32">as time progressed </text:span>that the rich man <text:span text:style-name="T32">becoming accustomed to</text:span> the smell <text:span text:style-name="T33">it no longer </text:span><text:span text:style-name="T32">bothered him</text:span>.</text:p>
            <text:p text:style-name="P22"/>
            <text:p text:style-name="P22"><text:span text:style-name="T33">The account</text:span> shows that <text:span text:style-name="T33">one’s </text:span>habit softens unpleasantness.</text:p>
            <text:p text:style-name="P22"/>
            <text:p text:style-name="P22">διαναβάλλομαι: <text:span text:style-name="T32">to </text:span>delay again and again, <text:span text:style-name="T32">to </text:span>delay</text:p>
            <text:p text:style-name="P33">ἠθάς, άδος: accustomed to a thing, acquainted with it, accustomed, usual, of animals, tame, domestic</text:p>
            <text:p text:style-name="P33">δυσχερής , ές: hard <text:span text:style-name="T33">to </text:span>manage, annoying, unpopular, disagreeable, difficult, contradictory, difficulties in an argument, ill tempered, unfriendly, offensive</text:p>
          </table:table-cell>
        </table:table-row>
        <table:table-row table:style-name="Table3.1">
          <table:table-cell table:style-name="Table3.A1" office:value-type="string">
            <text:p text:style-name="P3"><text:span text:style-name="AncientGreek_3a__20_Ἀρχαία_20_ἑλληνικά"><text:span text:style-name="T1">310. Πλούσιος καὶ θρηνῳδοί</text:span></text:span></text:p>
            <text:p text:style-name="P13"><text:span text:style-name="AncientGreek_3a__20_Ἀρχαία_20_ἑλληνικά"><text:span text:style-name="T5">Πλούσιος δύο θυγατέρας ἔχων, τῆς ἑτέρας ἀποθανούσης, τὰς θρηνούσας ἐμισθώσατο. Τῆς δὲ ἑτέρας παιδὸς λεγούσης πρὸς τὴν μητέρα· « Ἄθλιαι ἡμεῖς, εἴγε αὐταί, ὧν ἐστι τὸ πάθος, θρηνεῖν οὐκ ἴσμεν, αἱ δὲ μηδὲν προσήκουσαι οὕτω σφόδρα κόπτονται καὶ κλαίουσιν, » ἐκείνη ὑποτοχοῦσα εἶπεν· « Ἀλλὰ μὴ θαύμαζε, τέκνον, εἰ οὕτως οἰκτρῶς αὗται θρηνοῦσιν· ἐπὶ γὰρ ἀργυρίῳ τοῦτο ποιοῦσι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ς ἔνιοι τῶν ἀνθρώπων διὰ φιλαργυρίαν οὐκ ὀκνοῦσι καὶ ἀλλοτρίας συμφορὰς ἐργολαβεῖν.</text:span></text:span></text:p>
          </table:table-cell>
          <table:table-cell table:style-name="Table3.A1" office:value-type="string">
            <text:p text:style-name="P65">The Rich And The Mourners</text:p>
            <text:p text:style-name="P22">A rich man <text:span text:style-name="T34">having</text:span> two daughters <text:span text:style-name="T34">one </text:span>of them <text:span text:style-name="T34">having died</text:span>, he hired hired <text:span text:style-name="T34">the </text:span>mourners.<text:span text:style-name="T9"> </text:span><text:span text:style-name="T34">And the</text:span><text:span text:style-name="T9"> </text:span>other daughter sa<text:span text:style-name="T34">ying</text:span> to her mother: "<text:span text:style-name="T34">Unhappy we are</text:span>: <text:span text:style-name="T34">seeing that </text:span>we<text:span text:style-name="T9"> </text:span><text:span text:style-name="T34">ourselves</text:span><text:span text:style-name="T9"> </text:span><text:span text:style-name="T34">of </text:span>who<text:span text:style-name="T34">m there is suffering</text:span> do not know how to lament, <text:span text:style-name="T34">but</text:span> these women <text:span text:style-name="T34">who are not related to us at all</text:span> <text:span text:style-name="T34">beat there [chests] </text:span>and cry with so <text:span text:style-name="T34">exceedingly</text:span>.” The <text:span text:style-name="T34">[</text:span>mother<text:span text:style-name="T34">]</text:span> repl<text:span text:style-name="T34">ying said</text:span> "<text:span text:style-name="T34">But d</text:span>on't <text:span text:style-name="T34">be surprised</text:span>, child, if <text:span text:style-name="T34">so pitifuly they l</text:span>ament. <text:span text:style-name="T34">For </text:span>they do<text:span text:style-name="T9"> </text:span><text:span text:style-name="T34">this</text:span><text:span text:style-name="T9"> </text:span>for money."</text:p>
            <text:p text:style-name="P22"/>
            <text:p text:style-name="P34"><text:span text:style-name="T35">T</text:span>hus <text:span text:style-name="T35">some</text:span> <text:span text:style-name="T35">people</text:span>, <text:span text:style-name="T35">because of love of silver</text:span> do not hesitate <text:span text:style-name="T35">to make a profit out of others misfortunes</text:span>.</text:p>
            <text:p text:style-name="P34"/>
            <text:p text:style-name="P34">προσήκω: to belong to, <text:span text:style-name="T34">to be related, to be akin</text:span></text:p>
            <text:p text:style-name="P22"><text:span text:style-name="T34">ἐργολαβέω: contract for the execution of work, make profit out of</text:span></text:p>
          </table:table-cell>
        </table:table-row>
        <text:soft-page-break/>
        <table:table-row table:style-name="Table3.1">
          <table:table-cell table:style-name="Table3.A1" office:value-type="string">
            <text:p text:style-name="P3"><text:span text:style-name="AncientGreek_3a__20_Ἀρχαία_20_ἑλληνικά"><text:span text:style-name="T1">311. Ποιμὴν καὶ θάλασσα</text:span></text:span></text:p>
            <text:p text:style-name="P13"><text:span text:style-name="AncientGreek_3a__20_Ἀρχαία_20_ἑλληνικά"><text:span text:style-name="T5">Ποιμὴν ἐν παραθαλασσίῳ τόπῳ ποίμνιον νέμων, ἑωρακὼς γαληνιῶσαν τὴν θάλατταν, ἐπεθύμησε πλεῦσαι πρὸς ἐμπορίαν. Ἀπεμπολήσας οὖν τὰ πρόβατα καὶ φοινίκων βαλάνους πριάμενος ἀνήχθη. Χειμῶνος δὲ σφοδροῦ γενομένου καὶ τῆς νεὼς κινδυνευούσης βαπτίζεσθαι, πάντα τὸν φόρτον ἐκβαλὼν εἰς τὴν θάλατταν, μόλις κενῇ τῇ νηῒ διεσώθη. Μετὰ δ’ ἡμέρας οὐκ ὀλίγας παριόντος τινὸς καὶ τῆς θαλάττης (ἔτυχε γὰρ αὕτη γαληνιῶσα) τὴν ἠρεμίαν θαυμάζοντος, ὑπολαβὼν οὗτος εἶπεν· « Ὦ λῷστε, φοινίκων αὖθις, ὡς ἔοικεν, ἐπιθυμεῖ, καὶ διὰ τοῦτο φαίνεται ἡσυχάζουσα.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τὰ παθήματα τοῖς ἀνθρώποις μαθήματα γίνεται.</text:span></text:span></text:p>
          </table:table-cell>
          <table:table-cell table:style-name="Table3.A1" office:value-type="string">
            <text:p text:style-name="P65">The Shepherd And The Sea</text:p>
            <text:p text:style-name="P35">A shepherd grazing a herd <text:span text:style-name="T35">on a sea side spot</text:span>, <text:span text:style-name="T35">having </text:span><text:span text:style-name="T9">see</text:span><text:span text:style-name="T35">n the ocean being calm</text:span>, <text:span text:style-name="T35">he desired </text:span>to sail<text:span text:style-name="T9"> </text:span><text:span text:style-name="T35">for</text:span><text:span text:style-name="T9"> </text:span>trade. <text:span text:style-name="T35">Therefore selling</text:span> his sheep<text:span text:style-name="T9"> </text:span><text:span text:style-name="T35">and buying </text:span>dates <text:span text:style-name="T36">he</text:span> set sail. But a violent storm <text:span text:style-name="T36">came about</text:span> and the ship <text:span text:style-name="T36">being in danger </text:span>of sinking, <text:span text:style-name="T36">throwing </text:span>all his cargo into the sea <text:span text:style-name="T36">was saved </text:span>with difficulty <text:span text:style-name="T36">in </text:span>his empty ship. <text:span text:style-name="T36">And a</text:span>fter <text:span text:style-name="T36">not a few days</text:span><text:span text:style-name="T9"> </text:span>a<text:span text:style-name="T9"> </text:span><text:span text:style-name="T36">person</text:span><text:span text:style-name="T9"> </text:span><text:span text:style-name="T36">passing by and marveling at the calmness of the sea (for she happened to be calm)</text:span><text:span text:style-name="T9"> </text:span><text:span text:style-name="T36">[the shephard] responding</text:span><text:span text:style-name="T9"> </text:span><text:span text:style-name="T36">said</text:span>: “<text:span text:style-name="T36">O</text:span>h my dear fellow, <text:span text:style-name="T36">she desires dates again as it seems</text:span>, <text:span text:style-name="T36">and because of this she appears</text:span> calm.”</text:p>
            <text:p text:style-name="P22"/>
            <text:p text:style-name="P22"><text:span text:style-name="T36">The</text:span> fable shows that <text:span text:style-name="T37">sufferings become lessons</text:span> for <text:span text:style-name="T37">people</text:span>.</text:p>
            <text:p text:style-name="P22"/>
            <text:p text:style-name="P22">βάλανος: an acorn, the fruit of the φηγός <text:span text:style-name="T35">(wild oak)</text:span>, the date, an iron peg, a bolt-pin<text:line-break/>λωίων: more desirable, more agreeable, and (generally) better, comp. of ἀγαθός, ὦ λῷστε my good friend,</text:p>
          </table:table-cell>
        </table:table-row>
        <table:table-row table:style-name="Table3.1">
          <table:table-cell table:style-name="Table3.A1" office:value-type="string">
            <text:p text:style-name="P3"><text:span text:style-name="AncientGreek_3a__20_Ἀρχαία_20_ἑλληνικά"><text:span text:style-name="T1">312. Ποιμὴν καὶ κύων τὰ πρόβατα σαίνων</text:span></text:span></text:p>
            <text:p text:style-name="P13"><text:span text:style-name="AncientGreek_3a__20_Ἀρχαία_20_ἑλληνικά"><text:span text:style-name="T5">Ποιμὴν ἔχων κύνα παμμεγέθη τούτῳ εἰώθει τὰ ἔμβρυα καὶ τὰ ἀποθνῄσκοντα τῶν προβάτων παραβάλλειν. Καὶ δή ποτε εἰσελθούσης τῆς ποίμνης, ὁ ποιμὴν θεασάμενος τὸν κύνα προσιόντα τοῖς προβάτοις καὶ σαίνοντα αὐτὰ εἶπεν· « Ἀλλ’, ὦ οὗτος, ὃ θέλεις σὺ τούτοις ἐπὶ τῇ σῇ κεφαλῇ γένοιτο.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ἄνδρα κόλακα ὁ λόγος εὔκαιρος.</text:span></text:span></text:p>
          </table:table-cell>
          <table:table-cell table:style-name="Table3.A1" office:value-type="string">
            <text:p text:style-name="P65"><text:span text:style-name="T10">A</text:span> Shepherd And <text:span text:style-name="T10">A</text:span> Dog<text:span text:style-name="T9"> </text:span><text:span text:style-name="T39">Courting</text:span><text:span text:style-name="T38"> His Sheep</text:span></text:p>
            <text:p text:style-name="P22">A shepherd who had a very large dog <text:span text:style-name="T39">was in the habit of throwing</text:span> stillborn lambs and dead sheep to him. <text:span text:style-name="T39">And </text:span>one day when the flock <text:span text:style-name="T39">was entering</text:span>, the shepherd s<text:span text:style-name="T39">eeing</text:span> his dog approaching the sheep and <text:span text:style-name="T39">courting </text:span>them <text:span text:style-name="T39">said:</text:span> "<text:span text:style-name="T39">But h</text:span>ey you!<text:span text:style-name="T9"> </text:span><text:span text:style-name="T39">What you wish for such as these may it come about upon your</text:span> head!”</text:p>
            <text:p text:style-name="P22"/>
            <text:p text:style-name="P22">Th<text:span text:style-name="T39">e</text:span> <text:span text:style-name="T39">account is timely for a man who flaters</text:span>.</text:p>
          </table:table-cell>
        </table:table-row>
        <text:soft-page-break/>
        <table:table-row table:style-name="Table3.1">
          <table:table-cell table:style-name="Table3.A1" office:value-type="string">
            <text:p text:style-name="P3"><text:span text:style-name="AncientGreek_3a__20_Ἀρχαία_20_ἑλληνικά"><text:span text:style-name="T1">313. Ποιμὴν καὶ λυκιδεῖς</text:span></text:span></text:p>
            <text:p text:style-name="P13"><text:span text:style-name="AncientGreek_3a__20_Ἀρχαία_20_ἑλληνικά"><text:span text:style-name="T5">Ποιμὴν εὑρὼν λυκιδεῖς, τούτους μετὰ πολλῆς ἐπιμελείας ἔτρεφεν, οἰόμενος ὅτι τελειωθέντες οὐ μόνον τὰ ἑαυτοῦ πρόβατα τηρήσουσιν, ἀλλὰ καὶ ἕτερα ἁρπάζοντες αὐτῷ οἴσουσιν. Οἱ δέ, ὡς τάχιστα ηὐξήθησαν, ἀδείας τυχόντες πρῶτον αὐτοῦ τὴν ποίμνην διαφθείρειν ἤρξαντο. Καὶ ὡς ταῦτα ᾔσθετο, ἀναστενάξας εἶπεν· « Ἀλλ’ ἔγωγε δίκαια πέπονθα· τί γὰρ τούτους νηπίους ὄντας ἔσῳζον οὓς ἔδει καὶ ηὐξημένους ἀναιρεῖν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ς οἱ τοὺς πονηροὺς περισῴζοντες λανθάνουσι καθ’ ἑαυτῶν πρῶτον αὐτοὺς ῥωννύντες.</text:span></text:span></text:p>
          </table:table-cell>
          <table:table-cell table:style-name="Table3.A1" office:value-type="string">
            <text:p text:style-name="P65"><text:span text:style-name="T10">A</text:span> Shepherd And <text:span text:style-name="T10">Some</text:span> <text:span text:style-name="T40">Wolf </text:span>Cubs</text:p>
            <text:p text:style-name="P36">A shepherd <text:span text:style-name="T39">finding</text:span> wolf cubs<text:span text:style-name="T9"> </text:span><text:span text:style-name="T39">raised </text:span>them with <text:span text:style-name="T39">much </text:span>care, <text:span text:style-name="T39">assuming </text:span>that <text:span text:style-name="T39">coming to maturity</text:span> they would not only <text:span text:style-name="T39">keep watch over </text:span>his own sheep but also <text:span text:style-name="T39">snatching</text:span> others <text:span text:style-name="T39">they would bring them </text:span>to him. But as soon as they had <text:span text:style-name="T39">grown</text:span>, <text:span text:style-name="T39">at first obtaining fearlessness they </text:span>began to <text:span text:style-name="T39">destroy </text:span>his flock. <text:span text:style-name="T39">And w</text:span>hen he perceived <text:span text:style-name="T39">these things groaning he </text:span>said: “<text:span text:style-name="T39">But </text:span>I<text:span text:style-name="T9"> </text:span><text:span text:style-name="T39">at least</text:span><text:span text:style-name="T9"> </text:span><text:span text:style-name="T39">have suffered justice. For </text:span>why did I<text:span text:style-name="T9"> </text:span><text:span text:style-name="T40">when</text:span><text:span text:style-name="T9"> </text:span><text:span text:style-name="T39">these</text:span><text:span text:style-name="T9"> </text:span><text:span text:style-name="T40">were</text:span><text:span text:style-name="T39"> infants </text:span><text:span text:style-name="T40">save whom actully being grown ought to be killed.”</text:span></text:p>
            <text:p text:style-name="P22"/>
            <text:p text:style-name="P22"><text:span text:style-name="T9">T</text:span><text:span text:style-name="T40">hus those who save the wicked do not realize they are strengthing them first against themselves.</text:span></text:p>
          </table:table-cell>
        </table:table-row>
        <table:table-row table:style-name="Table3.1">
          <table:table-cell table:style-name="Table3.A1" office:value-type="string">
            <text:p text:style-name="P3"><text:span text:style-name="AncientGreek_3a__20_Ἀρχαία_20_ἑλληνικά"><text:span text:style-name="T1">314. Ποιμὴν καὶ λύκο</text:span></text:span><text:span text:style-name="AncientGreek_3a__20_Ἀρχαία_20_ἑλληνικά"><text:span text:style-name="T2">ς</text:span></text:span><text:span text:style-name="AncientGreek_3a__20_Ἀρχαία_20_ἑλληνικά"><text:span text:style-name="T1"> σὺν κυσὶ τρεφόμενος</text:span></text:span></text:p>
            <text:p text:style-name="P13"><text:span text:style-name="AncientGreek_3a__20_Ἀρχαία_20_ἑλληνικά"><text:span text:style-name="T5">Ποιμὴν νεογνὸν λύκου σκύμνον εὑρὼν καὶ ἀνελόμενος σὺν τοῖς κυσὶν ἔτρεφεν. Ἐπεὶ δὲ ηὐξήθη, εἴ ποτε λύκος πρόβατον ἥρπασε, μετὰ τῶν κυνῶν καὶ αὐτὸς ἐδίωκε. Τῶν δὲ κυνῶν ἔσθ’ ὅτε μὴ δυναμένων καταλαβεῖν τὸν λύκον καὶ διὰ ταῦτα ὑποστρεφόντων, ἐκεῖνος ἠκολούθει, μέχρις ἂν τοῦτον καταλαβών, οἷα δὴ λύκος, συμμετάσχῃ τῆς θήρας· εἶτα ὑπέστρεφεν. Εἰ δὲ μὴ λύκος ἔξωθεν ἁρπάσειε πρόβατον, αὐτὸς λάθρᾳ θύων ἅμα τοῖς κυσὶν ἐθοινεῖτο, ἕως ὁ ποιμὴν στοχασάμενος καὶ συνεὶς τὸ δρώμενον, εἰς δένδρον αὐτὸν ἀναρτήσας ἀπέκτεινε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φύσις πονηρὰ χρηστὸν ἦθος οὐ τρέφει.</text:span></text:span></text:p>
          </table:table-cell>
          <table:table-cell table:style-name="Table3.A1" office:value-type="string">
            <text:p text:style-name="P65"><text:span text:style-name="T40">A</text:span> Shepherd And <text:span text:style-name="T40">A</text:span> Wolf <text:span text:style-name="T40">Raised</text:span> With Dogs</text:p>
            <text:p text:style-name="P22">A shepherd, having found a <text:span text:style-name="T42">wolf’s </text:span>newborn cub <text:span text:style-name="T42">and </text:span>t<text:span text:style-name="T42">aking</text:span> <text:span text:style-name="T42">[</text:span>him<text:span text:style-name="T42">]</text:span> away raised <text:span text:style-name="T42">[</text:span>him<text:span text:style-name="T42">]</text:span> with his dogs. <text:span text:style-name="T42">And w</text:span>hen the cub <text:span text:style-name="T42">had grown</text:span>, if <text:span text:style-name="T42">ever </text:span>a wolf took a sheep, with the dogs <text:span text:style-name="T42">he himself chased it</text:span>. <text:span text:style-name="T44">And </text:span>sometimes the dogs <text:span text:style-name="T44">not being able to catch </text:span>the wolf and <text:span text:style-name="T44">because of these things turning back</text:span>, he followed until ca<text:span text:style-name="T44">tching</text:span> him,<text:span text:style-name="T9"> </text:span><text:span text:style-name="T44">just like</text:span><text:span text:style-name="T9"> </text:span>a wolf, <text:span text:style-name="T44">had </text:span>his share of the <text:span text:style-name="T44">catch.</text:span> <text:span text:style-name="T44">T</text:span>hen <text:span text:style-name="T44">he returned</text:span>. <text:span text:style-name="T44">And i</text:span>f a wolf<text:span text:style-name="T9"> </text:span><text:span text:style-name="T44">would</text:span><text:span text:style-name="T9"> </text:span>not <text:span text:style-name="T44">steal </text:span>a sheep <text:span text:style-name="T44">from without</text:span>,<text:span text:style-name="T44"> in secret sacrificing [one] together with </text:span>the dogs <text:span text:style-name="T44">he feasted until </text:span>the shepherd guess<text:span text:style-name="T44">ing</text:span> and <text:span text:style-name="T44">understanding that which had been done</text:span>, hanging him <text:span text:style-name="T44">in a tree killed him</text:span>.</text:p>
            <text:p text:style-name="P22"/>
            <text:p text:style-name="P22"><text:span text:style-name="T44">The</text:span> fable shows that a perverse nature<text:span text:style-name="T44"> does not nurture</text:span> an honest character.</text:p>
            <text:p text:style-name="P22"/>
            <text:p text:style-name="P22">νεογνός , ή, όν <text:span text:style-name="T42">= new-born</text:span></text:p>
            <text:p text:style-name="P38"><text:span text:style-name="T42">ἔσθ' ὅ</text:span><text:span text:style-name="T75">τε</text:span><text:span text:style-name="T42">, ἔστιν ὅ</text:span><text:span text:style-name="T75">τε </text:span><text:span text:style-name="T43">= </text:span><text:span text:style-name="T42">there are times when, sometimes, now and then</text:span></text:p>
          </table:table-cell>
        </table:table-row>
        <text:soft-page-break/>
        <table:table-row table:style-name="Table3.1">
          <table:table-cell table:style-name="Table3.A1" office:value-type="string">
            <text:p text:style-name="P2"><text:span text:style-name="AncientGreek_3a__20_Ἀρχαία_20_ἑλληνικά"><text:span text:style-name="T1">315. </text:span></text:span><text:span text:style-name="AncientGreek_3a__20_Ἀρχαία_20_ἑλληνικά"><text:span text:style-name="T3">Ποιμὴν καὶ λύκου σκύμνος</text:span></text:span></text:p>
            <text:p text:style-name="P49"><text:span text:style-name="AncientGreek_3a__20_Ἀρχαία_20_ἑλληνικά"><text:span text:style-name="T5">Ποιμὴν μικρὸν λύκον εὑρὼν ἐθρέψατο, εἶτα σκύμνον γενόμενον ἐδίδαξεν ἁρπάζειν ἐκ τῶν σύνεγγυς ποιμνίων. Ὁ λύκος δὲ διδαχθεὶς ἔφη· « Ὅρα μή πως σὺ ἐθίσας με ἁρπάζειν πολλὰ τῶν σεαυτοῦ προβάτων ζη</text:span></text:span><text:span text:style-name="AncientGreek_3a__20_Ἀρχαία_20_ἑλληνικά"><text:span text:style-name="T7">μιω</text:span></text:span><text:span text:style-name="AncientGreek_3a__20_Ἀρχαία_20_ἑλληνικά"><text:span text:style-name="T69">θῇ</text:span></text:span><text:span text:style-name="AncientGreek_3a__20_Ἀρχαία_20_ἑλληνικά"><text:span text:style-name="T5">ς. » </text:span></text:span></text:p>
            <text:p text:style-name="P49"><text:span text:style-name="AncientGreek_3a__20_Ἀρχαία_20_ἑλληνικά"><text:span text:style-name="T5"/></text:span></text:p>
            <text:p text:style-name="P49"><text:span text:style-name="AncientGreek_3a__20_Ἀρχαία_20_ἑλληνικά"><text:span text:style-name="T5">Ὅτι οἱ τῇ φύσει δεινοὶ ἁρπάζειν καὶ πλεονεκτεῖν μαθόντες τοὺς διδάξαντας πολλάκις ἔβλαψαν.</text:span></text:span></text:p>
          </table:table-cell>
          <table:table-cell table:style-name="Table3.A1" office:value-type="string">
            <text:p text:style-name="P65"><text:span text:style-name="T41">A</text:span> Shepherd And <text:span text:style-name="T41">A Wolf’s</text:span> Cub</text:p>
            <text:p text:style-name="P37">A shepherd, having found a <text:span text:style-name="T41">small</text:span> wolf<text:span text:style-name="T9"> </text:span><text:span text:style-name="T41">nurtured it,</text:span><text:span text:style-name="T9"> </text:span>then, when he had become cub, he taught <text:span text:style-name="T41">[</text:span>him<text:span text:style-name="T41">]</text:span> to take sheep from the <text:span text:style-name="T41">nearby </text:span>herds. The wolf <text:span text:style-name="T41">having been trained said</text:span>: “<text:span text:style-name="T42">See to it that you somehow not loose many of your own sheep having accustomed me to snatching away.</text:span></text:p>
            <text:p text:style-name="P37"><text:span text:style-name="T42"/></text:p>
            <text:p text:style-name="P37"><text:span text:style-name="T42">Becuase those</text:span> who<text:span text:style-name="T42"> are cleaver at stealing by nature also learning</text:span> <text:span text:style-name="T42">to be greedy often harm those who taught them</text:span>.</text:p>
          </table:table-cell>
        </table:table-row>
        <table:table-row table:style-name="Table3.1">
          <table:table-cell table:style-name="Table3.A1" office:value-type="string">
            <text:p text:style-name="P71"><text:span text:style-name="AncientGreek_3a__20_Ἀρχαία_20_ἑλληνικά"><text:span text:style-name="T1">316. Ποιμὴν καὶ πρόβατα</text:span></text:span></text:p>
            <text:p text:style-name="P64"><text:span text:style-name="AncientGreek_3a__20_Ἀρχαία_20_ἑλληνικά"><text:span text:style-name="T5">Ποιμὴν εἰσελάσας τὰ πρόβατα εἴς τινα δρυμῶνα, ὡς ἐθεάσατο δρῦν παμμεγέθη μεστὴν βαλάνων, ὑποστρώσας τὸ ἱματίον αὐτοῦ ἐπὶ ταύτην ἀνέβη καὶ τὸν καρπὸν κατέσειε. Τὰ δὲ πρόβατα ἐσθίοντα τὰς βαλάνους ἔλαθε καὶ τὰ ἱμάτια συγκαταφαγόντα. Ὁ δὲ ποιμὴν καταβάς, ὡς ἐθεάσατο τὸ γεγονός, εἶπεν· « Ὦ κάκιστα ζῷα, ὑμεῖς τοῖς λοιποῖς ἔρια εἰς ἐσθῆτας παρεχόμενα, ἐμοῦ τοῦ τρέφοντος καὶ τὸ ἱμάτιον ἀφείλεσθε. »</text:span></text:span></text:p>
            <text:p text:style-name="P13"><text:span text:style-name="AncientGreek_3a__20_Ἀρχαία_20_ἑλληνικά"><text:span text:style-name="T5">Οὕτω τῶν ἀνθρώπων πολλοὶ δι’ ἄγνοιαν τοὺς μηδὲν προσήκοντας εὐεργετοῦντες κατὰ τῶν οἰκείων φαῦλα ἐργάζονται.</text:span></text:span></text:p>
          </table:table-cell>
          <table:table-cell table:style-name="Table3.A1" office:value-type="string">
            <text:p text:style-name="P65">The Shepherd And His Sheep</text:p>
            <text:p text:style-name="P22">A shepherd, having led his sheep into an oak<text:span text:style-name="T46">tree forest</text:span> <text:span text:style-name="T46">when he </text:span>saw a <text:span text:style-name="T46">very large</text:span> oak <text:span text:style-name="T46">full of </text:span>acorns spread<text:span text:style-name="T46">ing</text:span> his cloak underneath climbed <text:span text:style-name="T47">up on it</text:span> and shook<text:span text:style-name="T9"> </text:span><text:span text:style-name="T47">down</text:span><text:span text:style-name="T9"> </text:span>the fruit. <text:span text:style-name="T47">And t</text:span>he sheep eating the acorns also <text:span text:style-name="T47">without noticing devoured </text:span>the coat. <text:span text:style-name="T47">And t</text:span>he shepherd having descended<text:span text:style-name="T9"> </text:span><text:span text:style-name="T47">when he saw</text:span> <text:span text:style-name="T47">what happened said</text:span>: “<text:span text:style-name="T47">Oh most w</text:span>icked <text:span text:style-name="T47">animals, offering</text:span><text:span text:style-name="T9"> </text:span>wool to <text:span text:style-name="T47">the rest for</text:span> cloth<text:span text:style-name="T47">ing</text:span>, <text:span text:style-name="T47">even the cloak of </text:span>me who feeds <text:span text:style-name="T47">[</text:span>you<text:span text:style-name="T47">]</text:span>, you have taken away.”</text:p>
            <text:p text:style-name="P22"/>
            <text:p text:style-name="P22"><text:span text:style-name="T47">Thus ma</text:span>ny people <text:span text:style-name="T48">because of ignorance being kind to those who are not even related produce worthless things against there relatives</text:span>.</text:p>
            <text:p text:style-name="P22"/>
            <text:p text:style-name="P39">ὁ δρυμών, ῶνος: <text:span text:style-name="T45">oaktree forest</text:span></text:p>
          </table:table-cell>
        </table:table-row>
        <table:table-row table:style-name="Table3.1">
          <table:table-cell table:style-name="Table3.A1" office:value-type="string">
            <text:p text:style-name="P3"><text:span text:style-name="AncientGreek_3a__20_Ἀρχαία_20_ἑλληνικά"><text:span text:style-name="T1">317. Ποιμὴν λύκον εἰς μάνδραν εἰσάγων καὶ κύων</text:span></text:span></text:p>
            <text:p text:style-name="P49"><text:span text:style-name="AncientGreek_3a__20_Ἀρχαία_20_ἑλληνικά"><text:span text:style-name="T5">Μάνδρας ἔσω πρόβατα ποιμὴν εἰσάγων μετ’ αὐτῶν καὶ λύκον ἤμελλε συγκλεῖσαι, εἰ μὴ <text:s/>ὁ κύων ἰδὼν πρὸς αὐτὸν εἶπεν· « Πῶς τὰ πρόβατα τῆς ποίμνης θέλων σῶσαι τόνδε τὸν λύκον συνεισάγεις τῇ ποίμνῃ ; » </text:span></text:span></text:p>
            <text:p text:style-name="P49"><text:span text:style-name="AncientGreek_3a__20_Ἀρχαία_20_ἑλληνικά"><text:span text:style-name="T5"/></text:span></text:p>
            <text:p text:style-name="P49"><text:span text:style-name="AncientGreek_3a__20_Ἀρχαία_20_ἑλληνικά"><text:span text:style-name="T5">Ὅτι μεγίστην βλάβην καὶ θανάτου παραιτίαν οἶδε ποιεῖν τῶν κακῶν ἡ συνοίκησις.</text:span></text:span></text:p>
          </table:table-cell>
          <table:table-cell table:style-name="Table3.A1" office:value-type="string">
            <text:p text:style-name="P65"><text:span text:style-name="T10">A</text:span> Shepherd <text:span text:style-name="T10">Introducing</text:span> <text:span text:style-name="T10">A</text:span> Wolf Into The <text:span text:style-name="T48">Pen</text:span> And <text:span text:style-name="T10">A</text:span> Dog</text:p>
            <text:p text:style-name="P22">A shepherd<text:span text:style-name="T9"> </text:span><text:span text:style-name="T48">bringing his</text:span><text:span text:style-name="T9"> </text:span>sheep in<text:span text:style-name="T48">to</text:span><text:span text:style-name="T9"> </text:span><text:span text:style-name="T48">a</text:span><text:span text:style-name="T9"> </text:span><text:span text:style-name="T48">pen </text:span>was <text:span text:style-name="T48">about </text:span>to lock up a wolf with them, if his dog <text:span text:style-name="T48">observing </text:span>had not said to him: "How <text:span text:style-name="T48">is it that you bring this wolf into the herd who wishs to keep safe the sheep of the herd?”</text:span></text:p>
            <text:p text:style-name="P22"><text:span text:style-name="T48"/></text:p>
            <text:p text:style-name="P40"><text:span text:style-name="T49">Because t</text:span>he society of the wicked<text:span text:style-name="T9"> </text:span><text:span text:style-name="T49">knows how to produce t</text:span>he greatest <text:span text:style-name="T49">harm </text:span>and even <text:span text:style-name="T49">a cause of </text:span>death.</text:p>
            <text:p text:style-name="P40"/>
            <text:p text:style-name="P40">ἡ μάνδρα: <text:span text:style-name="T48">animal pen</text:span>, stable</text:p>
          </table:table-cell>
        </table:table-row>
        <text:soft-page-break/>
        <table:table-row table:style-name="Table3.1">
          <table:table-cell table:style-name="Table3.A1" office:value-type="string">
            <text:p text:style-name="P3"><text:span text:style-name="AncientGreek_3a__20_Ἀρχαία_20_ἑλληνικά"><text:span text:style-name="T1">318. Ποιμὴν παίζων</text:span></text:span></text:p>
            <text:p text:style-name="P13"><text:span text:style-name="AncientGreek_3a__20_Ἀρχαία_20_ἑλληνικά"><text:span text:style-name="T5">Ποιμὴν ἐξελαύνων αὐτοῦ τὴν ποίμνην ἀπό τινος κώμης πορρωτέρω, διετέλει τοιαύτῃ παιδιᾷ χρώμενος· ἐπιβοώμενος γὰρ τοὺς κωμήτας ἐπὶ βοήθειαν, ἔλεγεν ὡς λύκοι τοῖς προβάτοις ἐπῆλθον. Δὶς δὲ καὶ τρὶς τῶν ἐκ τῆς κώμης ἐκπλαγέντων καὶ ἐκπηδησάντων, εἶτα μετὰ γέλωτος ἀπαλλαγέντων, συνέβη τὸ τελευταῖον τῇ ἀληθείᾳ λύκους ἐπελθεῖν. Ἀποτεμνομένων δὲ αὐτῶν τὴν ποίμνην καὶ τοῦ ποιμένος ἐπὶ βοηθείᾳ τοὺς κωμήτας ἐπικαλουμένου, ἐκεινοῖ ὑπολαβόντες αὐτὸν παίζειν κατὰ τὸ ἔθος, ἧττον ἐφρόντιζον· καὶ οὕτως αὐτῷ συνέβη τῶν προβάτων στερηθῆναι.</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τοῦτο κερδαίνουσιν οἱ ψευδολόγοι τὸ μηδὲ ὅταν ἀληθεύωσι, πιστεύεσθαι.</text:span></text:span></text:p>
          </table:table-cell>
          <table:table-cell table:style-name="Table3.A1" office:value-type="string">
            <text:p text:style-name="P65"><text:span text:style-name="T10">A</text:span> Shepherd <text:span text:style-name="T10">Playing</text:span></text:p>
            <text:p text:style-name="P41">A shepherd<text:span text:style-name="T50"> driving</text:span> his flock quite a distance from the village, constantly indulged in the following joke. <text:span text:style-name="T50">For </text:span>calling the <text:span text:style-name="T50">villagers </text:span>to his aid,<text:span text:style-name="T9"> </text:span><text:span text:style-name="T50">he shouted</text:span><text:span text:style-name="T9"> </text:span>that wolves were attacking his sheep. <text:span text:style-name="T50">And t</text:span>wo or three times<text:span text:style-name="T9"> </text:span><text:span text:style-name="T50">being frightened from the </text:span>village and rush<text:span text:style-name="T50">ing</text:span> out, then<text:span text:style-name="T9"> </text:span><text:span text:style-name="T50">returning</text:span><text:span text:style-name="T9"> </text:span><text:span text:style-name="T50">with laughter </text:span>it happened<text:span text:style-name="T9"> </text:span><text:span text:style-name="T50">the last time</text:span><text:span text:style-name="T9"> </text:span>that wolves <text:span text:style-name="T50">in truth attacked</text:span>. <text:span text:style-name="T50">And cutting apart</text:span> the herd <text:span text:style-name="T50">and </text:span>the shepherd <text:span text:style-name="T50">calling </text:span><text:span text:style-name="T76">the villagers </text:span>for help the<text:span text:style-name="T50">y</text:span>, <text:span text:style-name="T50">assuming </text:span>that he was joking as usual, cared <text:span text:style-name="T50">less</text:span>. <text:span text:style-name="T50">And thus it</text:span> happened<text:span text:style-name="T9"> </text:span><text:span text:style-name="T50">for him</text:span><text:span text:style-name="T9"> </text:span>that he <text:span text:style-name="T50">was deprived of </text:span>his sheep.</text:p>
            <text:p text:style-name="P22"/>
            <text:p text:style-name="P41"><text:span text:style-name="T50">The</text:span> <text:span text:style-name="T50">account </text:span>shows that liars <text:span text:style-name="T50">profit this </text:span>one thing, n<text:span text:style-name="T50">ot</text:span> even when they tell the truth to be believed.</text:p>
          </table:table-cell>
        </table:table-row>
        <table:table-row table:style-name="Table3.1">
          <table:table-cell table:style-name="Table3.A1" office:value-type="string">
            <text:p text:style-name="P12"><text:span text:style-name="AncientGreek_3a__20_Ἀρχαία_20_ἑλληνικά"><text:span text:style-name="T5"/></text:span></text:p>
            <text:p text:style-name="P59"><text:span text:style-name="AncientGreek_3a__20_Ἀρχαία_20_ἑλληνικά"><text:span text:style-name="T1">319. Πόλεμος καὶ Ὕβρις</text:span></text:span></text:p>
            <text:p text:style-name="P64"><text:span text:style-name="AncientGreek_3a__20_Ἀρχαία_20_ἑλληνικά"><text:span text:style-name="T5">Θεοὶ πάντες ἔγημαν ἣν ἕκαστος εἴληφεν ἐν κλήρῳ. Πόλεμος παρῆν ἐσχάτῳ κλήρῳ· Ὕβριν δὲ μόνην κατέλαβεν· ταύτης περισσῶς ἐρασθεὶς ἔγημεν. Ἐπακολουθεῖ δὲ αὐτῇ πανταχοῦ βαδιζούσῃ.</text:span></text:span></text:p>
            <text:p text:style-name="P64"><text:span text:style-name="AncientGreek_3a__20_Ἀρχαία_20_ἑλληνικά"><text:span text:style-name="T5"/></text:span></text:p>
            <text:p text:style-name="P13"><text:span text:style-name="AncientGreek_3a__20_Ἀρχαία_20_ἑλληνικά"><text:span text:style-name="T5">Ὅτι ἔνθα ἂν προέλθῃ ὕβρις ἢ ἐν πόλει ἢ ἐν ἔθνεσι, πόλεμος καὶ μάχαι εὐθὺς μετ’ αὐτὴν ἀκολουθεῖ.</text:span></text:span></text:p>
          </table:table-cell>
          <table:table-cell table:style-name="Table3.A1" office:value-type="string">
            <text:p text:style-name="P65"><text:span text:style-name="T10">A</text:span> God Of War And <text:span text:style-name="T10">Hubris</text:span></text:p>
            <text:p text:style-name="P42">All the gods <text:span text:style-name="T51">married</text:span> <text:span text:style-name="T51">whom each had received </text:span>by <text:span text:style-name="T51">drawing lots</text:span>. <text:span text:style-name="T51">T</text:span>he god of war<text:span text:style-name="T9"> </text:span><text:span text:style-name="T51">was present at</text:span><text:span text:style-name="T9"> </text:span>last draw. <text:span text:style-name="T51">And he received </text:span>only <text:span text:style-name="T51">Hubris</text:span>. He <text:span text:style-name="T51">being smitten </text:span>with her married <text:span text:style-name="T51">[</text:span>her<text:span text:style-name="T51">]</text:span>. <text:span text:style-name="T51">And </text:span>he <text:span text:style-name="T51">follows </text:span>her <text:span text:style-name="T51">everywhere </text:span>she <text:span text:style-name="T51">journeys</text:span>.</text:p>
            <text:p text:style-name="P22"/>
            <text:p text:style-name="P22"><text:span text:style-name="T51">Because w</text:span>herever <text:span text:style-name="T51">hubris would proceed</text:span>, in a city or among nations, war and combat immediately follow <text:span text:style-name="T51">follow after her</text:span>.</text:p>
          </table:table-cell>
        </table:table-row>
        <table:table-row table:style-name="Table3.1">
          <table:table-cell table:style-name="Table3.A1" office:value-type="string">
            <text:p text:style-name="P71"><text:span text:style-name="AncientGreek_3a__20_Ἀρχαία_20_ἑλληνικά"><text:span text:style-name="T1">320. Ποταμὸς καὶ βύρσα</text:span></text:span></text:p>
            <text:p text:style-name="P64"><text:span text:style-name="AncientGreek_3a__20_Ἀρχαία_20_ἑλληνικά"><text:span text:style-name="T5">Ποταμὸς δι’ αὐτοῦ βύρσαν βοείαν φερομένην ἰδὼν ἠρώτησε· « Τίς καλῇ ; » Τῆς δὲ εἰπούσης· « Σκληρὰ καλοῦμαι, » ἐπικαχλάσας τῷ ῥεύματι εἶπεν· « Ἄλλο τι ζητεῖ καλεῖσθαι· ἐγὼ γὰρ ἤδη ἁπαλήν σε ποιήσω.»</text:span></text:span></text:p>
            <text:p text:style-name="P13"><text:span text:style-name="AncientGreek_3a__20_Ἀρχαία_20_ἑλληνικά"><text:span text:style-name="T5">Ὅτι τολμηρὸν ἄνδρα καὶ αὐθάδη πολλάκις εἰς γῆν κατήγαγε συμφορὰ βίου.</text:span></text:span></text:p>
          </table:table-cell>
          <table:table-cell table:style-name="Table3.A1" office:value-type="string">
            <text:p text:style-name="P65"><text:span text:style-name="T51">A</text:span> River And <text:span text:style-name="T51">A</text:span> <text:span text:style-name="T55">Hide</text:span></text:p>
            <text:p text:style-name="P22">A river, seeing an ox hide that <text:span text:style-name="T51">was</text:span> <text:span text:style-name="T51">being </text:span>carrying <text:span text:style-name="T51">by </text:span>it, asked: <text:span text:style-name="T51">what are you called?” and she replying</text:span> "<text:span text:style-name="T52">I am called</text:span> <text:span text:style-name="T52">Hard.</text:span>" <text:span text:style-name="T53">Having splashed against [her] with its current said</text:span>: "<text:span text:style-name="T53">Seek something else to be called</text:span>," <text:span text:style-name="T53">For </text:span>I <text:span text:style-name="T53">now will make you </text:span>soft.”</text:p>
            <text:p text:style-name="P22"/>
            <text:p text:style-name="P22"><text:span text:style-name="T53">Because a</text:span><text:span text:style-name="T9"> </text:span><text:span text:style-name="T53">daring </text:span><text:span text:style-name="T54">and proud </text:span><text:span text:style-name="T53">man</text:span><text:span text:style-name="T9"> </text:span><text:span text:style-name="T54">life’s misfortune often leading down into the earth</text:span>.</text:p>
            <text:p text:style-name="P22"/>
            <text:p text:style-name="P22">βόειος , α, ον: of an ox or oxen, esp. of ox-hide</text:p>
            <text:p text:style-name="P22">σκληρός: hard, harsh, stiff, unyielding, austere, severe</text:p>
            <text:p text:style-name="P22">ἐπικαχλάζω: <text:span text:style-name="T52">to s</text:span>plash against</text:p>
            <text:p text:style-name="P22">αὐθάδης, ες: self-willed, stubborn</text:p>
          </table:table-cell>
        </table:table-row>
        <text:soft-page-break/>
        <table:table-row table:style-name="Table3.1">
          <table:table-cell table:style-name="Table3.A1" office:value-type="string">
            <text:p text:style-name="P3"><text:span text:style-name="AncientGreek_3a__20_Ἀρχαία_20_ἑλληνικά"><text:span text:style-name="T5"><text:s/></text:span></text:span><text:span text:style-name="AncientGreek_3a__20_Ἀρχαία_20_ἑλληνικά"><text:span text:style-name="T1">321. Πρόβατον κειρόμενον</text:span></text:span></text:p>
            <text:p text:style-name="P13"><text:span text:style-name="AncientGreek_3a__20_Ἀρχαία_20_ἑλληνικά"><text:span text:style-name="T5">Πρόβατον ἀφυῶς κειρόμενον πρὸς τὸν κείροντα ἔφη· « Εἰ μὲν ἔρια ζητεῖς, ἀνωτέρω τέμνε· εἰ δὲ κρεῶν ἐπιθυμεῖς, ἅπαξ με καταθύσας τοῦ κατὰ μικρὸν βασανίζειν ἀπάλλαξο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τοὺς ἀφυῶς ταῖς τέχναις προσφερομένους ὁ λόγος ἁρμόδιός ἐστι.</text:span></text:span></text:p>
          </table:table-cell>
          <table:table-cell table:style-name="Table3.A1" office:value-type="string">
            <text:p text:style-name="P65"><text:span text:style-name="T10">A </text:span>Sheared Sheep</text:p>
            <text:p text:style-name="P22">A sheep being <text:span text:style-name="T55">strangely</text:span> sheared said to the shearer: “If you <text:span text:style-name="T54">seek</text:span> wool, cut higher; <text:span text:style-name="T54">but if</text:span><text:span text:style-name="T9"> </text:span><text:span text:style-name="T54">you want meat</text:span>, <text:span text:style-name="T54">having sacrificed</text:span> me once and for all,<text:span text:style-name="T9"> </text:span><text:span text:style-name="T55">cease from</text:span><text:span text:style-name="T9"> </text:span>torturing me <text:span text:style-name="T55">little by little</text:span>.”</text:p>
            <text:p text:style-name="P22"/>
            <text:p text:style-name="P22"><text:span text:style-name="T55">The account</text:span> <text:span text:style-name="T55">is harmonious for </text:span>those who <text:span text:style-name="T55">indurlge </text:span>in their trade <text:span text:style-name="T55">strangley</text:span>.</text:p>
          </table:table-cell>
        </table:table-row>
        <table:table-row table:style-name="Table3.1">
          <table:table-cell table:style-name="Table3.A1" office:value-type="string">
            <text:p text:style-name="P70"><text:span text:style-name="AncientGreek_3a__20_Ἀρχαία_20_ἑλληνικά"><text:span text:style-name="T1">322. Προμηθεὺς καὶ ἄνθρωποι</text:span></text:span></text:p>
            <text:p text:style-name="P62"><text:span text:style-name="AncientGreek_3a__20_Ἀρχαία_20_ἑλληνικά"><text:span text:style-name="T5">Προμηθεὺς κατὰ πρόσταξιν Διὸς ἀνθρώπους ἔπλασε καὶ θηρία. Ὁ δὲ Ζεὺς θεασάμενος πολλῷ πλείονα τὰ ἄλογα ζῷα ἐκέλευσεν αὐτὸν τῶν θηρίων τινὰ διαφθείροντα ἀνθρώπους μετατυπῶσαι. Τοῦ δὲ τὸ προσταχθὲν ποιήσαντος, συνέβη ἐκ τούτου τοὺς μὴ ἐξ ἀρχῆς ἀνθρώπους πλασθέντας τὴν μὲν μορφὴν ἀνθρώπων ἔχειν, τὰς δὲ ψυχὰς θηριώδεις.</text:span></text:span></text:p>
            <text:p text:style-name="P62"><text:span text:style-name="AncientGreek_3a__20_Ἀρχαία_20_ἑλληνικά"><text:span text:style-name="T5"/></text:span></text:p>
            <text:p text:style-name="P13"><text:span text:style-name="AncientGreek_3a__20_Ἀρχαία_20_ἑλληνικά"><text:span text:style-name="T5">Πρὸς ἄνδρα σκαιὸν καὶ θηριώδη ὁ λόγος εὔκαιρος.</text:span></text:span></text:p>
          </table:table-cell>
          <table:table-cell table:style-name="Table3.A1" office:value-type="string">
            <text:p text:style-name="P65">Prometheus And Men</text:p>
            <text:p text:style-name="P22">Prometheus, on the order of Zeus <text:span text:style-name="T56">formed </text:span>men and beasts. But Zeus, <text:span text:style-name="T56">seeing</text:span> the<text:span text:style-name="T9"> </text:span><text:span text:style-name="T56">irational animals </text:span>were <text:span text:style-name="T56">by </text:span>much more numerous commanded him <text:span text:style-name="T56">destroying some of the beasts to </text:span><text:span text:style-name="T57">re</text:span><text:span text:style-name="T56">stamp mankind</text:span>. <text:span text:style-name="T57">But doing what he order it happened</text:span> those <text:span text:style-name="T57">who</text:span> <text:span text:style-name="T57">had not been formed </text:span>from the beginning<text:span text:style-name="T9"> </text:span><text:span text:style-name="T58">as men</text:span><text:span text:style-name="T9"> </text:span>have the form of <text:span text:style-name="T9">m</text:span><text:span text:style-name="T58">e</text:span><text:span text:style-name="T9">n</text:span>, but <text:span text:style-name="T57">beastly</text:span><text:span text:style-name="T9"> </text:span>soul<text:span text:style-name="T57">s</text:span>.</text:p>
            <text:p text:style-name="P22"/>
            <text:p text:style-name="P22">The <text:span text:style-name="T58">account is timely for</text:span><text:span text:style-name="T59"> shadey</text:span> and brutal men.</text:p>
            <text:p text:style-name="P22"/>
            <text:p text:style-name="P22">θηριώδης , ες: full of wild beasts, savage, brutal, malignant</text:p>
          </table:table-cell>
        </table:table-row>
        <table:table-row table:style-name="Table3.1">
          <table:table-cell table:style-name="Table3.A1" office:value-type="string">
            <text:p text:style-name="P3"><text:span text:style-name="AncientGreek_3a__20_Ἀρχαία_20_ἑλληνικά"><text:span text:style-name="T1">323. Ῥόδον καὶ ἀμάραντον</text:span></text:span></text:p>
            <text:p text:style-name="P13"><text:span text:style-name="AncientGreek_3a__20_Ἀρχαία_20_ἑλληνικά"><text:span text:style-name="T5">Ῥόδῳ παραφυὲν ἀμάραντον ἔφη· « Οἷον ἄνθος εὐπρεπὲς εἶ, καὶ ποθητὸν καὶ θεοῖς καὶ ἀνθρώποις· μακαρίζω σε τοῦ κάλλους καὶ τῆς εὐωδίας. » Τὸ δὲ εἶπεν· « Ἐγὼ μέν, ὦ ἀμάραντον, πρὸς ὀλίγον καιρὸν ζῶ, καί, κἂν μηδεὶς ἐκκόψῃ με, τήκομαι· σὺ δὲ ἀνθεῖς καὶ ζῇς ἀεὶ οὕτω νέο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κρεῖσσον ὀλιγαρκούμενόν τινα διαμένειν ἢ πρὸς ὀλίγον τρυφήσαντα μεταβολῆς δυστυχοῦς τυχεῖν ἢ καὶ ἀποθανεῖν.</text:span></text:span></text:p>
          </table:table-cell>
          <table:table-cell table:style-name="Table3.A1" office:value-type="string">
            <text:p text:style-name="P65"><text:span text:style-name="T59">A</text:span> Rose And <text:span text:style-name="T59">An </text:span>Amaranth</text:p>
            <text:p text:style-name="P22">An amaranth <text:span text:style-name="T59">growing</text:span> next to a rose said: “<text:span text:style-name="T59">What a well formed flower are </text:span>you! <text:span text:style-name="T59">Y</text:span>ou are <text:span text:style-name="T59">the longing</text:span> of gods and men. I congratulate you on your beauty and your perfume. <text:span text:style-name="T59">And it said: “</text:span>I, <text:span text:style-name="T60">Oh Amaranth, </text:span>live <text:span text:style-name="T60">for a little while</text:span>, and even if <text:span text:style-name="T60">no one picks me</text:span>, I wither. <text:span text:style-name="T60">B</text:span>ut you <text:span text:style-name="T60">are in bloom and continually live </text:span>so young.”</text:p>
            <text:p text:style-name="P22"/>
            <text:p text:style-name="P22"><text:span text:style-name="T60">Because i</text:span>t is better <text:span text:style-name="T60">being contented</text:span> with little <text:span text:style-name="T60">to remain a little while </text:span>than to liv<text:span text:style-name="T61">ing</text:span> in luxury for a<text:span text:style-name="T9"> </text:span><text:span text:style-name="T61">little</text:span><text:span text:style-name="T9"> </text:span>while to <text:span text:style-name="T61">encounter</text:span> a change of fortune <text:span text:style-name="T61">or</text:span> even death.</text:p>
            <text:p text:style-name="P22"/>
            <text:p text:style-name="P43">ὀλιγαρκέω: <text:span text:style-name="T60">to be contented with little</text:span></text:p>
            <text:p text:style-name="P43"><text:span text:style-name="T60">μεταβολῆς δυστυχοῦς </text:span><text:span text:style-name="T61">= fem. gen. (ἡ μεταβολή δυστυχής)</text:span></text:p>
          </table:table-cell>
        </table:table-row>
        <text:soft-page-break/>
        <table:table-row table:style-name="Table3.1">
          <table:table-cell table:style-name="Table3.A1" office:value-type="string">
            <text:p text:style-name="P2"><text:span text:style-name="AncientGreek_3a__20_Ἀρχαία_20_ἑλληνικά"><text:span text:style-name="T1">324. Ῥοιὰ καὶ μηλέα καὶ ἐλαία καὶ βάτος</text:span></text:span></text:p>
            <text:p text:style-name="P13"><text:span text:style-name="AncientGreek_3a__20_Ἀρχαία_20_ἑλληνικά"><text:span text:style-name="T5">Ῥοιὰ καὶ μηλέα καὶ ἐλαία περὶ εὐκαρπίας ἤριζον. Πολλοῦ δὲ τοῦ νείκους ἀναφθέντος, βάτος ἐκ τοῦ πλησίον φραγμοῦ ἀκούσασα εἶπεν· « Ἀλλ’, ὦ φίλαι, παυσώμεθά ποτε μαχόμεν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 παρὰ τὰς τῶν ἀμεινόνων στάσεις καὶ οἱ μηδενὸς ἄξιοι πειρῶνται δοκεῖν τι εἶναι.</text:span></text:span></text:p>
          </table:table-cell>
          <table:table-cell table:style-name="Table3.A1" office:value-type="string">
            <text:p text:style-name="P65"><text:span text:style-name="T10">A</text:span> <text:span text:style-name="T9">P</text:span><text:span text:style-name="T10">omegranate</text:span> <text:span text:style-name="T10">Tree</text:span>, <text:span text:style-name="T10">An</text:span> <text:span text:style-name="T11">Apple</text:span> <text:span text:style-name="T10">Tree</text:span>, <text:span text:style-name="T10">An</text:span> <text:span text:style-name="T11">Olive</text:span><text:span text:style-name="T9"> </text:span><text:span text:style-name="T10">Tree</text:span><text:span text:style-name="T9"> </text:span><text:span text:style-name="T11">And</text:span> <text:span text:style-name="T10">A</text:span> <text:span text:style-name="T12">Thorn Bush</text:span></text:p>
            <text:p text:style-name="P22"><text:span text:style-name="T61">A</text:span> pomegranate, <text:span text:style-name="T61">an </text:span>apple and <text:span text:style-name="T61">an </text:span>olive tree <text:span text:style-name="T61">were arguing </text:span><text:span text:style-name="T62">about fruitfulness</text:span>. <text:span text:style-name="T9">A</text:span><text:span text:style-name="T62">nd a</text:span><text:span text:style-name="T9">s</text:span> the <text:span text:style-name="T62">quarel</text:span> <text:span text:style-name="T62">kindled much</text:span>, a bramble listening from the <text:span text:style-name="T62">near by </text:span>hedge said: "<text:span text:style-name="T62">But Oh </text:span>friends, let's <text:span text:style-name="T62">cease from ever </text:span>quarreling."</text:p>
            <text:p text:style-name="P22"/>
            <text:p text:style-name="P22"><text:span text:style-name="T62">Thus </text:span>, <text:span text:style-name="T62">on the side of revolutions of those greater than them even those worthy of nothing t</text:span>ry <text:span text:style-name="T62">seem to be something </text:span>important.</text:p>
            <text:p text:style-name="P22"/>
            <text:p text:style-name="P22">ἀναφθέντος <text:span text:style-name="T62">= </text:span>ἀνάπτω: <text:span text:style-name="T62">to kindle</text:span></text:p>
          </table:table-cell>
        </table:table-row>
        <table:table-row table:style-name="Table3.1">
          <table:table-cell table:style-name="Table3.A1" office:value-type="string">
            <text:p text:style-name="P71"><text:span text:style-name="AncientGreek_3a__20_Ἀρχαία_20_ἑλληνικά"><text:span text:style-name="T1">325. Σαλπιγκτής</text:span></text:span></text:p>
            <text:p text:style-name="P64"><text:span text:style-name="AncientGreek_3a__20_Ἀρχαία_20_ἑλληνικά"><text:span text:style-name="T5">Σαλπιγκτὴς στρατὸν ἐπισυνάγων καὶ κρατηθεὶς ὑπὸ τῶν πολεμίων ἐβόα· « Μὴ κτείνετέ με, ὦ ἄνδρες, εἰκῆ καὶ μάτην· οὐδένα γὰρ ὑμῶν ἀπέκτεινα· πλὴν γὰρ τοῦ χαλκοῦ τούτου οὐδὲν ἄλλο κτῶμαι. » Οἱ δὲ πρὸς αὐτὸν ἔφασαν· « Διὰ τοῦτο γὰρ μᾶλλον τεθνήξῃ, ὅτι σὺ μὴ δυνάμενος πολεμεῖν τοὺς πάντας πρὸς μάχην ἐγείρεις. »</text:span></text:span></text:p>
            <text:p text:style-name="P64"><text:span text:style-name="AncientGreek_3a__20_Ἀρχαία_20_ἑλληνικά"><text:span text:style-name="T5"/></text:span></text:p>
            <text:p text:style-name="P13"><text:span text:style-name="AncientGreek_3a__20_Ἀρχαία_20_ἑλληνικά"><text:span text:style-name="T5">Ὁ μῦθος δηλοῖ ὅτι πλέον πταίουσιν οἱ τοὺς κακοὺς καὶ βαρεῖς δυνάστας ἐπεγείροντες εἰς τὸ κακοποιεῖν.</text:span></text:span></text:p>
          </table:table-cell>
          <table:table-cell table:style-name="Table3.A1" office:value-type="string">
            <text:p text:style-name="P65"><text:span text:style-name="T13">A</text:span> T<text:span text:style-name="T11">rupmeteer</text:span></text:p>
            <text:p text:style-name="P22">A trumpet<text:span text:style-name="T63">er mustering the army and being tak</text:span>en by the enemies, shouted: “<text:span text:style-name="T9">Do</text:span><text:span text:style-name="T63">n’</text:span><text:span text:style-name="T9">t</text:span> kill me, <text:span text:style-name="T63">oh men</text:span>, <text:span text:style-name="T63">randomly </text:span>and without cause; for I have killed none of you. <text:span text:style-name="T63">For besided </text:span>this copper I have nothing<text:span text:style-name="T63"> else</text:span>. But <text:span text:style-name="T63">they said to him</text:span>: "<text:span text:style-name="T63">Well because of this rather more will you be put to death</text:span>, <text:span text:style-name="T63">because you not </text:span>being able to make war, you incit<text:span text:style-name="T63">e</text:span> everyone to battle."</text:p>
            <text:p text:style-name="P22"/>
            <text:p text:style-name="P22"><text:span text:style-name="T63">The </text:span>fable shows that<text:span text:style-name="T63"> they stumble more who</text:span> incite <text:span text:style-name="T63">the </text:span>wicked and cruel <text:span text:style-name="T63">leaders</text:span> to <text:span text:style-name="T63">doing </text:span>evil.</text:p>
          </table:table-cell>
        </table:table-row>
        <table:table-row table:style-name="Table3.1">
          <table:table-cell table:style-name="Table3.A1" office:value-type="string">
            <text:p text:style-name="P3"><text:span text:style-name="AncientGreek_3a__20_Ἀρχαία_20_ἑλληνικά"><text:span text:style-name="T1">326. Σπάλαξ καὶ μήτηρ</text:span></text:span></text:p>
            <text:p text:style-name="P13"><text:span text:style-name="AncientGreek_3a__20_Ἀρχαία_20_ἑλληνικά"><text:span text:style-name="T5">Σπάλαξ (ἐστὶ δὲ τοῦτο τὸ ζῷον τυφλὸν) λέγει πρὸς τὴν ἑαυτοῦ μητέρα ὅτι βλέπει. Κἀκείνη πειράζουσα αὐτὸν χόνδρον λιβανωτοῦ δοῦσα ἐπηρώτα τί ποτε εἴη. Τοῦ δὲ εἰπόντος ψηφῖδα, ἔφη· « Ὦ τέκνον, οὐ μόνον τοῦ βλέπειν ἐστέρησαι, ἀλλὰ καὶ τὰς ὀσφρήσεις ἀποβέβλησ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ς ἔνιοι τῶν ἀλαζόνων, [μέχρις οὗ] τὰ ἀδύνατα κατεπαγγέλλονται, καὶ ἐν τοῖς ἐλαχίστοις ἐξελέγχονται.</text:span></text:span></text:p>
          </table:table-cell>
          <table:table-cell table:style-name="Table3.A1" office:value-type="string">
            <text:p text:style-name="P65"><text:span text:style-name="T63">A </text:span>Mole And <text:span text:style-name="T63">A </text:span>Mother</text:p>
            <text:p text:style-name="P22">A mole <text:span text:style-name="T64">(and this animal is blind) said to its </text:span>mother that it s<text:span text:style-name="T64">ees</text:span>. <text:span text:style-name="T64">And she </text:span>test<text:span text:style-name="T64">ing</text:span> him, <text:span text:style-name="T64">giving</text:span> him a grain of incense asked <text:span text:style-name="T64">[</text:span>him<text:span text:style-name="T64">]</text:span> what<text:span text:style-name="T64">ever</text:span> it <text:span text:style-name="T64">might be.</text:span> <text:span text:style-name="T64">And when he said it is a pebble, said. </text:span>"<text:span text:style-name="T64">Oh child</text:span>, <text:span text:style-name="T64">not only have you ben deprived of sight, but also you have cast off smell</text:span>"</text:p>
            <text:p text:style-name="P22"/>
            <text:p text:style-name="P22"><text:span text:style-name="T64">Thus </text:span>some braggarts <text:span text:style-name="T65">until now </text:span>promise the impossible <text:span text:style-name="T65">yet</text:span> are <text:span text:style-name="T65">rebuked </text:span>in the <text:span text:style-name="T65">smallest cases</text:span>.</text:p>
            <text:p text:style-name="P22"/>
            <text:p text:style-name="P44">ὁ χόνδρος: granule or lump, <text:span text:style-name="T64">grains</text:span> of wheat or spelt, gristle, cartilage</text:p>
          </table:table-cell>
        </table:table-row>
        <text:soft-page-break/>
        <table:table-row table:style-name="Table3.1">
          <table:table-cell table:style-name="Table3.A1" office:value-type="string">
            <text:p text:style-name="P3"><text:span text:style-name="AncientGreek_3a__20_Ἀρχαία_20_ἑλληνικά"><text:span text:style-name="T1">327. Σῦς ἄγριος καὶ ἀλώπηξ</text:span></text:span></text:p>
            <text:p text:style-name="P13"><text:span text:style-name="AncientGreek_3a__20_Ἀρχαία_20_ἑλληνικά"><text:span text:style-name="T5">Σῦς ἄγριος ἑστὼς παρά τι δένδρον τοὺς ὀδόντας ἠκόνα. Ἀλώπεκος δὲ αὐτὸν ἐρομένης τὴν αἰτίαν δι’ ἥν, μηδενὸς αὐτῷ μήτε κυνηγέτου μήτε κινδύνου ἐφεστῶτος, τοὺς ὀδόντας θήγει, ἔφη· « Ἀλλ’ ἔγωγε οὐ ματαίως τοῦτο ποιῶ· ἐὰν γάρ με κίνδυνος καταλάβῃ, οὐ τότε περὶ τὸ ἀκονᾶν ἀσχοληθήσομαι, ἑτοίμοις δὲ οὖσι χρήσομ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ιδάσκει δεῖν πρὸ τῶν κινδύνων τὰς παρασκευὰς ποιεῖσθαι.</text:span></text:span></text:p>
          </table:table-cell>
          <table:table-cell table:style-name="Table3.A1" office:value-type="string">
            <text:p text:style-name="P65"><text:span text:style-name="T65">A</text:span> <text:span text:style-name="T65">Wild Hog</text:span> And <text:span text:style-name="T65">A </text:span>Fox</text:p>
            <text:p text:style-name="P46"><text:span text:style-name="T68">A </text:span><text:span text:style-name="T71">wild hog standing </text:span><text:span text:style-name="T68">n</text:span><text:span text:style-name="T71">ext to </text:span><text:span text:style-name="T68">a tree </text:span><text:span text:style-name="T71">sharpened it</text:span><text:span text:style-name="T68">s </text:span><text:span text:style-name="T71">teeth</text:span><text:span text:style-name="T68">. </text:span><text:span text:style-name="T71">And a</text:span><text:span text:style-name="T68"> fox ask</text:span><text:span text:style-name="T71">ing</text:span><text:span text:style-name="T68"> him why </text:span><text:span text:style-name="T71">the cause through which, </text:span><text:span text:style-name="T72">when </text:span><text:span text:style-name="T71">ne</text:span><text:span text:style-name="T68">ither </text:span><text:span text:style-name="T71">a </text:span><text:span text:style-name="T68">hunter nor danger </text:span><text:span text:style-name="T71">attacked</text:span><text:span text:style-name="T68"> him, he sharpened his tusks </text:span><text:span text:style-name="T72">he said</text:span><text:span text:style-name="T68">. “</text:span><text:span text:style-name="T72">But I myself</text:span><text:span text:style-name="T68"> </text:span><text:span text:style-name="T72">do this not in vain.</text:span><text:span text:style-name="T68"> </text:span><text:span text:style-name="T72">F</text:span><text:span text:style-name="T68">or if </text:span><text:span text:style-name="T72">danger ever takes hold of me.</text:span><text:span text:style-name="T68"> I will not then </text:span><text:span text:style-name="T72">be at leasure concerning </text:span><text:span text:style-name="T68">sharpen</text:span><text:span text:style-name="T72">ing</text:span><text:span text:style-name="T68"> them; but </text:span><text:span text:style-name="T72">I shall make use of them being ready</text:span><text:span text:style-name="T68">.”</text:span></text:p>
            <text:p text:style-name="P22"/>
            <text:p text:style-name="P45"><text:span text:style-name="T66">The</text:span> <text:span text:style-name="T66">account </text:span>teaches that <text:span text:style-name="T66">one ought to make preperations before dangers.</text:span></text:p>
            <text:p text:style-name="P45"/>
            <text:p text:style-name="P45"><text:span text:style-name="T77">ἀ</text:span>κονάω: to sharpen, <text:span text:style-name="T65">to </text:span>whet</text:p>
          </table:table-cell>
        </table:table-row>
        <table:table-row table:style-name="Table3.1">
          <table:table-cell table:style-name="Table3.A1" office:value-type="string">
            <text:p text:style-name="P3"><text:span text:style-name="AncientGreek_3a__20_Ἀρχαία_20_ἑλληνικά"><text:span text:style-name="T1">328. Σῦς ἄγριος καὶ ἵππος καὶ κυνηγέτης</text:span></text:span></text:p>
            <text:p text:style-name="P13"><text:span text:style-name="AncientGreek_3a__20_Ἀρχαία_20_ἑλληνικά"><text:span text:style-name="T5">Σῦς ἄγριος καὶ ἵππος ἐν ταὐτῷ ἐνέμοντο. Τοῦ δὲ συὸς παρ’ ἕκαστα τὴν πόαν διαφθείροντος καὶ τὸ ὕδωρ θολοῦντος, ὁ ἵππος βουλόμενος αὐτὸν ἀμύνασθαι [ἐπὶ] κυνηγέτην σύμμαχον παρέλαβε. Κἀκείνου εἰπόντος μὴ ἄλλως δύνασθαι αὐτῷ βοηθεῖν, ἐὰν μὴ χαλινόν τε ὑπομείνῃ καὶ αὐτὸν ἐπιβάτην δέξηται, ὁ ἵππος πάντα ὑπέστη. Καὶ ὁ κυνηγέτης ἐποχηθεὶς αὐτῷ καὶ τὸν σῦν κατηγωνίσατο καὶ τὸν ἵππον προσαγαγὼν τῇ φάτνῃ προσέδησε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 πολλοὶ δι’ ἀλόγιστον ὀργήν, ἕως τοὺς ἐχθροὺς ἀμύνασθαι θέλουσιν, ἑαυτοὺς ἑτέροις ὑπορρίπτουσιν.</text:span></text:span></text:p>
          </table:table-cell>
          <table:table-cell table:style-name="Table3.A1" office:value-type="string">
            <text:p text:style-name="P22"><text:span text:style-name="T11">A</text:span> Boar, <text:span text:style-name="T11">A</text:span> Horse And <text:span text:style-name="T11">A</text:span> Hunter</text:p>
            <text:p text:style-name="P22">The boar and the horse shared the same pasture. As the boar every moment destroyed the grass and clouded the water, the horse, wanting to take revenge on him, resorted to the help of a hunter. But the latter having declared that he could only lend him a hand if he consented to receive a bridle and to take it himself on his back, the horse submitted to all his demands. Then the hunter mounted on his back put the boar out of action, and, taking the horse home, tied it to the rack.</text:p>
            <text:p text:style-name="P22"/>
            <text:p text:style-name="P22">Thus many people, wishing, under the influence of a blind anger, to avenge themselves on their enemies, throw themselves under the yoke of others.</text:p>
          </table:table-cell>
        </table:table-row>
        <text:soft-page-break/>
        <table:table-row table:style-name="Table3.1">
          <table:table-cell table:style-name="Table3.A1" office:value-type="string">
            <text:p text:style-name="P3"><text:span text:style-name="AncientGreek_3a__20_Ἀρχαία_20_ἑλληνικά"><text:span text:style-name="T1">329. Σῦς καὶ κύων <text:s/>ἀλλήλαις λοιδορούμεναι</text:span></text:span></text:p>
            <text:p text:style-name="P13"><text:span text:style-name="AncientGreek_3a__20_Ἀρχαία_20_ἑλληνικά"><text:span text:style-name="T5">Σῦς καὶ κύων ἀλλήλαις διελοιδοροῦντο. Καὶ ἡ μὲν σῦς ὤμνυε κατὰ τῆς Ἀφροδίτης ἦ μὴν τοῖς ὀδοῦσιν ἀναρρήξειν τὴν κύνα. Ἡ δὲ κύων πρὸς ταῦτα εἰρωνικῶς εἶπε· « Καλῶς κατὰ τῆς Ἀφροδίτης ἡμῖν ὀμνύεις· δηλοῖς γὰρ ὑπ’ αὐτῆς ὅτι μάλιστα φιλεῖσθαι, ἣ τὸν τῶν σῶν ἀκαθάρτων σαρκῶν γευόμενον οὐδ’ ὅλως εἰς ἱερὸν προσίεται. » Καὶ ἡ σῦς· « Διὰ τοῦτο μὲν οὖν μᾶλλον δήλη ἐστὶν ἡ θεὸς στέργουσά με· τὸν γὰρ κτείναντα ἢ ἄλλως λυμαινόμενον παντάπασιν ἀποστρέφεται· σὺ μέντοι κακῶς ὄζεις καὶ ζῶσα καὶ τεθνηκυῖα.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οἱ φρόνιμοι τῶν ῥητόρων τὰ ὑπὸ τῶν ἐχθρῶν ὀνείδη εὐμεθόδως εἰς ἔπαινον μετασχηματίζουσιν.</text:span></text:span></text:p>
          </table:table-cell>
          <table:table-cell table:style-name="Table3.A1" office:value-type="string">
            <text:p text:style-name="P22"><text:span text:style-name="T11">A</text:span> <text:span text:style-name="T11">Sow</text:span> A<text:span text:style-name="T11">nd A</text:span> Female Dog <text:span text:style-name="T11">Insulding Eachother</text:span></text:p>
            <text:p text:style-name="P22">The sow and the female dog hurled insults at each other. The sow swore by Aphrodite that she would tear the female dog to pieces. The dog replied ironically; " It's good Make it up to you to swear to us by Aphrodite: it seems that she loves you with all her tenderness, she who absolutely refuses to admit into her temple anyone who has tasted your impure flesh. “That in itself is further proof that the goddess loves me, since she absolutely repels anyone who kills me or mistreats me in any way. As for you, you smell bad, both during your lifetime and after your death. »</text:p>
            <text:p text:style-name="P22"/>
            <text:p text:style-name="P22">This fable shows that wise orators adroitly turn the insults of their enemies to their praise.</text:p>
          </table:table-cell>
        </table:table-row>
        <table:table-row table:style-name="Table3.1">
          <table:table-cell table:style-name="Table3.A1" office:value-type="string">
            <text:p text:style-name="P5"><text:span text:style-name="AncientGreek_3a__20_Ἀρχαία_20_ἑλληνικά"><text:span text:style-name="T1">330. Σφῆκες καὶ πέρδικες καὶ γεωργός</text:span></text:span></text:p>
            <text:p text:style-name="P15"><text:span text:style-name="AncientGreek_3a__20_Ἀρχαία_20_ἑλληνικά"><text:span text:style-name="T5">Σφῆκες καὶ πέρδικες δίψῃ συνεχόμενοι πρὸς γεωργὸν ἦλθον παρ’ αὐτοῦ αἰτοῦντες πιεῖν, ἐπαγγελλόμενοι ἀντὶ τοῦ ὕδατος ταύτην τὴν χάριν ἀποδώσειν· οἱ μὲν πέρδικες σκάπτειν τὰς ἀμπέλους, οἱ δὲ σφῆκες κύκλῳ περιιόντες τοῖς κέντροις ἀποσοβεῖν τοὺς κλέπτας. Ὁ δὲ γεωργὸς ἔφη· « Ἀλλ’ ἔμοιγέ εἰσι δύο βόες, οἳ μηδὲν ἐπαγγελλόμενοι πάντα ποιοῦσιν· ἄμεινον οὖν ἐστιν ἐκείνοις δοῦναι ἤπερ ὑμῖν. »</text:span></text:span></text:p>
            <text:p text:style-name="P15"><text:span text:style-name="AncientGreek_3a__20_Ἀρχαία_20_ἑλληνικά"><text:span text:style-name="T5"/></text:span></text:p>
            <text:p text:style-name="P15"><text:span text:style-name="AncientGreek_3a__20_Ἀρχαία_20_ἑλληνικά"><text:span text:style-name="T5">Ὁ μῦθος πρὸς ἄνδρας ἐξώλεις ὠφελεῖν μὲν ἐπαγγελλομένους, βλάπτοντας δὲ μεγάλα.</text:span></text:span></text:p>
          </table:table-cell>
          <table:table-cell table:style-name="Table3.A1" office:value-type="string">
            <text:p text:style-name="P22">Wasps, Partridges And <text:span text:style-name="T11">A</text:span> Plowman</text:p>
            <text:p text:style-name="P22">Wasps and partridges, pressed by thirst, came to find a plowman, to ask him to drink, promising, in exchange for a little water, to do him a favor, the partridges digging his vineyard, and the wasps going around it to ward off the thieves with their goads. The plowman answered: "But I have two oxen which do everything to me without promising anything: it is therefore better that I give them than to you." »</text:p>
            <text:p text:style-name="P22"/>
            <text:p text:style-name="P22">This fable is addressed to corrupt men who promise favors and cause great damage.</text:p>
          </table:table-cell>
        </table:table-row>
        <table:table-row table:style-name="Table3.1">
          <table:table-cell table:style-name="Table3.A1" office:value-type="string">
            <text:p text:style-name="P6"><text:span text:style-name="AncientGreek_3a__20_Ἀρχαία_20_ἑλληνικά"><text:span text:style-name="T1">331. Σφὴξ καὶ ὄφις</text:span></text:span></text:p>
            <text:p text:style-name="P16"><text:span text:style-name="AncientGreek_3a__20_Ἀρχαία_20_ἑλληνικά"><text:span text:style-name="T5">Σφὴξ ἐπὶ κεφαλὴν ὄφεως καθίσας καὶ συνεχῶς τῷ κέντρῳ πλήττων ἐχείμαζε. Ὁ δὲ περιώδυνος γενόμενος καὶ τὸν ἐχθρὸν οὐκ ἔχων ἀμύνασθαι, τὴν κεφαλὴν ἁμάξης τρόχῳ ὑπέθηκε, καὶ οὕτω τῷ σφηκὶ συναπέθανεν.</text:span></text:span></text:p>
            <text:p text:style-name="P16"><text:span text:style-name="AncientGreek_3a__20_Ἀρχαία_20_ἑλληνικά"><text:span text:style-name="T5"/></text:span></text:p>
            <text:p text:style-name="P16"><text:span text:style-name="AncientGreek_3a__20_Ἀρχαία_20_ἑλληνικά"><text:span text:style-name="T5">Ὁ λόγος δηλοῖ ὅτι τινὲς τοῖς ἐχθροῖς αἱροῦνται συναποθνῄσκειν.</text:span></text:span></text:p>
          </table:table-cell>
          <table:table-cell table:style-name="Table3.A1" office:value-type="string">
            <text:p text:style-name="P22"><text:span text:style-name="T11">A</text:span> Wasp And <text:span text:style-name="T11">A</text:span> Snake</text:p>
            <text:p text:style-name="P22">One day a wasp sat on the head of a snake and tormented it, stinging it relentlessly with its sting. The snake, mad with pain, unable to avenge itself on its enemy, put its head under the wheel of a cart and thus died with the wasp.</text:p>
            <text:p text:style-name="P22"/>
            <text:p text:style-name="P22">This fable shows that some people don't shy away from dying with their enemies.</text:p>
          </table:table-cell>
        </table:table-row>
        <text:soft-page-break/>
        <table:table-row table:style-name="Table3.1">
          <table:table-cell table:style-name="Table3.A1" office:value-type="string">
            <text:p text:style-name="P6"><text:span text:style-name="AncientGreek_3a__20_Ἀρχαία_20_ἑλληνικά"><text:span text:style-name="T1">332. Ταῦρος καὶ αἶγες ἄγριαι</text:span></text:span></text:p>
            <text:p text:style-name="P16"><text:span text:style-name="AncientGreek_3a__20_Ἀρχαία_20_ἑλληνικά"><text:span text:style-name="T5">Ταῦρος διωκόμενος ὑπὸ λέοντος κατέφυγεν εἴς τι σπήλαιον, ἐν ᾧ ἦσαν αἶγες ἄγριαι. Τυπτόμενος δὲ ὑπ’ αὐτῶν καὶ κερατιζόμενος ἔφη· « Ἀλλ’ οὐχ ὑμᾶς φοβούμενος ἀνέχομαι, τὸν δὲ πρὸ τοῦ στομίου ἑστῶτα [λέοντα]. »</text:span></text:span></text:p>
            <text:p text:style-name="P16"><text:span text:style-name="AncientGreek_3a__20_Ἀρχαία_20_ἑλληνικά"><text:span text:style-name="T5"/></text:span></text:p>
            <text:p text:style-name="P16"><text:span text:style-name="AncientGreek_3a__20_Ἀρχαία_20_ἑλληνικά"><text:span text:style-name="T5">Οὕτω πολλοὶ διὰ φόβον τῶν κρειττόνων καὶ τὰς ἐκ τῶν ἡττόνων ὕβρεις ὑπομένουσιν.</text:span></text:span></text:p>
          </table:table-cell>
          <table:table-cell table:style-name="Table3.A1" office:value-type="string">
            <text:p text:style-name="P22"><text:span text:style-name="T11">A</text:span> Bull And Wild Goats</text:p>
            <text:p text:style-name="P22"/>
            <text:p text:style-name="P22">A bull pursued by a lion took refuge in a den where there were wild goats. Struck and gored by them, he said to them: “If I endure your blows, it is not that I am afraid of you, but I fear the one who stands at the entrance of the cave. »</text:p>
            <text:p text:style-name="P22"/>
            <text:p text:style-name="P22">It is thus that often the fear of someone stronger makes us bear the outrages of someone weaker than ourselves.</text:p>
          </table:table-cell>
        </table:table-row>
        <table:table-row table:style-name="Table3.1">
          <table:table-cell table:style-name="Table3.A1" office:value-type="string">
            <text:p text:style-name="P7"><text:span text:style-name="AncientGreek_3a__20_Ἀρχαία_20_ἑλληνικά"><text:span text:style-name="T1">333. Ταὼν καὶ γέρανος</text:span></text:span></text:p>
            <text:p text:style-name="P17"><text:span text:style-name="AncientGreek_3a__20_Ἀρχαία_20_ἑλληνικά"><text:span text:style-name="T5">Ταὼν γεράνου κατεγέλα, κωμῳδῶν τὴν χροιὰν αὐτοῦ καὶ λέγων ὡς « ἐγὼ μὲν χρυσὸν καὶ πορφύραν ἐνδέδυμαι, σὺ δὲ οὐδὲν καλὸν φέρεις ἐν πτεροῖς. » Ὁ δέ· « Ἀλλ’ ἐγώ, ἔφη, τῶν ἀστέρων ἔγγιστα φωνῶ, καὶ εἰς τὰ οὐράνια ὕψη ἵπταμαι· σὺ δέ, ὡς ἀλέκτωρ, κάτω μετ’ ὀρνίθων βαίνεις. »</text:span></text:span></text:p>
            <text:p text:style-name="P17"><text:span text:style-name="AncientGreek_3a__20_Ἀρχαία_20_ἑλληνικά"><text:span text:style-name="T5"/></text:span></text:p>
            <text:p text:style-name="P17"><text:span text:style-name="AncientGreek_3a__20_Ἀρχαία_20_ἑλληνικά"><text:span text:style-name="T5">Ὅτι κρεῖττον περίβλεπτον εἶναί τινα ἐν πενιχρᾷ ἐσθῆτι ἢ ζῆν ἀδόξως πλούτῳ γαυρούμενον.</text:span></text:span></text:p>
          </table:table-cell>
          <table:table-cell table:style-name="Table3.A1" office:value-type="string">
            <text:p text:style-name="P22"><text:span text:style-name="T11">A</text:span> Peacock And <text:span text:style-name="T11">A</text:span> Crane</text:p>
            <text:p text:style-name="P22">The peacock made fun of the crane and criticized its color. 'I,' he said, 'am dressed in gold and purple; you don't wear anything beautiful on your wings. “But I,” replied the crane, “I sing very close to the stars and I rise to the heights of the sky; you, like the roosters, you walk on the ground, with the hens. »</text:p>
            <text:p text:style-name="P22"/>
            <text:p text:style-name="P22">It is better to be illustrious in poor clothing than to live without glory, panading in wealth.</text:p>
          </table:table-cell>
        </table:table-row>
        <table:table-row table:style-name="Table3.1">
          <table:table-cell table:style-name="Table3.A1" office:value-type="string">
            <text:p text:style-name="P3"><text:span text:style-name="AncientGreek_3a__20_Ἀρχαία_20_ἑλληνικά"><text:span text:style-name="T1">334. Ταὼς καὶ κολοιός</text:span></text:span></text:p>
            <text:p text:style-name="P13"><text:span text:style-name="AncientGreek_3a__20_Ἀρχαία_20_ἑλληνικά"><text:span text:style-name="T5">Τῶν ὀρνέων βουλευομένων περὶ βασιλείας, ταὼς ἠξίου αὐτὸν χειροτονῆσαι βασιλέα διὰ τὸ κάλλος. Ὡρμημένων δὲ ἐπὶ τοῦτο τῶν ὀρνέων, κολοιὸς εἶπεν· « Ἀλλ’ ἐάν, σοῦ βασιλεύοντος, ἀετὸς ἡμᾶς διώκῃ, πῶς ἡμῖν ἐπαρκέσεις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οὐ μεμπτοὶ ὅσοι προειδότες τοὺς μέλλοντας κινδύνους, πρὶν παθεῖν, φυλάττονται.</text:span></text:span></text:p>
          </table:table-cell>
          <table:table-cell table:style-name="Table3.A1" office:value-type="string">
            <text:p text:style-name="P27"><text:span text:style-name="T11">A</text:span> Peacock And <text:span text:style-name="T11">A</text:span> Jackdaw</text:p>
            <text:p text:style-name="P27">the birds deliberated over the choice of a king. The peacock pretended to be made king because of his beauty, and the birds were about to vote for him, when the jackdaw cried: "But if, when you reign, the eagle gives us chase, what help can we expect? of you ? »</text:p>
            <text:p text:style-name="P22"/>
            <text:p text:style-name="P22">This fable shows that one should not blame those who, foreseeing future perils, take their precautions in advance.</text:p>
          </table:table-cell>
        </table:table-row>
        <text:soft-page-break/>
        <table:table-row table:style-name="Table3.1">
          <table:table-cell table:style-name="Table3.A1" office:value-type="string">
            <text:p text:style-name="P8"><text:span text:style-name="AncientGreek_3a__20_Ἀρχαία_20_ἑλληνικά"><text:span text:style-name="T1">335. Τέττιξ καὶ ἀλώπηξ</text:span></text:span></text:p>
            <text:p text:style-name="P18"><text:span text:style-name="AncientGreek_3a__20_Ἀρχαία_20_ἑλληνικά"><text:span text:style-name="T5">Τέττιξ ἐπί τινος ὑψηλοῦ δένδρου ᾖδεν. Ἀλώπηξ δὲ βουλομένη αὐτὸν καταφαγεῖν τοιοῦτόν τι ἐπενόησεν. Ἄντικρυς στᾶσα ἐθαύμαζεν αὐτοῦ τὴν εὐφωνίαν, καὶ παρεκάλει καταβῆναι, λέγουσα ὅτι ἐπιθυμεῖ θεάσασθαι πηλίκον ζῷον τηλικαύτην φωνὴν φθέγγεται. Κἀκεῖνος ὑπονοήσας αὐτῆς τὴν ἐνέδραν, φύλλον ἀποσπάσας καθῆκε. Προσδραμούσης δὲ ὡς ἐπὶ τὸν τέττιγα, ἔφη· « Ἀλλὰ πεπλάνησαι, ὦ αὕτη, εἰ ὑπέλαβές με καταβήσεσθαι· ἐγὼ γὰρ ἀπ’ ἐκείνου ἀλώπεκας φυλάττομαι ἀφ’ οὗ ἐν ἀφοδεύματι ἀλώπεκος πτερὰ τέττιγος ἐθεασάμην.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Ὅτι τοὺς φρονίμους τῶν ἀνθρώπων αἱ τῶν πέλας συμφοραὶ σωφρονίζουσι.</text:span></text:span></text:p>
          </table:table-cell>
          <table:table-cell table:style-name="Table3.A1" office:value-type="string">
            <text:p text:style-name="P22">The Cicada And The Fox</text:p>
            <text:p text:style-name="P22">A cicada was singing on a high tree. A fox who wanted to devour her imagined this trick. He placed himself in front of her, he admired her beautiful voice and he invited her to come down: he wanted, he said, to see the animal which had such a voice. Suspecting the trap, the cicada tore off a leaf and dropped it. The fox ran up, thinking it was the cicada. "You're wrong, buddy," she said to him, "if you thought I'd come down: I've been wary of foxes since the day I saw cicada wings in the droppings of one of them." »</text:p>
            <text:p text:style-name="P22"/>
            <text:p text:style-name="P22">The neighbour's misfortunes soothe sensible men.</text:p>
          </table:table-cell>
        </table:table-row>
        <table:table-row table:style-name="Table3.1">
          <table:table-cell table:style-name="Table3.A1" office:value-type="string">
            <text:p text:style-name="P3"><text:span text:style-name="AncientGreek_3a__20_Ἀρχαία_20_ἑλληνικά"><text:span text:style-name="T1">336. Τέττιξ καὶ μύρμηκες.</text:span></text:span></text:p>
            <text:p text:style-name="P13"><text:span text:style-name="AncientGreek_3a__20_Ἀρχαία_20_ἑλληνικά"><text:span text:style-name="T5">Χειμῶνος ὥρᾳ τὸν σῖτον βραχέντα οἱ μύρμηκες ἔψυχον. Τέττιξ δὲ λιμώττων ᾔτει αὐτοὺς τροφήν. Οἱ δὲ μύρμηκες εἶπον αὐτῷ· « Διὰ τί τὸ θέρος οὐ συνῆγες καὶ σὺ τροφήν ; » Ὁ δὲ εἶπεν· « Οὐκ ἐσχόλαζον, ἀλλ’ ᾖδον μουσικῶς. » Οἱ δὲ γελάσαντες εἶπον· « Ἀλλ’ εἰ θέρους ὥραις ηὔλεις, χειμῶνος ὀρχοῦ.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οὐ δεῖ τινα ἀμελεῖν ἐν παντὶ πράγματι, ἵνα μὴ λυπηθῇ καὶ κινδυνεύσῃ.</text:span></text:span></text:p>
          </table:table-cell>
          <table:table-cell table:style-name="Table3.A1" office:value-type="string">
            <text:p text:style-name="P22">The Cicada And The Ants</text:p>
            <text:p text:style-name="P22">It was in winter; their grain being wet, the ants made it dry. A hungry cicada asked them for something to eat. The ants said to him: “Why, during the summer, did you not also gather provisions? "I didn't have time," replied the cicada: I was singing melodiously. The ants laughed in his face: “Well! they said, if you sang in summer, dance in winter. »</text:p>
            <text:p text:style-name="P22"/>
            <text:p text:style-name="P22">This fable shows that in any business one must guard against negligence, if one wishes to avoid grief and danger.</text:p>
          </table:table-cell>
        </table:table-row>
        <table:table-row table:style-name="Table3.1">
          <table:table-cell table:style-name="Table3.A1" office:value-type="string">
            <text:p text:style-name="P3"><text:span text:style-name="AncientGreek_3a__20_Ἀρχαία_20_ἑλληνικά"><text:span text:style-name="T1">337. Τοῖχος καὶ πάλος</text:span></text:span></text:p>
            <text:p text:style-name="P13"><text:span text:style-name="AncientGreek_3a__20_Ἀρχαία_20_ἑλληνικά"><text:span text:style-name="T5">Τοῖχος σπαραττόμενος ὑπὸ πάλου βιαίως ἐφώνει· « Τί με σπαράττεις μηδὲν ἠδικηκότα ; » Καὶ ὅς· « Οὐκ ἐγώ, φησίν, αἴτιος τούτου, ἀλλ’ ὁ ὄπισθεν σφοδρῶς με τύπτων. »</text:span></text:span></text:p>
          </table:table-cell>
          <table:table-cell table:style-name="Table3.A1" office:value-type="string">
            <text:p text:style-name="P22">The Wall And The Ankle</text:p>
            <text:p text:style-name="P22">A wall, brutally pierced by a peg, cried: "Why do you pierce me, I who have done you no harm?" — It is not I, said the ankle, who am the cause of what you suffer, but the one who strikes me violently from behind. »</text:p>
          </table:table-cell>
        </table:table-row>
        <text:soft-page-break/>
        <table:table-row table:style-name="Table3.1">
          <table:table-cell table:style-name="Table3.A1" office:value-type="string">
            <text:p text:style-name="P3"><text:span text:style-name="AncientGreek_3a__20_Ἀρχαία_20_ἑλληνικά"><text:span text:style-name="T1">338. Τοξότης καὶ λέων</text:span></text:span></text:p>
            <text:p text:style-name="P13"><text:span text:style-name="AncientGreek_3a__20_Ἀρχαία_20_ἑλληνικά"><text:span text:style-name="T5">Ἀνῆλθέ τις εἰς ὄρος τοξότης ἔμπειρος κυνηγῆσαι. Πάντα δὲ τὰ ζῷα ἔφυγον, λέων δὲ μόνος προεκαλεῖτο αὐτὸν πρὸς μάχην. Ὁ δὲ βέλος πέμψας καὶ τὸν λέοντα βαλὼν εἶπεν· « Ἰδὲ τὸν ἐμὸν ἄγγελον οἷός ἐστιν, καὶ δὴ τότε ἐπέρχομαί σοι κἀγώ. » Ὁ δὲ λέων βληθεὶς ὥρμησε φεύγειν. Ἀλώπεκος δὲ τούτῳ θαρρεῖν καὶ μὴ φεύγειν λεγούσης, ἔφη ὁ λέων· « Οὐδαμῶς με πλανήσεις· ὅπου γὰρ τοιοῦτον πικρὸν ἄγγελον ἔχει, ἐὰν αὐτὸς ἐπέλθῃ μοι, τί ποιήσω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ἐκ τῆς ἀρχῆς τὰ τέλη δεῖ προσκοπῆσαι καὶ τότε δὴ λοιπὸν ἑαυτοὺς περισῴζειν.</text:span></text:span></text:p>
          </table:table-cell>
          <table:table-cell table:style-name="Table3.A1" office:value-type="string">
            <text:p text:style-name="P22">The Archer And The Lion</text:p>
            <text:p text:style-name="P22">A skilled archer went up the mountain to hunt there. All the animals fled; only the lion challenged him to battle. The man shot him a line and having reached him, said to him: “See who my messenger is, after which I will come to you too. The wounded lion began to flee. However, a fox shouted to him to have confidence and not to run away. The lion answered him: “You will not impress me; if he has such a bitter messenger, when he himself comes, what shall I do? »</text:p>
            <text:p text:style-name="P22"/>
            <text:p text:style-name="P22">It is at the beginning that we must examine the end and therefore ensure our salvation.</text:p>
          </table:table-cell>
        </table:table-row>
        <table:table-row table:style-name="Table3.1">
          <table:table-cell table:style-name="Table3.A1" office:value-type="string">
            <text:p text:style-name="P3"><text:span text:style-name="AncientGreek_3a__20_Ἀρχαία_20_ἑλληνικά"><text:span text:style-name="T1">339. Τράγος καὶ ἄμπελος</text:span></text:span></text:p>
            <text:p text:style-name="P13"><text:span text:style-name="AncientGreek_3a__20_Ἀρχαία_20_ἑλληνικά"><text:span text:style-name="T5">Τράγος ἐν τῇ ἐκβολῇ τῆς ἀμπέλου τὴν βλάστην ἔτρωγε. Τούτῳ δὲ προσεῖπεν ἡ ἄμπελος· « Τί με βλάπτεις ; μὴ γὰρ οὐκ ἐστι χλόη ; Ὅμως ὅσον σοῦ θυομένου οἶνον χρῄζουσιν, ἐγὼ παρέξω.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Τοὺς ἀχαρίστους καὶ βουλομένους τοὺς φίλους πλεονεκτεῖν ὁ μῦθος ἐλέγχει.</text:span></text:span></text:p>
          </table:table-cell>
          <table:table-cell table:style-name="Table3.A1" office:value-type="string">
            <text:p text:style-name="P22"><text:span text:style-name="T11">A</text:span> Goat And <text:span text:style-name="T11">A</text:span> Vine</text:p>
            <text:p text:style-name="P22">At the time when the vine sprouts its shoots, a goat grazed on the buds. The vine said to him: “Why do you damage me? Is there no more green grass? I will none the less provide all the necessary wine, when you are sacrificed. »</text:p>
            <text:p text:style-name="P22"/>
            <text:p text:style-name="P22">This fable confuses people who are ungrateful and want to rob their friends.</text:p>
          </table:table-cell>
        </table:table-row>
        <table:table-row table:style-name="Table3.1">
          <table:table-cell table:style-name="Table3.A1" office:value-type="string">
            <text:p text:style-name="P3"><text:span text:style-name="AncientGreek_3a__20_Ἀρχαία_20_ἑλληνικά"><text:span text:style-name="T1">340. Ὕαιναι</text:span></text:span></text:p>
            <text:p text:style-name="P13"><text:span text:style-name="AncientGreek_3a__20_Ἀρχαία_20_ἑλληνικά"><text:span text:style-name="T5">Τὰς ὑαίνας φασὶ παρ’ ἐνιαυτὸν ἀλλάττειν τὴν φύσιν καὶ ποτὲ μὲν ἄρρενας γίνεσθαι, ποτὲ δὲ θηλείας. Καὶ δή ποτε ὕαινα ἄρσην <text:s/>πρὸς&gt; ὕαιναν θήλειαν παρὰ φύσιν διετέθη. Ἡ δὲ ὑποτυχοῦσα ἔφη· « Ἀλλ’, ὦ οὗτος, οὕτω ταῦτα πράττε ὡς ἐγγὺς τὰ αὐτὰ πεισόμενο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Τοῦτο εἰκότως εἴποι ἄν τις πρὸς τὸν ἤδη ἄρχοντα ὁ μετ’ ἐκεῖνον μέλλων, εἰ πλημμελές τι πάσχοι.</text:span></text:span></text:p>
          </table:table-cell>
          <table:table-cell table:style-name="Table3.A1" office:value-type="string">
            <text:p text:style-name="P22"><text:span text:style-name="T11">Some </text:span>H<text:span text:style-name="T11">yenas</text:span></text:p>
            <text:p text:style-name="P22">Hyenas, it is said, change their nature every year and become alternately male and female. But one day a male hyena took an unnatural posture towards a female hyena. She replied: “If you do that, comrade, think that you will soon undergo the same treatment. »</text:p>
            <text:p text:style-name="P22"/>
            <text:p text:style-name="P22">This is what the magistrate in charge could say to the magistrate who is to succeed him, if he had to suffer some indignity from him.</text:p>
          </table:table-cell>
        </table:table-row>
        <table:table-row table:style-name="Table3.1">
          <table:table-cell table:style-name="Table3.A1" office:value-type="string">
            <text:p text:style-name="P9"><text:span text:style-name="AncientGreek_3a__20_Ἀρχαία_20_ἑλληνικά"><text:span text:style-name="T1">341. Ὕαινα καὶ ἀλώπηξ</text:span></text:span></text:p>
            <text:p text:style-name="P55"><text:span text:style-name="AncientGreek_3a__20_Ἀρχαία_20_ἑλληνικά"><text:span text:style-name="T5">Τὰς ὑαίνας φασί, παρ’ ἐνιαυτὸν ἀλλασσομένης αὐτῶν τῆς φύσεως, ποτὲ μὲν ἄρσενας, ποτὲ δὲ θηλείας γίνεσθαι. Καὶ δὴ ὕαινα θεασαμένη ἀλώπεκα ἐμέμφετο αὐτὴν ὅτι φίλην θέλουσαν αὐτῇ γενέσθαι οὐ προσίεται. Κἀκείνη ὑποτυχοῦσα εἶπεν· « Ἀλλ’ ἐμὲ μὴ μέμφου, τὴν δὲ σὴν φύσιν, δι’ ἣν ἀγνοῶ πότερον ὡς φίλῃ ἢ ὡς φίλῳ σοι χρήσομαι. »</text:span></text:span></text:p>
            <text:p text:style-name="P55"><text:span text:style-name="AncientGreek_3a__20_Ἀρχαία_20_ἑλληνικά"><text:span text:style-name="T5"/></text:span></text:p>
            <text:p text:style-name="P19"><text:span text:style-name="AncientGreek_3a__20_Ἀρχαία_20_ἑλληνικά"><text:span text:style-name="T5">Πρὸς ἄνδρα ἀμφίβολον.</text:span></text:span></text:p>
          </table:table-cell>
          <table:table-cell table:style-name="Table3.A1" office:value-type="string">
            <text:p text:style-name="P22"><text:span text:style-name="T11">A</text:span> Hyena And <text:span text:style-name="T11">A</text:span> Fox</text:p>
            <text:p text:style-name="P22">It is said that hyenas change nature every year and alternately become male and female. But a hyena, seeing a fox, reproached him for pushing her away, when she wanted to become his friend. "It's not me you have to blame," replied the fox, "it's your nature, which means that I don't know if I'll have a friend or a friend in you." »</text:p>
            <text:p text:style-name="P22"/>
            <text:p text:style-name="P22">This is aimed at the ambiguous man.</text:p>
          </table:table-cell>
        </table:table-row>
        <text:soft-page-break/>
        <table:table-row table:style-name="Table3.1">
          <table:table-cell table:style-name="Table3.A1" office:value-type="string">
            <text:p text:style-name="P3"><text:span text:style-name="AncientGreek_3a__20_Ἀρχαία_20_ἑλληνικά"><text:span text:style-name="T1">342. Ὗς καὶ κύων περὶ εὐτοκίας</text:span></text:span></text:p>
            <text:p text:style-name="P13"><text:span text:style-name="AncientGreek_3a__20_Ἀρχαία_20_ἑλληνικά"><text:span text:style-name="T5">Ὗς καὶ κύων περὶ εὐτοκίας ἤριζον. Τῆς δὲ κυνὸς εἰπούσης ὅτι μόνη τῶν τετραπόδων ταχέως ἀποκύει, ἡ ὗς ὑποτυχοῦσα εἶπεν· « Ἀλλ’, ὅταν τοῦτο φράζῃ, γίνωσκε ὅτι τυφλὰ τίκτει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οὐκ ἐν τῷ τάχει τὰ πράγματα, ἐν δὲ τῇ τελειότητι κρίνεται.</text:span></text:span></text:p>
          </table:table-cell>
          <table:table-cell table:style-name="Table3.A1" office:value-type="string">
            <text:p text:style-name="P22"><text:span text:style-name="T11">A</text:span> Sow And <text:span text:style-name="T11">A</text:span> Female Dog Disputing About Fertility</text:p>
            <text:p text:style-name="P22">The sow and the female dog were arguing about fertility. The female dog claimed that, alone of all quadrupeds, she had short litters. “When you say that, says the sow, recognize that you only give birth to blind people. »</text:p>
            <text:p text:style-name="P22"/>
            <text:p text:style-name="P22">This fable shows that a work is judged, not on the speed, but on the perfection of the execution.</text:p>
          </table:table-cell>
        </table:table-row>
        <table:table-row table:style-name="Table3.1">
          <table:table-cell table:style-name="Table3.A1" office:value-type="string">
            <text:p text:style-name="P70"><text:span text:style-name="AncientGreek_3a__20_Ἀρχαία_20_ἑλληνικά"><text:span text:style-name="T1">343. Φαλακρὸς ἱππεύς</text:span></text:span></text:p>
            <text:p text:style-name="P62"><text:span text:style-name="AncientGreek_3a__20_Ἀρχαία_20_ἑλληνικά"><text:span text:style-name="T5">Φαλακρός τις τρίχας ξένας τῇ ἑαυτοῦ κορυφῇ περιθεὶς ἵππευεν. Ἄνεμος δέ φυσήσας ἀφείλετο ταύτας· γέλως πλατὺς δὲ τοὺς παρεστῶτας εἶχεν. Κἀκεῖνος εἶπε τοῦ δρόμου παύσας· « Τὰς οὐκ ἐμὰς τρίχας τί ξένον φεύγειν με, αἳ καὶ τὸν ἔχοντα ταύτας, μεθ’ οὗ καὶ ἐγεννήθησαν, κατέλιπον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μηδεὶς λυπείσθω ἐπὶ συμφορᾷ ἐπελθούσῃ· ὃ γὰρ γεννηθεὶς οὐκ ἔσχεν ἐκ φύσεως, τοῦτο οὐδὲ παραμένει· γυμνοὶ γὰρ ἤλθομεν, γυμνοὶ καὶ ἀπελευσόμεθα.</text:span></text:span></text:p>
          </table:table-cell>
          <table:table-cell table:style-name="Table3.A1" office:value-type="string">
            <text:p text:style-name="P22"><text:span text:style-name="T11">A</text:span> Bald Rider</text:p>
            <text:p text:style-name="P22">A bald man who wore a wig rode on horseback. The wind, having begun to blow, took away his false hair, and the witnesses of his misfortune began to laugh out loud. Then the rider, stopping his horse, said: "What is it strange that hairs which are not mine leave me, they which have abandoned even their true owner, with whom nature gave birth? »</text:p>
            <text:p text:style-name="P22"/>
            <text:p text:style-name="P22">We should not be distressed by the accidents that happen to us: what we do not have in our nature from birth .</text:p>
          </table:table-cell>
        </table:table-row>
        <table:table-row table:style-name="Table3.1">
          <table:table-cell table:style-name="Table3.A1" office:value-type="string">
            <text:p text:style-name="P3"><text:span text:style-name="AncientGreek_3a__20_Ἀρχαία_20_ἑλληνικά"><text:span text:style-name="T1">344. Φιλάργυρος</text:span></text:span></text:p>
            <text:p text:style-name="P13"><text:span text:style-name="AncientGreek_3a__20_Ἀρχαία_20_ἑλληνικά"><text:span text:style-name="T5">Φιλάργυρός τις, ἅπασαν αὐτοῦ τὴν οὐσίαν ἐξαργυρισάμενος καὶ χρυσοῦν βῶλον ποιήσας, ἔν τινι τόπῳ κατώρυξε συγκατορύξας ἐκεῖ καὶ τὴν ψυχὴν ἑαυτοῦ καὶ τὸν νοῦν, καὶ καθ’ ἡμέραν ἐρχόμενος αὐτὸν ἔβλεπε. Τῶν δὲ ἐργατῶν τις αὐτὸν παρατηρήσας καὶ τὸ γεγονὸς συννοήσας, ἀνορύξας τὸν βῶλον ἀνείλετο. Μετὰ δὲ ταῦτα κἀκεῖνος ἐλθὼν καὶ κενὸν τὸν τόπον ἰδὼν θρηνεῖν ἤρξατο καὶ τίλλειν τὰς τρίχας. Τοῦτον δέ τις ὀλοφυρόμενον οὕτως ἰδὼν καὶ τὴν αἰτίαν πυθόμενος· « Μὴ οὕτως, εἶπεν, ὦ οὗτος, ἀθύμει· οὐδὲ γὰρ ἔχων τὸν χρυσὸν εἶχες. Λίθον οὖν ἀντὶ χρυσοῦ λαβὼν θὲς καὶ νόμιζέ σοι τὸν χρυσὸν εἶναι· τὴν αὐτὴν γάρ σοι πληρώσει χρείαν· ὡς ὁρῶ γάρ, οὐδ’, ὅτε ὁ χρυσὸς ἦν, ἐν χρήσει ἦσθα τοῦ κτήματο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οὐδὲν ἡ κτῆσις, ἐὰν μὴ ἡ χρῆσις προσῇ.</text:span></text:span></text:p>
          </table:table-cell>
          <table:table-cell table:style-name="Table3.A1" office:value-type="string">
            <text:p text:style-name="P22"><text:span text:style-name="T11">A</text:span> Miser</text:p>
            <text:p text:style-name="P22">A miser converts all his fortune into gold, makes an ingot of it and buries it in a certain place, where he buries his heart and his mind at the same time. Every day he came to see his treasure. Now a workman observed it, guessed what it was, and, digging up the ingot, took it away. Some time later, the miser also came, and, finding the place empty, he began to moan and tear his hair. A fellow, having seen him lament thus, and having inquired about the motive, said to him: “Don't despair like this, friend; for, while having gold, you had none. Take a stone, put it instead of gold, and imagine that it is your gold; he will perform the same office for you; for as I see, even when the gold was there, you did not use your property. »</text:p>
            <text:p text:style-name="P22"/>
            <text:p text:style-name="P22">This fable shows that possession is nothing if enjoyment is not added to it.</text:p>
          </table:table-cell>
        </table:table-row>
        <text:soft-page-break/>
        <table:table-row table:style-name="Table3.1">
          <table:table-cell table:style-name="Table3.A1" office:value-type="string">
            <text:p text:style-name="P10"><text:span text:style-name="AncientGreek_3a__20_Ἀρχαία_20_ἑλληνικά"><text:span text:style-name="T1">345. Χαλκεὺς καὶ κυνάριον</text:span></text:span></text:p>
            <text:p text:style-name="P20"><text:span text:style-name="AncientGreek_3a__20_Ἀρχαία_20_ἑλληνικά"><text:span text:style-name="T5">Χαλκεὺς εἶχε κύνα, καὶ ὅτε μὲν ἐχάλκευεν, ὁ κύων ἐκοιμᾶτο· ὅτε δὲ ἤσθιεν, παρίστατο αὐτῷ. Ὁ δὲ ὀστοῦν ῥίψας αὐτῷ εἶπεν· « Ταλαίπωρε, ὑπνῶδες, ὅταν μὲν τὸν ἄκμονα κρούω, ὑπνοῖς· ὅταν δὲ τοῦς ὀδόντας κινήσω, εὐθὺς ἐγείρῃ. »</text:span></text:span></text:p>
            <text:p text:style-name="P20"><text:span text:style-name="AncientGreek_3a__20_Ἀρχαία_20_ἑλληνικά"><text:span text:style-name="T5"/></text:span></text:p>
            <text:p text:style-name="P20"><text:span text:style-name="AncientGreek_3a__20_Ἀρχαία_20_ἑλληνικά"><text:span text:style-name="T5">[Ὅτι] τοὺς ὑπνώδεις καὶ ἀργοὺς καὶ ἐξ ἀλλοτρίων πόνων τρεφομένους ὁ μῦθος ἐλέγχει.</text:span></text:span></text:p>
          </table:table-cell>
          <table:table-cell table:style-name="Table3.A1" office:value-type="string">
            <text:p text:style-name="P22"><text:span text:style-name="T11">A</text:span> Blacksmith And His Dog</text:p>
            <text:p text:style-name="P22"/>
            <text:p text:style-name="P22">A blacksmith had a dog. When he forged, the dog slept; but when he began to eat, the dog came and sat beside him. The blacksmith, having thrown him a bone, said to him: “Unhappy beast, always asleep, when I strike my anvil, you sleep; but when I move my jaws, immediately you wake up. »</text:p>
            <text:p text:style-name="P22"/>
            <text:p text:style-name="P22">Sleepy, lazy people who live off other people's labor will recognize themselves in this fable.</text:p>
          </table:table-cell>
        </table:table-row>
        <table:table-row table:style-name="Table3.1">
          <table:table-cell table:style-name="Table3.A1" office:value-type="string">
            <text:p text:style-name="P3"><text:span text:style-name="AncientGreek_3a__20_Ἀρχαία_20_ἑλληνικά"><text:span text:style-name="T1">346. Χειμὼν καὶ ἔαρ</text:span></text:span></text:p>
            <text:p text:style-name="P13"><text:span text:style-name="AncientGreek_3a__20_Ἀρχαία_20_ἑλληνικά"><text:span text:style-name="T5">Χειμὼν ἔσκωψε εἰς τὸ ἔαρ καὶ αὐτὸ ὠνείδισεν ὅτι εὐθὺς φανέντος ἡσυχίαν ἄγει ἔτι οὐδείς, ἀλλ’ ὁ μέν τις ἐπὶ λειμῶνας καὶ ἄλση γίνεται, ὅτῳ ἄρα φίλον δρέπεσθαι ἀνθέων καὶ κρίνων, ἢ καὶ ῥόδον τι περιαγαγεῖν τε τοῖς ἑαυτοῦ ὄμμασιν, καὶ παραθέσθαι [ἢ] παρὰ τὴν κόμην· ὁ δὲ ἐπιβὰς νεὼς καὶ διαβαίνων πέλαγος, ἂν τύχῃ, παρ’ ἄλλους ἤδη ἀνθρώπους ἔρχεται· καὶ ὅτι ἅπαντες ἀνέμων ἢ πολλοῦ ἐξ ὄμβρων ὕδατος ἔχουσι φροντίδα οὐκέτι. « Ἐγώ, ἔφη, ἄρχοντι καὶ αὐτοδεσπότῃ ἔοικα, καὶ οὐδὲ εἰς οὐρανόν, ἀλλὰ κάτω που καὶ εἰς τὴν γῆν ἐπιτάττω βλέπειν καὶ δεδιέναι καὶ τρέμειν καὶ ἀγαπητῶς διημερεύειν ἔστιν ὅτε οἴκοι ἠνάγκασα. – Τοιγαροῦν, ἔφη τὸ ἔαρ, σοῦ μὲν κἂν ἀπαλλαγεῖεν ἄνθρωποι ἀσμένως· ἐμοῦ δὲ αὐτοῖς καλὸν καὶ αὐτὸ εἶναι δοκεῖ τοὔνομα, καὶ νὴ μὰ Δία γε ὀνομάτων κάλλιστον, ὥστε καὶ ἀπόντος μέμνηνται καὶ φανέντος ἐπαγάλλονται. »</text:span></text:span></text:p>
          </table:table-cell>
          <table:table-cell table:style-name="Table3.A1" office:value-type="string">
            <text:p text:style-name="P22">Winter And Spring</text:p>
            <text:p text:style-name="P22">Winter once made fun of Spring and charged it with reproaches. As soon as he appeared, no one remained at rest; one went to the meadows or the woods, taking pleasure in picking flowers, lilies and roses, spinning them before his eyes and putting them in his hair; the other embarked, and, on occasion, crossed the sea to see other men; nobody cared anymore about the winds or the heavy showers. “Me, he added, I look like a leader and an absolute monarch. I want you to turn your eyes, not towards the sky, but down towards the earth, and I force people to fear and to tremble, and to resign themselves sometimes to keeping their house all day. 'That's why,' replied Printemps, 'that men take pleasure in being freed from your presence. From me, on the contrary, the very name seems beautiful to them, the fairest, by Zeus, of all names. Also, when I disappeared, they keep my memory, and, as soon as I appeared, they are full of joy. »</text:p>
          </table:table-cell>
        </table:table-row>
        <table:table-row table:style-name="Table3.1">
          <table:table-cell table:style-name="Table3.A1" office:value-type="string">
            <text:p text:style-name="P3"><text:span text:style-name="AncientGreek_3a__20_Ἀρχαία_20_ἑλληνικά"><text:span text:style-name="T1">347. Χελιδὼν καὶ δράκων</text:span></text:span></text:p>
            <text:p text:style-name="P13"><text:span text:style-name="AncientGreek_3a__20_Ἀρχαία_20_ἑλληνικά"><text:span text:style-name="T5">Χελιδὼν ἔν τινι δικαστηρίῳ νεοττοποιησαμένη ἐξέπτη· δράκων δὲ προσερπύσας κατέφαγεν αὐτῆς τοὺς νεοττούς. Ἡ δὲ ἐπανελθοῦσα καὶ τὴν καλιὰν κενὴν εὑροῦσα ὑπερπαθῶς ἔστενεν. Ἑτέρας δὲ χελιδόνος παρηγορεῖν αὐτὴν πειρωμένης καὶ λεγούσης &lt;ὅτι&gt; οὐ μόνον αὐτὴν τέκνα ἀποβαλεῖν συμβέβηκεν, ὑποτυχοῦσα εἶπεν· « Ἀλλ’ ἔγωγε οὐ τοσοῦτον ἐπὶ τοῖς τέκνοις κλαίω ὅσον ὅτι ἐν τούτῳ τῷ τόπῳ ἠδίκημαι ἐν ᾧ οἱ ἀδικούμενοι βοηθείας τυγχάνουσι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πολλάκις χαλεπώτεραι γίνονται τοῖς πάσχουσιν αἱ συμφοραί, ὅταν ὑφ’ ὧν ἥκιστα προσεδόκησαν ὑφίστωνται.</text:span></text:span></text:p>
          </table:table-cell>
          <table:table-cell table:style-name="Table3.A1" office:value-type="string">
            <text:p text:style-name="P22"><text:span text:style-name="T11">A</text:span> Swallow And <text:span text:style-name="T11">A</text:span> Dragon</text:p>
            <text:p text:style-name="P22">A swallow that had made its nest in a court had come out, when a dragon came crawling to devour its young. Upon her return, finding the nest empty, she moaned, outraged with pain. Another swallow, to console her, told her that she was not the only one who had had the misfortune to lose her young. “Oh! she replied, I am less sorry to have lost my children than because I am the victim of a crime in a place where victims of violence find assistance. »</text:p>
            <text:p text:style-name="P22"><text:span text:style-name="T67">This fable shows that misfortunes are often more difficult to bear when they come from those from whom they were least expected.</text:span> </text:p>
          </table:table-cell>
        </table:table-row>
        <text:soft-page-break/>
        <table:table-row table:style-name="Table3.1">
          <table:table-cell table:style-name="Table3.A1" office:value-type="string">
            <text:p text:style-name="P3"><text:span text:style-name="AncientGreek_3a__20_Ἀρχαία_20_ἑλληνικά"><text:span text:style-name="T1">348. Χελιδὼν καὶ κορώνη <text:s/>περὶ κάλλους</text:span></text:span></text:p>
            <text:p text:style-name="P13"><text:span text:style-name="AncientGreek_3a__20_Ἀρχαία_20_ἑλληνικά"><text:span text:style-name="T5">φιλονεικοῦσαι&gt;.Χελιδὼν καὶ κορώνη περὶ κάλλους ἐφιλονείκουν· ὑποτυχοῦσα δὲ ἡ κορώνη πρὸς αὐτὴν εἶπεν· « Ἀλλὰ τὸ μὲν σὸν κάλλος τὴν ἐαρινὴν ὥραν ἀνθεῖ, τὸ δὲ ἐμὸν σῶμα καὶ χειμῶνι παρατείνετ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ἡ τοῦ σώματος παράτασις εὐπρεπείας καλλίων.</text:span></text:span></text:p>
          </table:table-cell>
          <table:table-cell table:style-name="Table3.A1" office:value-type="string">
            <text:p text:style-name="P22"><text:span text:style-name="T11">A</text:span> Swallow And <text:span text:style-name="T11">A</text:span> Crow Disputing About Their Beauty</text:p>
            <text:p text:style-name="P22">The swallow and the crow argued over their beauty. To the swallow's reasons the crow replied, "Your beauty only blooms in the season of spring, while I have a body that defies even winter." »</text:p>
            <text:p text:style-name="P22"/>
            <text:p text:style-name="P22">This fable shows that it is better to prolong your life than to be beautiful.</text:p>
          </table:table-cell>
        </table:table-row>
        <table:table-row table:style-name="Table3.1">
          <table:table-cell table:style-name="Table3.A1" office:value-type="string">
            <text:p text:style-name="P11"><text:span text:style-name="AncientGreek_3a__20_Ἀρχαία_20_ἑλληνικά"><text:span text:style-name="T1">349. Χελιδὼν καὶ ὄρνιθες</text:span></text:span></text:p>
            <text:p text:style-name="P21"><text:span text:style-name="AncientGreek_3a__20_Ἀρχαία_20_ἑλληνικά"><text:span text:style-name="T5">Ἄρτι τοῦ ἰξοῦ φυομένου, χελιδὼν αἰσθομένη τὸν ἐνιστάμενον τοῖς πετεινοῖς κίνδυνον, συναθροίσασα πάντα τὰ ὄρνεα, συνεβούλευσεν αὐτοῖς μάλιστα μὲν ταῖς ἰξοφόροις δρυσὶν ἐκκόψαι· εἰ δ’ ἄρα τοῦτο αὐτοῖς ἀδύνατον, ἐπὶ τοὺς ἀνθρώπους καταφυγεῖν καὶ τούτους ἱκετεῦσαι, ὅπως μὴ χρησάμενοι τῇ τοῦ ἰξοῦ ἐνεργείᾳ συλλαμβάνωσιν αὐτά. Τῶν δὲ γελασάντων αὐτὴν ὡς ματαιολογοῦσαν, αὐτὴ παραγενομένη ἱκέτις τῶν ἀνθρώπων ἐγένετο. Οἱ δὲ ἀποδεξάμενοι αὐτὴν ἐπὶ τῇ συνέσει καὶ σύνοικον αὐτὴν προσελάβοντο. Οὕτως συνέβη τὰ μὲν λοιπὰ ἀγρευόμενα ὑπὸ τῶν ἀνθρώπων κατεσθίεσθαι, μόνην δὲ τὴν χελιδόνα ὡς πρόσφυγα καὶ ἐν ταῖς αὐτῶν οἰκίαις ἀδεῶς νεοττοποιεῖσθαι.</text:span></text:span></text:p>
            <text:p text:style-name="P21"><text:span text:style-name="AncientGreek_3a__20_Ἀρχαία_20_ἑλληνικά"><text:span text:style-name="T5"/></text:span></text:p>
            <text:p text:style-name="P21"><text:span text:style-name="AncientGreek_3a__20_Ἀρχαία_20_ἑλληνικά"><text:span text:style-name="T5">Ὁ λόγος δηλοῖ ὅτι οἱ τὰ μέλλοντα προορώμενοι εἰκότως τοὺς κινδύνους διακρούονται.</text:span></text:span></text:p>
          </table:table-cell>
          <table:table-cell table:style-name="Table3.A1" office:value-type="string">
            <text:p text:style-name="P22"><text:span text:style-name="T11">A</text:span> Swallow And <text:span text:style-name="T11">Some</text:span> Birds</text:p>
            <text:p text:style-name="P22">As the mistletoe had just sprouted, the swallow, sensing the danger which threatened the birds, gathered them all together and advised them above all to cut the mistletoe from the oaks which bore it; but if that was impossible for them, to take refuge among the men and beg them not to resort to the effect of the glue to catch them. The birds laughed at her, calling her doting. So she went to the men and presented herself as a supplicant. They welcomed him because of his intelligence and gave him a place in their homes. It thus happened that the other birds were taken and eaten by the men, and that only the swallow, their protected, even nested without fear in their houses.</text:p>
            <text:p text:style-name="P22"/>
            <text:p text:style-name="P22">This fable shows that when we foresee the future, we naturally escape dangers.</text:p>
          </table:table-cell>
        </table:table-row>
        <table:table-row table:style-name="Table3.1">
          <table:table-cell table:style-name="Table3.A1" office:value-type="string">
            <text:p text:style-name="P3"><text:span text:style-name="AncientGreek_3a__20_Ἀρχαία_20_ἑλληνικά"><text:span text:style-name="T1">350. Χελιδὼν κομπάζουσα <text:s/>καὶ κορώνη.</text:span></text:span></text:p>
            <text:p text:style-name="P13"><text:span text:style-name="AncientGreek_3a__20_Ἀρχαία_20_ἑλληνικά"><text:span text:style-name="T5">Ἡ χελιδὼν ἔφη πρὸς τὴν κορώνην· « Ἐγὼ παρθένος καὶ Ἀθηναία καὶ βασίλισσα καὶ βασιλέως τῶν Ἀθηνῶν θυγάτηρ &lt;εἰμί&gt;, » καὶ προσέθηκε καὶ τὸν Τηρέα καὶ τὴν βίαν καὶ τὴν ἀποκοπὴν τῆς γλώττης. Καὶ ἡ κορώνη· « Τί ἄν, ἔφη, ἐποίησας, εἰ τὴν γλῶτταν εἶχες, ὅπου, τμηθείσης, τοσαῦτα λαλεῖς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οἱ ἀλαζόνες διὰ τοῦ λόγου ψευδολογοῦντες αὐτοὶ ἑαυτοῖς ἔλεγχος καθίστανται.</text:span></text:span></text:p>
          </table:table-cell>
          <table:table-cell table:style-name="Table3.A1" office:value-type="string">
            <text:p text:style-name="P22"><text:span text:style-name="T11">A</text:span> Boasting Swallow And <text:span text:style-name="T11">A</text:span> Crow</text:p>
            <text:p text:style-name="P22">The swallow said to the crow: "I am a virgin, and Athenian, and princess, and daughter of the king of Athens," and she also told how Tereus had done violence to her and had cut out her tongue. The crow went on: “What would it be if you had your tongue, when having lost it, you gossip so much! »</text:p>
            <text:p text:style-name="P22"/>
            <text:p text:style-name="P22">By dint of lying, the boastful testify against themselves.</text:p>
          </table:table-cell>
        </table:table-row>
        <text:soft-page-break/>
        <table:table-row table:style-name="Table3.1">
          <table:table-cell table:style-name="Table3.A1" office:value-type="string">
            <text:p text:style-name="P3"><text:span text:style-name="AncientGreek_3a__20_Ἀρχαία_20_ἑλληνικά"><text:span text:style-name="T1">351. Χελώνη καὶ ἀετός</text:span></text:span></text:p>
            <text:p text:style-name="P13"><text:span text:style-name="AncientGreek_3a__20_Ἀρχαία_20_ἑλληνικά"><text:span text:style-name="T5">Χελώνη ἀετοῦ ἐδεῖτο ἵπτασθαι αὐτὴν διδάξαι. Τοῦ δὲ παραινοῦντος πόρρω τοῦτο τῆς φύσεως αὐτῆς εἶναι, ἐκείνη μᾶλλον τῇ δεήσει προσέκειτο. Λαβὼν οὖν αὐτὴν τοῖς ὄνυξι καὶ εἰς ὕψος ἀνενεγκὼν, εἶτ’ ἀφῆκεν. Ἡ δὲ κατὰ πετρῶν πεσοῦσα συνετρίβη.</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πολλοὶ ἐν φιλονεικίαις τῶν φρονιμωτέρων παρακούσαντες ἑαυτοὺς ἔβλαψαν.</text:span></text:span></text:p>
          </table:table-cell>
          <table:table-cell table:style-name="Table3.A1" office:value-type="string">
            <text:p text:style-name="P22"><text:span text:style-name="T11">A</text:span> Turtle And <text:span text:style-name="T11">An</text:span> Eagle</text:p>
            <text:p text:style-name="P22">A tortoise begged an eagle to teach him to fly. The eagle showing her that she was not made for flight, far from it! she only became more pressing in her prayers. So he took her in his claws, lifted her into the air, then let her go. The turtle fell on rocks and was shattered.</text:p>
            <text:p text:style-name="P22"/>
            <text:p text:style-name="P22">This fable shows that often, by wanting to compete with others, in spite of the wisest advice, one harms oneself.</text:p>
          </table:table-cell>
        </table:table-row>
        <table:table-row table:style-name="Table3.1">
          <table:table-cell table:style-name="Table3.A1" office:value-type="string">
            <text:p text:style-name="P3"><text:span text:style-name="AncientGreek_3a__20_Ἀρχαία_20_ἑλληνικά"><text:span text:style-name="T1">352. Χελώνη καὶ λαγωός</text:span></text:span></text:p>
            <text:p text:style-name="P50"><text:span text:style-name="AncientGreek_3a__20_Ἀρχαία_20_ἑλληνικά"><text:span text:style-name="T5">Χελώνη καὶ λαγωὸς περὶ ὀξύτητος ἤριζον. Καὶ δὴ προθεσμίαν στήσαντες καὶ τόπον ἀπηλλάγησαν. Ὁ μὲν οὖν λαγωὸς διὰ τὴν φυσικὴν ὠκύτητα ἀμελήσας τοῦ δρόμου, πεσὼν παρ’ ὁδὸν ἐκοιμᾶτο. Ἡ δὲ χελώνη συνειδυῖα ἑαυτῇ βραδύτητα, οὐ διέλιπε τρέχουσα, καὶ οὕτω κοιμώμενον τὸν λαγωὸν παραδραμοῦσα ἐπὶ τὸ βραδεῖον τῆς νίκης ἀφίκετο.</text:span></text:span></text:p>
            <text:p text:style-name="P50"><text:span text:style-name="AncientGreek_3a__20_Ἀρχαία_20_ἑλληνικά"><text:span text:style-name="T5"/></text:span></text:p>
            <text:p text:style-name="P50"><text:span text:style-name="AncientGreek_3a__20_Ἀρχαία_20_ἑλληνικά"><text:span text:style-name="T5">Ὁ λόγος δηλοῖ ὅτι πολλάκις φύσιν ἀμελοῦσαν πόνος ἐνίκησεν.</text:span></text:span></text:p>
          </table:table-cell>
          <table:table-cell table:style-name="Table3.A1" office:value-type="string">
            <text:p text:style-name="P22"><text:span text:style-name="T11">A</text:span> Turtle And <text:span text:style-name="T11">A</text:span> Hare</text:p>
            <text:p text:style-name="P22">The tortoise and the hare were arguing who was faster. Accordingly they fixed a day and a place and went their separate ways. Now the hare, confident in his natural speed, did not hurry to leave; he lay down by the side of the road and fell asleep; but the tortoise, which was conscious of its slowness, did not cease running, and thus taking the lead over the sleeping hare, it arrived at the goal and won the prize.</text:p>
            <text:p text:style-name="P22">This fable shows that hard work often trumps natural gifts, if they are neglected.</text:p>
          </table:table-cell>
        </table:table-row>
        <table:table-row table:style-name="Table3.1">
          <table:table-cell table:style-name="Table3.A1" office:value-type="string">
            <text:p text:style-name="P3"><text:span text:style-name="AncientGreek_3a__20_Ἀρχαία_20_ἑλληνικά"><text:span text:style-name="T4">353. </text:span></text:span><text:span text:style-name="AncientGreek_3a__20_Ἀρχαία_20_ἑλληνικά"><text:span text:style-name="T1">Χῆνες</text:span></text:span><text:span text:style-name="AncientGreek_3a__20_Ἀρχαία_20_ἑλληνικά"><text:span text:style-name="T4"> </text:span></text:span><text:span text:style-name="AncientGreek_3a__20_Ἀρχαία_20_ἑλληνικά"><text:span text:style-name="T1">καὶ</text:span></text:span><text:span text:style-name="AncientGreek_3a__20_Ἀρχαία_20_ἑλληνικά"><text:span text:style-name="T4"> </text:span></text:span><text:span text:style-name="AncientGreek_3a__20_Ἀρχαία_20_ἑλληνικά"><text:span text:style-name="T1">γέρανοι</text:span></text:span></text:p>
            <text:p text:style-name="P13"><text:span text:style-name="AncientGreek_3a__20_Ἀρχαία_20_ἑλληνικά"><text:span text:style-name="T5">Χῆνες</text:span></text:span><text:span text:style-name="AncientGreek_3a__20_Ἀρχαία_20_ἑλληνικά"><text:span text:style-name="T8"> </text:span></text:span><text:span text:style-name="AncientGreek_3a__20_Ἀρχαία_20_ἑλληνικά"><text:span text:style-name="T5">καὶ</text:span></text:span><text:span text:style-name="AncientGreek_3a__20_Ἀρχαία_20_ἑλληνικά"><text:span text:style-name="T8"> </text:span></text:span><text:span text:style-name="AncientGreek_3a__20_Ἀρχαία_20_ἑλληνικά"><text:span text:style-name="T5">γέρανοι</text:span></text:span><text:span text:style-name="AncientGreek_3a__20_Ἀρχαία_20_ἑλληνικά"><text:span text:style-name="T8"> </text:span></text:span><text:span text:style-name="AncientGreek_3a__20_Ἀρχαία_20_ἑλληνικά"><text:span text:style-name="T5">τὸν</text:span></text:span><text:span text:style-name="AncientGreek_3a__20_Ἀρχαία_20_ἑλληνικά"><text:span text:style-name="T8"> </text:span></text:span><text:span text:style-name="AncientGreek_3a__20_Ἀρχαία_20_ἑλληνικά"><text:span text:style-name="T5">αὐτὸν</text:span></text:span><text:span text:style-name="AncientGreek_3a__20_Ἀρχαία_20_ἑλληνικά"><text:span text:style-name="T8"> </text:span></text:span><text:span text:style-name="AncientGreek_3a__20_Ἀρχαία_20_ἑλληνικά"><text:span text:style-name="T5">λειμῶνα</text:span></text:span><text:span text:style-name="AncientGreek_3a__20_Ἀρχαία_20_ἑλληνικά"><text:span text:style-name="T8"> </text:span></text:span><text:span text:style-name="AncientGreek_3a__20_Ἀρχαία_20_ἑλληνικά"><text:span text:style-name="T5">ἐνέμοντο</text:span></text:span><text:span text:style-name="AncientGreek_3a__20_Ἀρχαία_20_ἑλληνικά"><text:span text:style-name="T8">. </text:span></text:span><text:span text:style-name="AncientGreek_3a__20_Ἀρχαία_20_ἑλληνικά"><text:span text:style-name="T5">Ἐπιφανέντων</text:span></text:span><text:span text:style-name="AncientGreek_3a__20_Ἀρχαία_20_ἑλληνικά"><text:span text:style-name="T8"> </text:span></text:span><text:span text:style-name="AncientGreek_3a__20_Ἀρχαία_20_ἑλληνικά"><text:span text:style-name="T5">δὲ</text:span></text:span><text:span text:style-name="AncientGreek_3a__20_Ἀρχαία_20_ἑλληνικά"><text:span text:style-name="T8"> </text:span></text:span><text:span text:style-name="AncientGreek_3a__20_Ἀρχαία_20_ἑλληνικά"><text:span text:style-name="T5">αὐτοῖς</text:span></text:span><text:span text:style-name="AncientGreek_3a__20_Ἀρχαία_20_ἑλληνικά"><text:span text:style-name="T8"> </text:span></text:span><text:span text:style-name="AncientGreek_3a__20_Ἀρχαία_20_ἑλληνικά"><text:span text:style-name="T5">θηρευτῶν</text:span></text:span><text:span text:style-name="AncientGreek_3a__20_Ἀρχαία_20_ἑλληνικά"><text:span text:style-name="T8">, </text:span></text:span><text:span text:style-name="AncientGreek_3a__20_Ἀρχαία_20_ἑλληνικά"><text:span text:style-name="T5">αἱ</text:span></text:span><text:span text:style-name="AncientGreek_3a__20_Ἀρχαία_20_ἑλληνικά"><text:span text:style-name="T8"> </text:span></text:span><text:span text:style-name="AncientGreek_3a__20_Ἀρχαία_20_ἑλληνικά"><text:span text:style-name="T5">μὲν</text:span></text:span><text:span text:style-name="AncientGreek_3a__20_Ἀρχαία_20_ἑλληνικά"><text:span text:style-name="T8"> </text:span></text:span><text:span text:style-name="AncientGreek_3a__20_Ἀρχαία_20_ἑλληνικά"><text:span text:style-name="T5">γέρανοι</text:span></text:span><text:span text:style-name="AncientGreek_3a__20_Ἀρχαία_20_ἑλληνικά"><text:span text:style-name="T8"> </text:span></text:span><text:span text:style-name="AncientGreek_3a__20_Ἀρχαία_20_ἑλληνικά"><text:span text:style-name="T5">ἐλαφραὶ</text:span></text:span><text:span text:style-name="AncientGreek_3a__20_Ἀρχαία_20_ἑλληνικά"><text:span text:style-name="T8"> </text:span></text:span><text:span text:style-name="AncientGreek_3a__20_Ἀρχαία_20_ἑλληνικά"><text:span text:style-name="T5">οὖσαι</text:span></text:span><text:span text:style-name="AncientGreek_3a__20_Ἀρχαία_20_ἑλληνικά"><text:span text:style-name="T8"> </text:span></text:span><text:span text:style-name="AncientGreek_3a__20_Ἀρχαία_20_ἑλληνικά"><text:span text:style-name="T5">ἀπέπτησαν</text:span></text:span><text:span text:style-name="AncientGreek_3a__20_Ἀρχαία_20_ἑλληνικά"><text:span text:style-name="T8">, </text:span></text:span><text:span text:style-name="AncientGreek_3a__20_Ἀρχαία_20_ἑλληνικά"><text:span text:style-name="T5">οἱ</text:span></text:span><text:span text:style-name="AncientGreek_3a__20_Ἀρχαία_20_ἑλληνικά"><text:span text:style-name="T8"> </text:span></text:span><text:span text:style-name="AncientGreek_3a__20_Ἀρχαία_20_ἑλληνικά"><text:span text:style-name="T5">δὲ</text:span></text:span><text:span text:style-name="AncientGreek_3a__20_Ἀρχαία_20_ἑλληνικά"><text:span text:style-name="T8"> </text:span></text:span><text:span text:style-name="AncientGreek_3a__20_Ἀρχαία_20_ἑλληνικά"><text:span text:style-name="T5">χῆνες</text:span></text:span><text:span text:style-name="AncientGreek_3a__20_Ἀρχαία_20_ἑλληνικά"><text:span text:style-name="T8"> </text:span></text:span><text:span text:style-name="AncientGreek_3a__20_Ἀρχαία_20_ἑλληνικά"><text:span text:style-name="T5">μείναντες</text:span></text:span><text:span text:style-name="AncientGreek_3a__20_Ἀρχαία_20_ἑλληνικά"><text:span text:style-name="T8"> </text:span></text:span><text:span text:style-name="AncientGreek_3a__20_Ἀρχαία_20_ἑλληνικά"><text:span text:style-name="T5">διὰ</text:span></text:span><text:span text:style-name="AncientGreek_3a__20_Ἀρχαία_20_ἑλληνικά"><text:span text:style-name="T8"> </text:span></text:span><text:span text:style-name="AncientGreek_3a__20_Ἀρχαία_20_ἑλληνικά"><text:span text:style-name="T5">τὸ</text:span></text:span><text:span text:style-name="AncientGreek_3a__20_Ἀρχαία_20_ἑλληνικά"><text:span text:style-name="T8"> </text:span></text:span><text:span text:style-name="AncientGreek_3a__20_Ἀρχαία_20_ἑλληνικά"><text:span text:style-name="T5">βάρος</text:span></text:span><text:span text:style-name="AncientGreek_3a__20_Ἀρχαία_20_ἑλληνικά"><text:span text:style-name="T8"> </text:span></text:span><text:span text:style-name="AncientGreek_3a__20_Ἀρχαία_20_ἑλληνικά"><text:span text:style-name="T5">τῶν</text:span></text:span><text:span text:style-name="AncientGreek_3a__20_Ἀρχαία_20_ἑλληνικά"><text:span text:style-name="T8"> </text:span></text:span><text:span text:style-name="AncientGreek_3a__20_Ἀρχαία_20_ἑλληνικά"><text:span text:style-name="T5">σωμάτων</text:span></text:span><text:span text:style-name="AncientGreek_3a__20_Ἀρχαία_20_ἑλληνικά"><text:span text:style-name="T8"> </text:span></text:span><text:span text:style-name="AncientGreek_3a__20_Ἀρχαία_20_ἑλληνικά"><text:span text:style-name="T5">συνελήφθησαν</text:span></text:span><text:span text:style-name="AncientGreek_3a__20_Ἀρχαία_20_ἑλληνικά"><text:span text:style-name="T8">.</text:span></text:span></text:p>
            <text:p text:style-name="P13"><text:span text:style-name="AncientGreek_3a__20_Ἀρχαία_20_ἑλληνικά"><text:span text:style-name="T8"/></text:span></text:p>
            <text:p text:style-name="P13"><text:span text:style-name="AncientGreek_3a__20_Ἀρχαία_20_ἑλληνικά"><text:span text:style-name="T5">Οὕτω</text:span></text:span><text:span text:style-name="AncientGreek_3a__20_Ἀρχαία_20_ἑλληνικά"><text:span text:style-name="T8"> </text:span></text:span><text:span text:style-name="AncientGreek_3a__20_Ἀρχαία_20_ἑλληνικά"><text:span text:style-name="T5">καὶ</text:span></text:span><text:span text:style-name="AncientGreek_3a__20_Ἀρχαία_20_ἑλληνικά"><text:span text:style-name="T8"> </text:span></text:span><text:span text:style-name="AncientGreek_3a__20_Ἀρχαία_20_ἑλληνικά"><text:span text:style-name="T5">τῶν</text:span></text:span><text:span text:style-name="AncientGreek_3a__20_Ἀρχαία_20_ἑλληνικά"><text:span text:style-name="T8"> </text:span></text:span><text:span text:style-name="AncientGreek_3a__20_Ἀρχαία_20_ἑλληνικά"><text:span text:style-name="T5">ἀνθρώπων</text:span></text:span><text:span text:style-name="AncientGreek_3a__20_Ἀρχαία_20_ἑλληνικά"><text:span text:style-name="T8">, </text:span></text:span><text:span text:style-name="AncientGreek_3a__20_Ἀρχαία_20_ἑλληνικά"><text:span text:style-name="T5">ἐπὰν</text:span></text:span><text:span text:style-name="AncientGreek_3a__20_Ἀρχαία_20_ἑλληνικά"><text:span text:style-name="T8"> </text:span></text:span><text:span text:style-name="AncientGreek_3a__20_Ἀρχαία_20_ἑλληνικά"><text:span text:style-name="T5">πόλεμος</text:span></text:span><text:span text:style-name="AncientGreek_3a__20_Ἀρχαία_20_ἑλληνικά"><text:span text:style-name="T8"> </text:span></text:span><text:span text:style-name="AncientGreek_3a__20_Ἀρχαία_20_ἑλληνικά"><text:span text:style-name="T5">ἐν</text:span></text:span><text:span text:style-name="AncientGreek_3a__20_Ἀρχαία_20_ἑλληνικά"><text:span text:style-name="T8"> </text:span></text:span><text:span text:style-name="AncientGreek_3a__20_Ἀρχαία_20_ἑλληνικά"><text:span text:style-name="T5">πόλει</text:span></text:span><text:span text:style-name="AncientGreek_3a__20_Ἀρχαία_20_ἑλληνικά"><text:span text:style-name="T8"> </text:span></text:span><text:span text:style-name="AncientGreek_3a__20_Ἀρχαία_20_ἑλληνικά"><text:span text:style-name="T5">γένηται</text:span></text:span><text:span text:style-name="AncientGreek_3a__20_Ἀρχαία_20_ἑλληνικά"><text:span text:style-name="T8">, </text:span></text:span><text:span text:style-name="AncientGreek_3a__20_Ἀρχαία_20_ἑλληνικά"><text:span text:style-name="T5">οἱ</text:span></text:span><text:span text:style-name="AncientGreek_3a__20_Ἀρχαία_20_ἑλληνικά"><text:span text:style-name="T8"> </text:span></text:span><text:span text:style-name="AncientGreek_3a__20_Ἀρχαία_20_ἑλληνικά"><text:span text:style-name="T5">μὲν</text:span></text:span><text:span text:style-name="AncientGreek_3a__20_Ἀρχαία_20_ἑλληνικά"><text:span text:style-name="T8"> </text:span></text:span><text:span text:style-name="AncientGreek_3a__20_Ἀρχαία_20_ἑλληνικά"><text:span text:style-name="T5">πένητες</text:span></text:span><text:span text:style-name="AncientGreek_3a__20_Ἀρχαία_20_ἑλληνικά"><text:span text:style-name="T8"> </text:span></text:span><text:span text:style-name="AncientGreek_3a__20_Ἀρχαία_20_ἑλληνικά"><text:span text:style-name="T5">εὐπρόφοροι</text:span></text:span><text:span text:style-name="AncientGreek_3a__20_Ἀρχαία_20_ἑλληνικά"><text:span text:style-name="T8"> </text:span></text:span><text:span text:style-name="AncientGreek_3a__20_Ἀρχαία_20_ἑλληνικά"><text:span text:style-name="T5">ὄντες</text:span></text:span><text:span text:style-name="AncientGreek_3a__20_Ἀρχαία_20_ἑλληνικά"><text:span text:style-name="T8">, </text:span></text:span><text:span text:style-name="AncientGreek_3a__20_Ἀρχαία_20_ἑλληνικά"><text:span text:style-name="T5">ῥᾳδίως</text:span></text:span><text:span text:style-name="AncientGreek_3a__20_Ἀρχαία_20_ἑλληνικά"><text:span text:style-name="T8"> </text:span></text:span><text:span text:style-name="AncientGreek_3a__20_Ἀρχαία_20_ἑλληνικά"><text:span text:style-name="T5">ἀπὸ</text:span></text:span><text:span text:style-name="AncientGreek_3a__20_Ἀρχαία_20_ἑλληνικά"><text:span text:style-name="T8"> </text:span></text:span><text:span text:style-name="AncientGreek_3a__20_Ἀρχαία_20_ἑλληνικά"><text:span text:style-name="T5">πόλεως</text:span></text:span><text:span text:style-name="AncientGreek_3a__20_Ἀρχαία_20_ἑλληνικά"><text:span text:style-name="T8"> </text:span></text:span><text:span text:style-name="AncientGreek_3a__20_Ἀρχαία_20_ἑλληνικά"><text:span text:style-name="T5">εἰς</text:span></text:span><text:span text:style-name="AncientGreek_3a__20_Ἀρχαία_20_ἑλληνικά"><text:span text:style-name="T8"> </text:span></text:span><text:span text:style-name="AncientGreek_3a__20_Ἀρχαία_20_ἑλληνικά"><text:span text:style-name="T5">ἑτέραν</text:span></text:span><text:span text:style-name="AncientGreek_3a__20_Ἀρχαία_20_ἑλληνικά"><text:span text:style-name="T8"> </text:span></text:span><text:span text:style-name="AncientGreek_3a__20_Ἀρχαία_20_ἑλληνικά"><text:span text:style-name="T5">πόλιν</text:span></text:span><text:span text:style-name="AncientGreek_3a__20_Ἀρχαία_20_ἑλληνικά"><text:span text:style-name="T8"> </text:span></text:span><text:span text:style-name="AncientGreek_3a__20_Ἀρχαία_20_ἑλληνικά"><text:span text:style-name="T5">διασῴζονται</text:span></text:span><text:span text:style-name="AncientGreek_3a__20_Ἀρχαία_20_ἑλληνικά"><text:span text:style-name="T8"> </text:span></text:span><text:span text:style-name="AncientGreek_3a__20_Ἀρχαία_20_ἑλληνικά"><text:span text:style-name="T5">τῆς</text:span></text:span><text:span text:style-name="AncientGreek_3a__20_Ἀρχαία_20_ἑλληνικά"><text:span text:style-name="T8"> </text:span></text:span><text:span text:style-name="AncientGreek_3a__20_Ἀρχαία_20_ἑλληνικά"><text:span text:style-name="T5">ἐλευθερίας</text:span></text:span><text:span text:style-name="AncientGreek_3a__20_Ἀρχαία_20_ἑλληνικά"><text:span text:style-name="T8"> </text:span></text:span><text:span text:style-name="AncientGreek_3a__20_Ἀρχαία_20_ἑλληνικά"><text:span text:style-name="T5">μετέχοντες</text:span></text:span><text:span text:style-name="AncientGreek_3a__20_Ἀρχαία_20_ἑλληνικά"><text:span text:style-name="T8">, </text:span></text:span><text:span text:style-name="AncientGreek_3a__20_Ἀρχαία_20_ἑλληνικά"><text:span text:style-name="T5">οἱ</text:span></text:span><text:span text:style-name="AncientGreek_3a__20_Ἀρχαία_20_ἑλληνικά"><text:span text:style-name="T8"> </text:span></text:span><text:span text:style-name="AncientGreek_3a__20_Ἀρχαία_20_ἑλληνικά"><text:span text:style-name="T5">δὲ</text:span></text:span><text:span text:style-name="AncientGreek_3a__20_Ἀρχαία_20_ἑλληνικά"><text:span text:style-name="T8"> </text:span></text:span><text:span text:style-name="AncientGreek_3a__20_Ἀρχαία_20_ἑλληνικά"><text:span text:style-name="T5">πλούσιοι</text:span></text:span><text:span text:style-name="AncientGreek_3a__20_Ἀρχαία_20_ἑλληνικά"><text:span text:style-name="T8"> </text:span></text:span><text:span text:style-name="AncientGreek_3a__20_Ἀρχαία_20_ἑλληνικά"><text:span text:style-name="T5">διὰ</text:span></text:span><text:span text:style-name="AncientGreek_3a__20_Ἀρχαία_20_ἑλληνικά"><text:span text:style-name="T8"> </text:span></text:span><text:span text:style-name="AncientGreek_3a__20_Ἀρχαία_20_ἑλληνικά"><text:span text:style-name="T5">τὴν</text:span></text:span><text:span text:style-name="AncientGreek_3a__20_Ἀρχαία_20_ἑλληνικά"><text:span text:style-name="T8"> </text:span></text:span><text:span text:style-name="AncientGreek_3a__20_Ἀρχαία_20_ἑλληνικά"><text:span text:style-name="T5">τῶν</text:span></text:span><text:span text:style-name="AncientGreek_3a__20_Ἀρχαία_20_ἑλληνικά"><text:span text:style-name="T8"> </text:span></text:span><text:span text:style-name="AncientGreek_3a__20_Ἀρχαία_20_ἑλληνικά"><text:span text:style-name="T5">ὑπαρχόντων</text:span></text:span><text:span text:style-name="AncientGreek_3a__20_Ἀρχαία_20_ἑλληνικά"><text:span text:style-name="T8"> </text:span></text:span><text:span text:style-name="AncientGreek_3a__20_Ἀρχαία_20_ἑλληνικά"><text:span text:style-name="T5">ὑπερβολὴν</text:span></text:span><text:span text:style-name="AncientGreek_3a__20_Ἀρχαία_20_ἑλληνικά"><text:span text:style-name="T8"> </text:span></text:span><text:span text:style-name="AncientGreek_3a__20_Ἀρχαία_20_ἑλληνικά"><text:span text:style-name="T5">μένοντες</text:span></text:span><text:span text:style-name="AncientGreek_3a__20_Ἀρχαία_20_ἑλληνικά"><text:span text:style-name="T8"> </text:span></text:span><text:span text:style-name="AncientGreek_3a__20_Ἀρχαία_20_ἑλληνικά"><text:span text:style-name="T5">πολλάκις</text:span></text:span><text:span text:style-name="AncientGreek_3a__20_Ἀρχαία_20_ἑλληνικά"><text:span text:style-name="T8"> </text:span></text:span><text:span text:style-name="AncientGreek_3a__20_Ἀρχαία_20_ἑλληνικά"><text:span text:style-name="T5">δουλεύουσιν</text:span></text:span><text:span text:style-name="AncientGreek_3a__20_Ἀρχαία_20_ἑλληνικά"><text:span text:style-name="T8">.</text:span></text:span></text:p>
          </table:table-cell>
          <table:table-cell table:style-name="Table3.A1" office:value-type="string">
            <text:p text:style-name="P23">Geese And Cranes</text:p>
            <text:p text:style-name="P23">Geese and cranes pecked in the same meadow. Hunters appeared: the cranes, light, flew away; but the geese, delayed by the weight of their bodies, were taken.</text:p>
            <text:p text:style-name="P23"/>
            <text:p text:style-name="P23">It is the same with men: when a city is a prey to war, the poor move and flee easily from one country to another and retain their freedom; but the rich, held back by the excessive weight of their wealth, often become slaves.</text:p>
          </table:table-cell>
        </table:table-row>
        <table:table-row table:style-name="Table3.1">
          <table:table-cell table:style-name="Table3.A1" office:value-type="string">
            <text:p text:style-name="P3"><text:span text:style-name="AncientGreek_3a__20_Ἀρχαία_20_ἑλληνικά"><text:span text:style-name="T1">354. Χύτραι</text:span></text:span></text:p>
            <text:p text:style-name="P13"><text:span text:style-name="AncientGreek_3a__20_Ἀρχαία_20_ἑλληνικά"><text:span text:style-name="T5">Χύτραν ὀστρακίνην καὶ χαλκῆν ποταμὸς κατέφερεν. Ἡ δὲ ὀστρακίνη τῇ χαλκῇ ἔλεγεν· « Μακρόθεν μου κολύμβα, καὶ μὴ πλησίον· ἐὰν γάρ μοι σὺ προσψαύσῃς, κατακλῶμαι, κἂν ἐγὼ μὴ θέλουσα προσψαύσω.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ἐπισφαλής ἐστι βίος πένητι δυναστοῦ ἅρπαγος πλησίον παροικοῦντι.</text:span></text:span></text:p>
          </table:table-cell>
          <table:table-cell table:style-name="Table3.A1" office:value-type="string">
            <text:p text:style-name="P26">Pots</text:p>
            <text:p text:style-name="P26">An earthen pot and a copper pot were carried away by the current of a river. The earthen pot says to the copper pot: “Swim away from me, not beside me; because if you touch me, I shatter, even if I approach you without wanting to. »</text:p>
            <text:p text:style-name="P22"/>
            <text:p text:style-name="P22">Life is not safe for the poor man whose neighbor is a rapacious prince.</text:p>
          </table:table-cell>
        </table:table-row>
        <text:soft-page-break/>
        <table:table-row table:style-name="Table3.1">
          <table:table-cell table:style-name="Table3.A1" office:value-type="string">
            <text:p text:style-name="P2"><text:span text:style-name="AncientGreek_3a__20_Ἀρχαία_20_ἑλληνικά"><text:span text:style-name="T1">355. Ψιττακὸς καὶ γαλῆ</text:span></text:span></text:p>
            <text:p text:style-name="P13"><text:span text:style-name="AncientGreek_3a__20_Ἀρχαία_20_ἑλληνικά"><text:span text:style-name="T5">Ψιττακόν τις ἀγοράσας ἀφῆκεν ἐπὶ τῆς οἰκίας νέμεσθαι. Ὁ δὲ τῇ ἡμερότητι χρησάμενος, ἀναπηδήσας ἐπὶ τὴν ἑστίαν ἐκάθισε, κἀκεῖθεν τερπνὸν ἐκεκράγει. Γαλῆ δὲ θεασαμένη ἐπυνθάνετο αὐτοῦ τίς τέ ἐστι καὶ πόθεν ἦλθεν. Ὁ δὲ εἶπεν· « Ὁ δεσπότης με νεωστὶ ἐπρίατο. — Οὐκοῦν, ἰταμώτατε ζῴων, ἔφη, πρόσφατος ὢν τοιαῦτα βοᾷς, ὅτε ἐμοὶ τῇ οἰκογενεῖ ἐπιτρέπουσιν οἱ δεσπόται, ἀλλ᾽ ἐάν ποτε τοῦτο πράξω, προσαγανακτοῦντες ἀπελαύνουσί με. » Ὁ δὲ ἀπεκρίνατο λέγων· « Οἰκοδέσποινα, ἀλλὰ σύ γε βάδιζε μακράν· οὐχ ὁμοίως γὰρ δυσχεραίνουσιν οἱ δεσπόται ἐπὶ τῇ ἐμῇ φωνῇ ὅσον ἐπὶ τῇ σῇ.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ἄνδρα πονηροψόγον ἑτέροις ἀεὶ αἰτίας προσάπτειν ἐπιχειροῦντα ὁ λόγος εὔκαιρος.</text:span></text:span></text:p>
          </table:table-cell>
          <table:table-cell table:style-name="Table3.A1" office:value-type="string">
            <text:p text:style-name="P22"><text:span text:style-name="T11">A</text:span> Parrot And <text:span text:style-name="T11">A</text:span> <text:span text:style-name="T13">Weasle</text:span></text:p>
            <text:p text:style-name="P22">A man, having bought a parrot, left it free in his house. The parrot, which was tame, jumped up and perched on the hearth, and from there began to cackle in a pleasant manner. A cat, having seen him, asked him who he was and <text:span text:style-name="T11">w</text:span>here was he coming from. He replied, “The master has just bought me. - And you dare, shameless beast among all, resumed the cat, you dare, any newcomer, to utter such cries, while to me, born at home, the masters forbid me to shout! and if sometimes it happens to me, they get angry and throw me out. “Go for a walk, my fair lady; there is no comparison to be made between us; my voice does not irritate masters like yours. »</text:p>
            <text:p text:style-name="P22"/>
            <text:p text:style-name="P22">This fable suits malevolent critics always ready to blame others.</text:p>
          </table:table-cell>
        </table:table-row>
        <table:table-row table:style-name="Table3.1">
          <table:table-cell table:style-name="Table3.A1" office:value-type="string">
            <text:p text:style-name="P3"><text:span text:style-name="AncientGreek_3a__20_Ἀρχαία_20_ἑλληνικά"><text:span text:style-name="T1">356. Ψύλλα καὶ ἀθλητής</text:span></text:span></text:p>
            <text:p text:style-name="P13"><text:span text:style-name="AncientGreek_3a__20_Ἀρχαία_20_ἑλληνικά"><text:span text:style-name="T5">Ψύλλα ποτὲ πηδήσασα ἐκάθισεν ἐπὶ ταρσοῦ ποδὸς ἀνδρὸς ἀθλητοῦ νοσοῦντος καὶ ἐνῆκε δῆγμα. Ὁ δ᾽ ἀκροχολήσας εὐτρεπίσας τοὺς ὄνυχας οἷός τε ἦν συνθλάσαι τὴν ψύλλαν. Ἡ δὲ ὑφ᾽ ὁρμῆς φυσικὸν πήδημα λαβοῦσα ἀπέδρα τοῦ θανεῖν ἀπαλλαγεῖσα. Καὶ ὃς στενάξας εἶπεν· « Ὦ Ἡράκλεις, ὅταν πρὸς ψύλλαν οὕτω &lt;συμμαχῇς&gt;, πῶς ἐπὶ τοὺς ἀνταγωνιστὰς συνεργὸς ἔσῃ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Ἀτὰρ οὖν καὶ ἡμᾶς ὁ λόγος διδάσκει μὴ δεῖν ἐπὶ τὰ ἐλάχιστα καὶ ἀκίνδυνα πράγματα ἐπευθὺς τοὺς θεοὺς ἀνακαλεῖν, ἀλλ᾽ ἐπὶ τὰς μείζους ἀνάγκας.</text:span></text:span></text:p>
          </table:table-cell>
          <table:table-cell table:style-name="Table3.A1" office:value-type="string">
            <text:p text:style-name="P22"><text:span text:style-name="T11">A</text:span><text:span text:style-name="T9"> </text:span><text:span text:style-name="T11">Flee</text:span><text:span text:style-name="T9"> </text:span>And <text:span text:style-name="T11">An</text:span> Athlete</text:p>
            <text:p text:style-name="P22">One day a flea jumped up and stood on the toe of a sick athlete, and while jumping it bit him. The angry athlete prepared his fingernails to crush him; but she picked up her momentum, and with one leap, one of those leaps she is used to, she escaped him and avoided death. Then the athlete said with a sigh: “O Heracles, if this is how you help me against a flea, what help can I expect from you against my adversaries? »</text:p>
            <text:p text:style-name="P22"/>
            <text:p text:style-name="P22">This fable teaches us that we too should not immediately call on the gods for harmless trifles, but for more pressing needs.</text:p>
          </table:table-cell>
        </table:table-row>
        <table:table-row table:style-name="Table3.1">
          <table:table-cell table:style-name="Table3.A1" office:value-type="string">
            <text:p text:style-name="P3"><text:span text:style-name="AncientGreek_3a__20_Ἀρχαία_20_ἑλληνικά"><text:span text:style-name="T1">357. Ψύλλα καὶ ἄνθρωπος</text:span></text:span></text:p>
            <text:p text:style-name="P48"><text:span text:style-name="AncientGreek_3a__20_Ἀρχαία_20_ἑλληνικά"><text:span text:style-name="T5">Ψύλλα δὲ ποτέ τινι πολλὰ ἠνώχλει. Καὶ δὴ συλλαβών· « Τίς εἶ σύ, ἀνεβόα, ὅτι πάντα μου μέλη κατεβοσκήσω εἰκῆ καὶ μάτην ἐμὲ καταναλίσκων ; » Ἡ δὲ ἐβόα· « Οὕτως ζῶμεν, μὴ κτείνῃς· μέγα γὰρ κακὸν οὐ δύναμαι ποιῆσαι. » Ὁ δὲ γελάσας πρὸς αὐτὴν οὕτως ἔφη· « Ἄρτι τεθνήξῃ χερσί σου ταῖς ἰδίαις· ἅπαν γὰρ κακόν, οὐ μικρόν, οὐδὲ μέγα οὐδ᾽ ὅλως πρέπει καθόλου φυῆναι. » </text:span></text:span></text:p>
            <text:p text:style-name="P48"><text:span text:style-name="AncientGreek_3a__20_Ἀρχαία_20_ἑλληνικά"><text:span text:style-name="T5"/></text:span></text:p>
            <text:p text:style-name="P48"><text:span text:style-name="AncientGreek_3a__20_Ἀρχαία_20_ἑλληνικά"><text:span text:style-name="T5">Ὁ μῦθος δηλοῖ ὅτι ὁ κακὸς οὐ πρέπει ἐλεηθῆναι, κἂν μέγας ᾖ, κἂν μικρός.</text:span></text:span></text:p>
          </table:table-cell>
          <table:table-cell table:style-name="Table3.A1" office:value-type="string">
            <text:p text:style-name="P22"><text:span text:style-name="T11">A</text:span> <text:span text:style-name="T11">Flee</text:span> And <text:span text:style-name="T11">A</text:span> Man</text:p>
            <text:p text:style-name="P22">One day a flea bothered a man relentlessly. He caught hold of him and said to him: "Who are you, you who have fed yourself on all my limbs, by pricking me wrongly and through?" She replied, “It's our way of life; Do not kill me ; because I cannot do much harm. The man laughed and said to him: “You will die immediately, and by my own hand; because whatever the evil, big or small, it must absolutely be prevented from happening. »</text:p>
            <text:p text:style-name="P22"/>
            <text:p text:style-name="P22">This fable shows that one should not have pity on a villain, whoever he is, strong or weak.</text:p>
          </table:table-cell>
        </table:table-row>
        <text:soft-page-break/>
        <table:table-row table:style-name="Table3.1">
          <table:table-cell table:style-name="Table3.A4" office:value-type="string">
            <text:p text:style-name="P72">358. Ψύλλα καὶ βοῦς</text:p>
            <text:p text:style-name="P61">Ψύλλα δέ ποτε τὸν βοῦν οὕτως ἠρώτα· « Τί δὴ [παθὼν] ἀνθρώποις ὁσημέραι δουλεύεις, καὶ ταῦτα ὑπερμεγέθης καὶ ἀνδρεῖος [τυγχάνων], μοῦ σάρκας αὐτῶν οἰκτίστως διασπώσης καὶ τὸ αἷμα &lt;αὐτῶν&gt; χανδόθεν πινούσης; » Ὁ δ᾽· « Οὐκ ἄχαρίς εἰμι μερόπων γένει· στέργομαι γὰρ παρὰ αὐτῶν καὶ φιλοῦμαι [ἐκτόπως], τρίβομαί τε συχνῶς μέτωπόν [τε] καὶ ὤμους. » Ἡ δέ· « Ἀλλ᾽ ἐμοὶ γοῦν τέως τῇ δειλαίᾳ ἡ σοὶ φίλη τρίψις οἴκτιστος &lt;δὴ&gt; μόρος, ὅτε καὶ τύχῃ συμβαίνει &lt;μοι ἁλῶναι&gt;. »</text:p>
            <text:p text:style-name="P60"/>
            <text:p text:style-name="P60">Ὅτι οἱ διὰ τοῦ λόγου ἀλαζόνες καὶ ὑπὸ τοῦ εὐτελοῦς ἡττῶνται.</text:p>
          </table:table-cell>
          <table:table-cell table:style-name="Table3.A4" office:value-type="string">
            <text:p text:style-name="P22">A Flee And A Cow</text:p>
            <text:p text:style-name="P22">One day the flea asked the ox this question: "What has man done to you so that you serve him every day, and that, big and brave as you are?" I, on the contrary, ruthlessly tear his flesh and drink his blood with open mouth. The ox answered: “I am grateful to the race of men; for they love and cherish me, and often rub my forehead and shoulders. - Alas! resumed the chip, for me this friction which pleases you is the worst of misfortunes, when I happen by chance to be taken between their hands. »</text:p>
            <text:p text:style-name="P22"/>
            <text:p text:style-name="P22">The braggarts of words get confused even by a simple m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 Greek" svg:font-family="'Ancient Greek'"/>
    <style:font-face style:name="AncientGreek1" svg:font-family="AncientGreek"/>
    <style:font-face style:name="Georgia" svg:font-family="Georgia, Times, serif"/>
    <style:font-face style:name="Helvetica Neue" svg:font-family="'Helvetica Neue', 'Nimbus Sans', Helvetica, Arial, sans-serif"/>
    <style:font-face style:name="Mangal1" svg:font-family="Mangal"/>
    <style:font-face style:name="New Athena Unicode" svg:font-family="'New Athena Unicode', Gentium, 'Palatino Linotype', 'Lucida Grande', Galilee, 'Arial Unicode MS', sans-serif"/>
    <style:font-face style:name="Tiems" svg:font-family="Tiems"/>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33:29.334000000</meta:creation-date>
    <dc:date>2023-07-23T18:39:09.440000000</dc:date>
    <meta:editing-duration>PT49M14S</meta:editing-duration>
    <meta:editing-cycles>12</meta:editing-cycles>
    <meta:generator>LibreOffice/7.1.5.2$Windows_X86_64 LibreOffice_project/85f04e9f809797b8199d13c421bd8a2b025d52b5</meta:generator>
    <meta:document-statistic meta:table-count="1" meta:image-count="0" meta:object-count="0" meta:page-count="23" meta:paragraph-count="385" meta:word-count="10136" meta:character-count="57866" meta:non-whitespace-character-count="48100"/>
  </office:meta>
</office:document-meta>
</file>